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2575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1.3756in"/>
    </style:style>
    <style:style style:name="co13" style:family="table-column">
      <style:table-column-properties fo:break-before="auto" style:column-width="1.4929in"/>
    </style:style>
    <style:style style:name="co14" style:family="table-column">
      <style:table-column-properties fo:break-before="auto" style:column-width="2.1043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0.7646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_nn_test_averages" table:style-name="ta1">
        <table:shapes>
          <draw:frame draw:z-index="0" draw:style-name="gr1" draw:text-style-name="P1" svg:width="6.3039in" svg:height="3.5331in" svg:x="21.2724in" svg:y="2.6445in">
            <draw:object draw:notify-on-update-of-ranges="3_nn_test_averages.I15:3_nn_test_averages.Q15 3_nn_test_averages.I17:3_nn_test_averages.Q17 3_nn_test_averages.I18:3_nn_test_averages.Q18 3_nn_test_averages.I19:3_nn_test_averages.Q19 3_nn_test_averages.I20:3_nn_test_averages.Q20 3_nn_test_averages.I21:3_nn_test_averages.Q21 3_nn_test_averages.I22:3_nn_test_averages.Q22 3_nn_test_averages.I23:3_nn_test_averages.Q23 3_nn_test_averages.I24:3_nn_test_averages.Q24 3_nn_test_averages.I25:3_nn_test_averages.Q25 3_nn_test_averages.I26:3_nn_test_averages.Q26 3_nn_test_averages.I27:3_nn_test_averages.Q27 3_nn_test_averages.I28:3_nn_test_averages.Q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number-columns-repeated="176" table:default-cell-style-name="Default"/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08" calcext:value-type="float">
            <text:p>697.008</text:p>
          </table:table-cell>
          <table:table-cell office:value-type="float" office:value="153.66" calcext:value-type="float">
            <text:p>153.66</text:p>
          </table:table-cell>
          <table:table-cell office:value-type="float" office:value="71885" calcext:value-type="float">
            <text:p>71885</text:p>
          </table:table-cell>
          <table:table-cell office:value-type="float" office:value="2273" calcext:value-type="float">
            <text:p>2273</text:p>
          </table:table-cell>
          <table:table-cell office:value-type="float" office:value="889275" calcext:value-type="float">
            <text:p>889275</text:p>
          </table:table-cell>
          <table:table-cell office:value-type="float" office:value="117642" calcext:value-type="float">
            <text:p>117642</text:p>
          </table:table-cell>
          <table:table-cell office:value-type="float" office:value="37576" calcext:value-type="float">
            <text:p>37576</text:p>
          </table:table-cell>
          <table:table-cell office:value-type="float" office:value="0.814159" calcext:value-type="float">
            <text:p>0.814159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53" calcext:value-type="float">
            <text:p>696.953</text:p>
          </table:table-cell>
          <table:table-cell office:value-type="float" office:value="180.355" calcext:value-type="float">
            <text:p>180.355</text:p>
          </table:table-cell>
          <table:table-cell office:value-type="float" office:value="87752" calcext:value-type="float">
            <text:p>87752</text:p>
          </table:table-cell>
          <table:table-cell office:value-type="float" office:value="3429" calcext:value-type="float">
            <text:p>3429</text:p>
          </table:table-cell>
          <table:table-cell office:value-type="float" office:value="1172441" calcext:value-type="float">
            <text:p>1172441</text:p>
          </table:table-cell>
          <table:table-cell office:value-type="float" office:value="706961" calcext:value-type="float">
            <text:p>706961</text:p>
          </table:table-cell>
          <table:table-cell office:value-type="float" office:value="74674" calcext:value-type="float">
            <text:p>7467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65" calcext:value-type="float">
            <text:p>696.965</text:p>
          </table:table-cell>
          <table:table-cell office:value-type="float" office:value="191.781" calcext:value-type="float">
            <text:p>191.781</text:p>
          </table:table-cell>
          <table:table-cell office:value-type="float" office:value="114259" calcext:value-type="float">
            <text:p>114259</text:p>
          </table:table-cell>
          <table:table-cell office:value-type="float" office:value="3491" calcext:value-type="float">
            <text:p>3491</text:p>
          </table:table-cell>
          <table:table-cell office:value-type="float" office:value="1738293" calcext:value-type="float">
            <text:p>1738293</text:p>
          </table:table-cell>
          <table:table-cell office:value-type="float" office:value="923132" calcext:value-type="float">
            <text:p>923132</text:p>
          </table:table-cell>
          <table:table-cell office:value-type="float" office:value="78867" calcext:value-type="float">
            <text:p>78867</text:p>
          </table:table-cell>
          <table:table-cell office:value-type="float" office:value="0.123894" calcext:value-type="float">
            <text:p>0.12389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35" calcext:value-type="float">
            <text:p>697.035</text:p>
          </table:table-cell>
          <table:table-cell office:value-type="float" office:value="204.855" calcext:value-type="float">
            <text:p>204.855</text:p>
          </table:table-cell>
          <table:table-cell office:value-type="float" office:value="126992" calcext:value-type="float">
            <text:p>126992</text:p>
          </table:table-cell>
          <table:table-cell office:value-type="float" office:value="4213" calcext:value-type="float">
            <text:p>4213</text:p>
          </table:table-cell>
          <table:table-cell office:value-type="float" office:value="1426395" calcext:value-type="float">
            <text:p>1426395</text:p>
          </table:table-cell>
          <table:table-cell office:value-type="float" office:value="1156643" calcext:value-type="float">
            <text:p>1156643</text:p>
          </table:table-cell>
          <table:table-cell office:value-type="float" office:value="95089" calcext:value-type="float">
            <text:p>95089</text:p>
          </table:table-cell>
          <table:table-cell office:value-type="float" office:value="0.039823" calcext:value-type="float">
            <text:p>0.03982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43" calcext:value-type="float">
            <text:p>697.043</text:p>
          </table:table-cell>
          <table:table-cell office:value-type="float" office:value="218.656" calcext:value-type="float">
            <text:p>218.656</text:p>
          </table:table-cell>
          <table:table-cell office:value-type="float" office:value="98154" calcext:value-type="float">
            <text:p>98154</text:p>
          </table:table-cell>
          <table:table-cell office:value-type="float" office:value="4011" calcext:value-type="float">
            <text:p>4011</text:p>
          </table:table-cell>
          <table:table-cell office:value-type="float" office:value="1491125" calcext:value-type="float">
            <text:p>1491125</text:p>
          </table:table-cell>
          <table:table-cell office:value-type="float" office:value="2041702" calcext:value-type="float">
            <text:p>2041702</text:p>
          </table:table-cell>
          <table:table-cell office:value-type="float" office:value="82343" calcext:value-type="float">
            <text:p>82343</text:p>
          </table:table-cell>
          <table:table-cell office:value-type="float" office:value="0.0265487" calcext:value-type="float">
            <text:p>0.026548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51" calcext:value-type="float">
            <text:p>697.051</text:p>
          </table:table-cell>
          <table:table-cell office:value-type="float" office:value="230.152" calcext:value-type="float">
            <text:p>230.152</text:p>
          </table:table-cell>
          <table:table-cell office:value-type="float" office:value="94779" calcext:value-type="float">
            <text:p>94779</text:p>
          </table:table-cell>
          <table:table-cell office:value-type="float" office:value="3509" calcext:value-type="float">
            <text:p>3509</text:p>
          </table:table-cell>
          <table:table-cell office:value-type="float" office:value="1512912" calcext:value-type="float">
            <text:p>1512912</text:p>
          </table:table-cell>
          <table:table-cell office:value-type="float" office:value="1815586" calcext:value-type="float">
            <text:p>1815586</text:p>
          </table:table-cell>
          <table:table-cell office:value-type="float" office:value="81459" calcext:value-type="float">
            <text:p>81459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96" calcext:value-type="float">
            <text:p>696.996</text:p>
          </table:table-cell>
          <table:table-cell office:value-type="float" office:value="243.855" calcext:value-type="float">
            <text:p>243.855</text:p>
          </table:table-cell>
          <table:table-cell office:value-type="float" office:value="96880" calcext:value-type="float">
            <text:p>96880</text:p>
          </table:table-cell>
          <table:table-cell office:value-type="float" office:value="4259" calcext:value-type="float">
            <text:p>4259</text:p>
          </table:table-cell>
          <table:table-cell office:value-type="float" office:value="1551028" calcext:value-type="float">
            <text:p>1551028</text:p>
          </table:table-cell>
          <table:table-cell office:value-type="float" office:value="2104334" calcext:value-type="float">
            <text:p>2104334</text:p>
          </table:table-cell>
          <table:table-cell office:value-type="float" office:value="81745" calcext:value-type="float">
            <text:p>81745</text:p>
          </table:table-cell>
          <table:table-cell office:value-type="float" office:value="0.0774336" calcext:value-type="float">
            <text:p>0.077433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08" calcext:value-type="float">
            <text:p>697.008</text:p>
          </table:table-cell>
          <table:table-cell office:value-type="float" office:value="255.891" calcext:value-type="float">
            <text:p>255.891</text:p>
          </table:table-cell>
          <table:table-cell office:value-type="float" office:value="95053" calcext:value-type="float">
            <text:p>95053</text:p>
          </table:table-cell>
          <table:table-cell office:value-type="float" office:value="4078" calcext:value-type="float">
            <text:p>4078</text:p>
          </table:table-cell>
          <table:table-cell office:value-type="float" office:value="1505423" calcext:value-type="float">
            <text:p>1505423</text:p>
          </table:table-cell>
          <table:table-cell office:value-type="float" office:value="3288076" calcext:value-type="float">
            <text:p>3288076</text:p>
          </table:table-cell>
          <table:table-cell office:value-type="float" office:value="124113" calcext:value-type="float">
            <text:p>124113</text:p>
          </table:table-cell>
          <table:table-cell office:value-type="float" office:value="0.0553097" calcext:value-type="float">
            <text:p>0.055309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16" calcext:value-type="float">
            <text:p>697.016</text:p>
          </table:table-cell>
          <table:table-cell office:value-type="float" office:value="268.863" calcext:value-type="float">
            <text:p>268.863</text:p>
          </table:table-cell>
          <table:table-cell office:value-type="float" office:value="95990" calcext:value-type="float">
            <text:p>95990</text:p>
          </table:table-cell>
          <table:table-cell office:value-type="float" office:value="4856" calcext:value-type="float">
            <text:p>4856</text:p>
          </table:table-cell>
          <table:table-cell office:value-type="float" office:value="1296599" calcext:value-type="float">
            <text:p>1296599</text:p>
          </table:table-cell>
          <table:table-cell office:value-type="float" office:value="2495288" calcext:value-type="float">
            <text:p>2495288</text:p>
          </table:table-cell>
          <table:table-cell office:value-type="float" office:value="70112" calcext:value-type="float">
            <text:p>70112</text:p>
          </table:table-cell>
          <table:table-cell office:value-type="float" office:value="0.542035" calcext:value-type="float">
            <text:p>0.54203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47.207" calcext:value-type="float">
            <text:p>947.207</text:p>
          </table:table-cell>
          <table:table-cell office:value-type="float" office:value="403.605" calcext:value-type="float">
            <text:p>403.605</text:p>
          </table:table-cell>
          <table:table-cell office:value-type="float" office:value="61557" calcext:value-type="float">
            <text:p>61557</text:p>
          </table:table-cell>
          <table:table-cell office:value-type="float" office:value="1354430" calcext:value-type="float">
            <text:p>1354430</text:p>
          </table:table-cell>
          <table:table-cell office:value-type="float" office:value="556116" calcext:value-type="float">
            <text:p>556116</text:p>
          </table:table-cell>
          <table:table-cell office:value-type="float" office:value="2678772" calcext:value-type="float">
            <text:p>2678772</text:p>
          </table:table-cell>
          <table:table-cell office:value-type="float" office:value="17611" calcext:value-type="float">
            <text:p>17611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8.37" calcext:value-type="float">
            <text:p>1008.37</text:p>
          </table:table-cell>
          <table:table-cell office:value-type="float" office:value="453.941" calcext:value-type="float">
            <text:p>453.941</text:p>
          </table:table-cell>
          <table:table-cell office:value-type="float" office:value="88452" calcext:value-type="float">
            <text:p>88452</text:p>
          </table:table-cell>
          <table:table-cell office:value-type="float" office:value="1825018" calcext:value-type="float">
            <text:p>1825018</text:p>
          </table:table-cell>
          <table:table-cell office:value-type="float" office:value="625032" calcext:value-type="float">
            <text:p>625032</text:p>
          </table:table-cell>
          <table:table-cell office:value-type="float" office:value="7503991" calcext:value-type="float">
            <text:p>7503991</text:p>
          </table:table-cell>
          <table:table-cell office:value-type="float" office:value="15471" calcext:value-type="float">
            <text:p>15471</text:p>
          </table:table-cell>
          <table:table-cell office:value-type="float" office:value="0.971239" calcext:value-type="float">
            <text:p>0.971239</text:p>
          </table:table-cell>
          <table:table-cell table:number-columns-repeated="154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727" calcext:value-type="float">
            <text:p>696.727</text:p>
          </table:table-cell>
          <table:table-cell office:value-type="float" office:value="153.234" calcext:value-type="float">
            <text:p>153.234</text:p>
          </table:table-cell>
          <table:table-cell office:value-type="float" office:value="57178" calcext:value-type="float">
            <text:p>57178</text:p>
          </table:table-cell>
          <table:table-cell office:value-type="float" office:value="1219" calcext:value-type="float">
            <text:p>1219</text:p>
          </table:table-cell>
          <table:table-cell office:value-type="float" office:value="771337" calcext:value-type="float">
            <text:p>771337</text:p>
          </table:table-cell>
          <table:table-cell office:value-type="float" office:value="118935" calcext:value-type="float">
            <text:p>118935</text:p>
          </table:table-cell>
          <table:table-cell office:value-type="float" office:value="40257" calcext:value-type="float">
            <text:p>40257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793" calcext:value-type="float">
            <text:p>696.793</text:p>
          </table:table-cell>
          <table:table-cell office:value-type="float" office:value="176.789" calcext:value-type="float">
            <text:p>176.789</text:p>
          </table:table-cell>
          <table:table-cell office:value-type="float" office:value="99045" calcext:value-type="float">
            <text:p>99045</text:p>
          </table:table-cell>
          <table:table-cell office:value-type="float" office:value="3110" calcext:value-type="float">
            <text:p>3110</text:p>
          </table:table-cell>
          <table:table-cell office:value-type="float" office:value="1021869" calcext:value-type="float">
            <text:p>1021869</text:p>
          </table:table-cell>
          <table:table-cell office:value-type="float" office:value="403397" calcext:value-type="float">
            <text:p>403397</text:p>
          </table:table-cell>
          <table:table-cell office:value-type="float" office:value="63016" calcext:value-type="float">
            <text:p>63016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67" calcext:value-type="float">
            <text:p>696.867</text:p>
          </table:table-cell>
          <table:table-cell office:value-type="float" office:value="186.949" calcext:value-type="float">
            <text:p>186.949</text:p>
          </table:table-cell>
          <table:table-cell office:value-type="float" office:value="96187" calcext:value-type="float">
            <text:p>96187</text:p>
          </table:table-cell>
          <table:table-cell office:value-type="float" office:value="3216" calcext:value-type="float">
            <text:p>3216</text:p>
          </table:table-cell>
          <table:table-cell office:value-type="float" office:value="1056826" calcext:value-type="float">
            <text:p>1056826</text:p>
          </table:table-cell>
          <table:table-cell office:value-type="float" office:value="752366" calcext:value-type="float">
            <text:p>752366</text:p>
          </table:table-cell>
          <table:table-cell office:value-type="float" office:value="78663" calcext:value-type="float">
            <text:p>78663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12" calcext:value-type="float">
            <text:p>696.812</text:p>
          </table:table-cell>
          <table:table-cell office:value-type="float" office:value="199.203" calcext:value-type="float">
            <text:p>199.203</text:p>
          </table:table-cell>
          <table:table-cell office:value-type="float" office:value="96822" calcext:value-type="float">
            <text:p>96822</text:p>
          </table:table-cell>
          <table:table-cell office:value-type="float" office:value="3456" calcext:value-type="float">
            <text:p>3456</text:p>
          </table:table-cell>
          <table:table-cell office:value-type="float" office:value="1041796" calcext:value-type="float">
            <text:p>1041796</text:p>
          </table:table-cell>
          <table:table-cell office:value-type="float" office:value="909360" calcext:value-type="float">
            <text:p>909360</text:p>
          </table:table-cell>
          <table:table-cell office:value-type="float" office:value="67473" calcext:value-type="float">
            <text:p>67473</text:p>
          </table:table-cell>
          <table:table-cell office:value-type="float" office:value="0.0575221" calcext:value-type="float">
            <text:p>0.057522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83" calcext:value-type="float">
            <text:p>696.883</text:p>
          </table:table-cell>
          <table:table-cell office:value-type="float" office:value="212.547" calcext:value-type="float">
            <text:p>212.547</text:p>
          </table:table-cell>
          <table:table-cell office:value-type="float" office:value="97930" calcext:value-type="float">
            <text:p>97930</text:p>
          </table:table-cell>
          <table:table-cell office:value-type="float" office:value="3453" calcext:value-type="float">
            <text:p>3453</text:p>
          </table:table-cell>
          <table:table-cell office:value-type="float" office:value="1093064" calcext:value-type="float">
            <text:p>1093064</text:p>
          </table:table-cell>
          <table:table-cell office:value-type="float" office:value="1102027" calcext:value-type="float">
            <text:p>1102027</text:p>
          </table:table-cell>
          <table:table-cell office:value-type="float" office:value="69251" calcext:value-type="float">
            <text:p>69251</text:p>
          </table:table-cell>
          <table:table-cell office:value-type="float" office:value="0.0597345" calcext:value-type="float">
            <text:p>0.059734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32" calcext:value-type="float">
            <text:p>696.832</text:p>
          </table:table-cell>
          <table:table-cell office:value-type="float" office:value="225.34" calcext:value-type="float">
            <text:p>225.34</text:p>
          </table:table-cell>
          <table:table-cell office:value-type="float" office:value="93914" calcext:value-type="float">
            <text:p>93914</text:p>
          </table:table-cell>
          <table:table-cell office:value-type="float" office:value="3248" calcext:value-type="float">
            <text:p>3248</text:p>
          </table:table-cell>
          <table:table-cell office:value-type="float" office:value="946870" calcext:value-type="float">
            <text:p>946870</text:p>
          </table:table-cell>
          <table:table-cell office:value-type="float" office:value="1339198" calcext:value-type="float">
            <text:p>1339198</text:p>
          </table:table-cell>
          <table:table-cell office:value-type="float" office:value="68845" calcext:value-type="float">
            <text:p>68845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02" calcext:value-type="float">
            <text:p>696.902</text:p>
          </table:table-cell>
          <table:table-cell office:value-type="float" office:value="239.527" calcext:value-type="float">
            <text:p>239.527</text:p>
          </table:table-cell>
          <table:table-cell office:value-type="float" office:value="79891" calcext:value-type="float">
            <text:p>79891</text:p>
          </table:table-cell>
          <table:table-cell office:value-type="float" office:value="3114" calcext:value-type="float">
            <text:p>3114</text:p>
          </table:table-cell>
          <table:table-cell office:value-type="float" office:value="970478" calcext:value-type="float">
            <text:p>970478</text:p>
          </table:table-cell>
          <table:table-cell office:value-type="float" office:value="1522523" calcext:value-type="float">
            <text:p>1522523</text:p>
          </table:table-cell>
          <table:table-cell office:value-type="float" office:value="62390" calcext:value-type="float">
            <text:p>62390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48" calcext:value-type="float">
            <text:p>696.848</text:p>
          </table:table-cell>
          <table:table-cell office:value-type="float" office:value="252.77" calcext:value-type="float">
            <text:p>252.77</text:p>
          </table:table-cell>
          <table:table-cell office:value-type="float" office:value="78066" calcext:value-type="float">
            <text:p>78066</text:p>
          </table:table-cell>
          <table:table-cell office:value-type="float" office:value="3360" calcext:value-type="float">
            <text:p>3360</text:p>
          </table:table-cell>
          <table:table-cell office:value-type="float" office:value="951969" calcext:value-type="float">
            <text:p>951969</text:p>
          </table:table-cell>
          <table:table-cell office:value-type="float" office:value="1910504" calcext:value-type="float">
            <text:p>1910504</text:p>
          </table:table-cell>
          <table:table-cell office:value-type="float" office:value="66011" calcext:value-type="float">
            <text:p>66011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55" calcext:value-type="float">
            <text:p>696.855</text:p>
          </table:table-cell>
          <table:table-cell office:value-type="float" office:value="265.934" calcext:value-type="float">
            <text:p>265.934</text:p>
          </table:table-cell>
          <table:table-cell office:value-type="float" office:value="62985" calcext:value-type="float">
            <text:p>62985</text:p>
          </table:table-cell>
          <table:table-cell office:value-type="float" office:value="3017" calcext:value-type="float">
            <text:p>3017</text:p>
          </table:table-cell>
          <table:table-cell office:value-type="float" office:value="970405" calcext:value-type="float">
            <text:p>970405</text:p>
          </table:table-cell>
          <table:table-cell office:value-type="float" office:value="2006680" calcext:value-type="float">
            <text:p>2006680</text:p>
          </table:table-cell>
          <table:table-cell office:value-type="float" office:value="55591" calcext:value-type="float">
            <text:p>55591</text:p>
          </table:table-cell>
          <table:table-cell office:value-type="float" office:value="0.542035" calcext:value-type="float">
            <text:p>0.54203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01.641" calcext:value-type="float">
            <text:p>801.641</text:p>
          </table:table-cell>
          <table:table-cell office:value-type="float" office:value="252.121" calcext:value-type="float">
            <text:p>252.121</text:p>
          </table:table-cell>
          <table:table-cell office:value-type="float" office:value="37649" calcext:value-type="float">
            <text:p>37649</text:p>
          </table:table-cell>
          <table:table-cell office:value-type="float" office:value="1115453" calcext:value-type="float">
            <text:p>1115453</text:p>
          </table:table-cell>
          <table:table-cell office:value-type="float" office:value="455094" calcext:value-type="float">
            <text:p>455094</text:p>
          </table:table-cell>
          <table:table-cell office:value-type="float" office:value="2026046" calcext:value-type="float">
            <text:p>2026046</text:p>
          </table:table-cell>
          <table:table-cell office:value-type="float" office:value="9735" calcext:value-type="float">
            <text:p>9735</text:p>
          </table:table-cell>
          <table:table-cell office:value-type="float" office:value="0.811947" calcext:value-type="float">
            <text:p>0.811947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857.297" calcext:value-type="float">
            <text:p>857.297</text:p>
          </table:table-cell>
          <table:table-cell office:value-type="float" office:value="231921" calcext:value-type="float">
            <text:p>231921</text:p>
          </table:table-cell>
          <table:table-cell office:value-type="float" office:value="1331" calcext:value-type="float">
            <text:p>1331</text:p>
          </table:table-cell>
          <table:table-cell office:value-type="float" office:value="2868776" calcext:value-type="float">
            <text:p>2868776</text:p>
          </table:table-cell>
          <table:table-cell office:value-type="float" office:value="1265553" calcext:value-type="float">
            <text:p>1265553</text:p>
          </table:table-cell>
          <table:table-cell office:value-type="float" office:value="116674" calcext:value-type="float">
            <text:p>116674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3" calcext:value-type="float">
            <text:p>1368.63</text:p>
          </table:table-cell>
          <table:table-cell office:value-type="float" office:value="942.5" calcext:value-type="float">
            <text:p>942.5</text:p>
          </table:table-cell>
          <table:table-cell office:value-type="float" office:value="362802" calcext:value-type="float">
            <text:p>362802</text:p>
          </table:table-cell>
          <table:table-cell office:value-type="float" office:value="2197" calcext:value-type="float">
            <text:p>2197</text:p>
          </table:table-cell>
          <table:table-cell office:value-type="float" office:value="3299213" calcext:value-type="float">
            <text:p>3299213</text:p>
          </table:table-cell>
          <table:table-cell office:value-type="float" office:value="3525812" calcext:value-type="float">
            <text:p>3525812</text:p>
          </table:table-cell>
          <table:table-cell office:value-type="float" office:value="182995" calcext:value-type="float">
            <text:p>182995</text:p>
          </table:table-cell>
          <table:table-cell office:value-type="float" office:value="0.971239" calcext:value-type="float">
            <text:p>0.971239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99.176" calcext:value-type="float">
            <text:p>999.176</text:p>
          </table:table-cell>
          <table:table-cell office:value-type="float" office:value="291788" calcext:value-type="float">
            <text:p>291788</text:p>
          </table:table-cell>
          <table:table-cell office:value-type="float" office:value="2118" calcext:value-type="float">
            <text:p>2118</text:p>
          </table:table-cell>
          <table:table-cell office:value-type="float" office:value="3327714" calcext:value-type="float">
            <text:p>3327714</text:p>
          </table:table-cell>
          <table:table-cell office:value-type="float" office:value="4745943" calcext:value-type="float">
            <text:p>4745943</text:p>
          </table:table-cell>
          <table:table-cell office:value-type="float" office:value="170366" calcext:value-type="float">
            <text:p>170366</text:p>
          </table:table-cell>
          <table:table-cell office:value-type="float" office:value="0.913717" calcext:value-type="float">
            <text:p>0.91371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5" calcext:value-type="float">
            <text:p>1368.65</text:p>
          </table:table-cell>
          <table:table-cell office:value-type="float" office:value="1061.58" calcext:value-type="float">
            <text:p>1061.58</text:p>
          </table:table-cell>
          <table:table-cell office:value-type="float" office:value="295428" calcext:value-type="float">
            <text:p>295428</text:p>
          </table:table-cell>
          <table:table-cell office:value-type="float" office:value="2099" calcext:value-type="float">
            <text:p>2099</text:p>
          </table:table-cell>
          <table:table-cell office:value-type="float" office:value="3308782" calcext:value-type="float">
            <text:p>3308782</text:p>
          </table:table-cell>
          <table:table-cell office:value-type="float" office:value="5816975" calcext:value-type="float">
            <text:p>5816975</text:p>
          </table:table-cell>
          <table:table-cell office:value-type="float" office:value="212283" calcext:value-type="float">
            <text:p>212283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79" calcext:value-type="float">
            <text:p>1368.79</text:p>
          </table:table-cell>
          <table:table-cell office:value-type="float" office:value="1105.02" calcext:value-type="float">
            <text:p>1105.02</text:p>
          </table:table-cell>
          <table:table-cell office:value-type="float" office:value="259772" calcext:value-type="float">
            <text:p>259772</text:p>
          </table:table-cell>
          <table:table-cell office:value-type="float" office:value="2524" calcext:value-type="float">
            <text:p>2524</text:p>
          </table:table-cell>
          <table:table-cell office:value-type="float" office:value="3341822" calcext:value-type="float">
            <text:p>3341822</text:p>
          </table:table-cell>
          <table:table-cell office:value-type="float" office:value="6808809" calcext:value-type="float">
            <text:p>6808809</text:p>
          </table:table-cell>
          <table:table-cell office:value-type="float" office:value="163841" calcext:value-type="float">
            <text:p>163841</text:p>
          </table:table-cell>
          <table:table-cell office:value-type="float" office:value="0.0486726" calcext:value-type="float">
            <text:p>0.048672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7" calcext:value-type="float">
            <text:p>1368.67</text:p>
          </table:table-cell>
          <table:table-cell office:value-type="float" office:value="1159.14" calcext:value-type="float">
            <text:p>1159.14</text:p>
          </table:table-cell>
          <table:table-cell office:value-type="float" office:value="268592" calcext:value-type="float">
            <text:p>268592</text:p>
          </table:table-cell>
          <table:table-cell office:value-type="float" office:value="2683" calcext:value-type="float">
            <text:p>2683</text:p>
          </table:table-cell>
          <table:table-cell office:value-type="float" office:value="3393423" calcext:value-type="float">
            <text:p>3393423</text:p>
          </table:table-cell>
          <table:table-cell office:value-type="float" office:value="7852198" calcext:value-type="float">
            <text:p>7852198</text:p>
          </table:table-cell>
          <table:table-cell office:value-type="float" office:value="177112" calcext:value-type="float">
            <text:p>177112</text:p>
          </table:table-cell>
          <table:table-cell office:value-type="float" office:value="0.050885" calcext:value-type="float">
            <text:p>0.05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8" calcext:value-type="float">
            <text:p>1368.68</text:p>
          </table:table-cell>
          <table:table-cell office:value-type="float" office:value="1197.65" calcext:value-type="float">
            <text:p>1197.65</text:p>
          </table:table-cell>
          <table:table-cell office:value-type="float" office:value="249466" calcext:value-type="float">
            <text:p>249466</text:p>
          </table:table-cell>
          <table:table-cell office:value-type="float" office:value="3090" calcext:value-type="float">
            <text:p>3090</text:p>
          </table:table-cell>
          <table:table-cell office:value-type="float" office:value="3485137" calcext:value-type="float">
            <text:p>3485137</text:p>
          </table:table-cell>
          <table:table-cell office:value-type="float" office:value="8905904" calcext:value-type="float">
            <text:p>8905904</text:p>
          </table:table-cell>
          <table:table-cell office:value-type="float" office:value="170651" calcext:value-type="float">
            <text:p>170651</text:p>
          </table:table-cell>
          <table:table-cell office:value-type="float" office:value="0.103982" calcext:value-type="float">
            <text:p>0.10398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8" calcext:value-type="float">
            <text:p>1368.68</text:p>
          </table:table-cell>
          <table:table-cell office:value-type="float" office:value="1224.14" calcext:value-type="float">
            <text:p>1224.14</text:p>
          </table:table-cell>
          <table:table-cell office:value-type="float" office:value="247599" calcext:value-type="float">
            <text:p>247599</text:p>
          </table:table-cell>
          <table:table-cell office:value-type="float" office:value="3036" calcext:value-type="float">
            <text:p>3036</text:p>
          </table:table-cell>
          <table:table-cell office:value-type="float" office:value="3357242" calcext:value-type="float">
            <text:p>3357242</text:p>
          </table:table-cell>
          <table:table-cell office:value-type="float" office:value="9594348" calcext:value-type="float">
            <text:p>9594348</text:p>
          </table:table-cell>
          <table:table-cell office:value-type="float" office:value="156597" calcext:value-type="float">
            <text:p>156597</text:p>
          </table:table-cell>
          <table:table-cell office:value-type="float" office:value="0.0818584" calcext:value-type="float">
            <text:p>0.081858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82" calcext:value-type="float">
            <text:p>1368.82</text:p>
          </table:table-cell>
          <table:table-cell office:value-type="float" office:value="1268.88" calcext:value-type="float">
            <text:p>1268.88</text:p>
          </table:table-cell>
          <table:table-cell office:value-type="float" office:value="253992" calcext:value-type="float">
            <text:p>253992</text:p>
          </table:table-cell>
          <table:table-cell office:value-type="float" office:value="2784" calcext:value-type="float">
            <text:p>2784</text:p>
          </table:table-cell>
          <table:table-cell office:value-type="float" office:value="3417849" calcext:value-type="float">
            <text:p>3417849</text:p>
          </table:table-cell>
          <table:table-cell office:value-type="float" office:value="10354567" calcext:value-type="float">
            <text:p>10354567</text:p>
          </table:table-cell>
          <table:table-cell office:value-type="float" office:value="166037" calcext:value-type="float">
            <text:p>166037</text:p>
          </table:table-cell>
          <table:table-cell office:value-type="float" office:value="0.347345" calcext:value-type="float">
            <text:p>0.34734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31.48" calcext:value-type="float">
            <text:p>2431.48</text:p>
          </table:table-cell>
          <table:table-cell office:value-type="float" office:value="1882.7" calcext:value-type="float">
            <text:p>1882.7</text:p>
          </table:table-cell>
          <table:table-cell office:value-type="float" office:value="290280" calcext:value-type="float">
            <text:p>290280</text:p>
          </table:table-cell>
          <table:table-cell office:value-type="float" office:value="5264667" calcext:value-type="float">
            <text:p>5264667</text:p>
          </table:table-cell>
          <table:table-cell office:value-type="float" office:value="2081457" calcext:value-type="float">
            <text:p>2081457</text:p>
          </table:table-cell>
          <table:table-cell office:value-type="float" office:value="11255501" calcext:value-type="float">
            <text:p>11255501</text:p>
          </table:table-cell>
          <table:table-cell office:value-type="float" office:value="121043" calcext:value-type="float">
            <text:p>121043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711.29" calcext:value-type="float">
            <text:p>2711.29</text:p>
          </table:table-cell>
          <table:table-cell office:value-type="float" office:value="2143.24" calcext:value-type="float">
            <text:p>2143.24</text:p>
          </table:table-cell>
          <table:table-cell office:value-type="float" office:value="315673" calcext:value-type="float">
            <text:p>315673</text:p>
          </table:table-cell>
          <table:table-cell office:value-type="float" office:value="6576251" calcext:value-type="float">
            <text:p>6576251</text:p>
          </table:table-cell>
          <table:table-cell office:value-type="float" office:value="2188630" calcext:value-type="float">
            <text:p>2188630</text:p>
          </table:table-cell>
          <table:table-cell office:value-type="float" office:value="30346687" calcext:value-type="float">
            <text:p>30346687</text:p>
          </table:table-cell>
          <table:table-cell office:value-type="float" office:value="146027" calcext:value-type="float">
            <text:p>146027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75.46" calcext:value-type="float">
            <text:p>2975.46</text:p>
          </table:table-cell>
          <table:table-cell office:value-type="float" office:value="2373.84" calcext:value-type="float">
            <text:p>2373.84</text:p>
          </table:table-cell>
          <table:table-cell office:value-type="float" office:value="317810" calcext:value-type="float">
            <text:p>317810</text:p>
          </table:table-cell>
          <table:table-cell office:value-type="float" office:value="7619755" calcext:value-type="float">
            <text:p>7619755</text:p>
          </table:table-cell>
          <table:table-cell office:value-type="float" office:value="2259083" calcext:value-type="float">
            <text:p>2259083</text:p>
          </table:table-cell>
          <table:table-cell office:value-type="float" office:value="33601339" calcext:value-type="float">
            <text:p>33601339</text:p>
          </table:table-cell>
          <table:table-cell office:value-type="float" office:value="83507" calcext:value-type="float">
            <text:p>83507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92.22" calcext:value-type="float">
            <text:p>2992.22</text:p>
          </table:table-cell>
          <table:table-cell office:value-type="float" office:value="2482.62" calcext:value-type="float">
            <text:p>2482.62</text:p>
          </table:table-cell>
          <table:table-cell office:value-type="float" office:value="322423" calcext:value-type="float">
            <text:p>322423</text:p>
          </table:table-cell>
          <table:table-cell office:value-type="float" office:value="8305208" calcext:value-type="float">
            <text:p>8305208</text:p>
          </table:table-cell>
          <table:table-cell office:value-type="float" office:value="2217658" calcext:value-type="float">
            <text:p>2217658</text:p>
          </table:table-cell>
          <table:table-cell office:value-type="float" office:value="38554812" calcext:value-type="float">
            <text:p>38554812</text:p>
          </table:table-cell>
          <table:table-cell office:value-type="float" office:value="58582" calcext:value-type="float">
            <text:p>585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19.22" calcext:value-type="float">
            <text:p>3119.22</text:p>
          </table:table-cell>
          <table:table-cell office:value-type="float" office:value="2555.24" calcext:value-type="float">
            <text:p>2555.24</text:p>
          </table:table-cell>
          <table:table-cell office:value-type="float" office:value="317605" calcext:value-type="float">
            <text:p>317605</text:p>
          </table:table-cell>
          <table:table-cell office:value-type="float" office:value="9316507" calcext:value-type="float">
            <text:p>9316507</text:p>
          </table:table-cell>
          <table:table-cell office:value-type="float" office:value="2256376" calcext:value-type="float">
            <text:p>2256376</text:p>
          </table:table-cell>
          <table:table-cell office:value-type="float" office:value="45717697" calcext:value-type="float">
            <text:p>45717697</text:p>
          </table:table-cell>
          <table:table-cell office:value-type="float" office:value="32018" calcext:value-type="float">
            <text:p>32018</text:p>
          </table:table-cell>
          <table:table-cell office:value-type="float" office:value="0.590708" calcext:value-type="float">
            <text:p>0.590708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" calcext:value-type="float">
            <text:p>1368.5</text:p>
          </table:table-cell>
          <table:table-cell office:value-type="float" office:value="855.711" calcext:value-type="float">
            <text:p>855.711</text:p>
          </table:table-cell>
          <table:table-cell office:value-type="float" office:value="248355" calcext:value-type="float">
            <text:p>248355</text:p>
          </table:table-cell>
          <table:table-cell office:value-type="float" office:value="1286" calcext:value-type="float">
            <text:p>1286</text:p>
          </table:table-cell>
          <table:table-cell office:value-type="float" office:value="3248797" calcext:value-type="float">
            <text:p>3248797</text:p>
          </table:table-cell>
          <table:table-cell office:value-type="float" office:value="1308712" calcext:value-type="float">
            <text:p>1308712</text:p>
          </table:table-cell>
          <table:table-cell office:value-type="float" office:value="137875" calcext:value-type="float">
            <text:p>137875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28.672" calcext:value-type="float">
            <text:p>928.672</text:p>
          </table:table-cell>
          <table:table-cell office:value-type="float" office:value="487042" calcext:value-type="float">
            <text:p>487042</text:p>
          </table:table-cell>
          <table:table-cell office:value-type="float" office:value="3315" calcext:value-type="float">
            <text:p>3315</text:p>
          </table:table-cell>
          <table:table-cell office:value-type="float" office:value="4394870" calcext:value-type="float">
            <text:p>4394870</text:p>
          </table:table-cell>
          <table:table-cell office:value-type="float" office:value="3776342" calcext:value-type="float">
            <text:p>3776342</text:p>
          </table:table-cell>
          <table:table-cell office:value-type="float" office:value="168302" calcext:value-type="float">
            <text:p>168302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79.082" calcext:value-type="float">
            <text:p>979.082</text:p>
          </table:table-cell>
          <table:table-cell office:value-type="float" office:value="390954" calcext:value-type="float">
            <text:p>390954</text:p>
          </table:table-cell>
          <table:table-cell office:value-type="float" office:value="2995" calcext:value-type="float">
            <text:p>2995</text:p>
          </table:table-cell>
          <table:table-cell office:value-type="float" office:value="4291843" calcext:value-type="float">
            <text:p>4291843</text:p>
          </table:table-cell>
          <table:table-cell office:value-type="float" office:value="4892837" calcext:value-type="float">
            <text:p>4892837</text:p>
          </table:table-cell>
          <table:table-cell office:value-type="float" office:value="164324" calcext:value-type="float">
            <text:p>16432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3" calcext:value-type="float">
            <text:p>1368.53</text:p>
          </table:table-cell>
          <table:table-cell office:value-type="float" office:value="1018.14" calcext:value-type="float">
            <text:p>1018.14</text:p>
          </table:table-cell>
          <table:table-cell office:value-type="float" office:value="394967" calcext:value-type="float">
            <text:p>394967</text:p>
          </table:table-cell>
          <table:table-cell office:value-type="float" office:value="3236" calcext:value-type="float">
            <text:p>3236</text:p>
          </table:table-cell>
          <table:table-cell office:value-type="float" office:value="4244593" calcext:value-type="float">
            <text:p>4244593</text:p>
          </table:table-cell>
          <table:table-cell office:value-type="float" office:value="5192973" calcext:value-type="float">
            <text:p>5192973</text:p>
          </table:table-cell>
          <table:table-cell office:value-type="float" office:value="144451" calcext:value-type="float">
            <text:p>144451</text:p>
          </table:table-cell>
          <table:table-cell office:value-type="float" office:value="0.800885" calcext:value-type="float">
            <text:p>0.80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79" calcext:value-type="float">
            <text:p>1368.79</text:p>
          </table:table-cell>
          <table:table-cell office:value-type="float" office:value="1043.83" calcext:value-type="float">
            <text:p>1043.83</text:p>
          </table:table-cell>
          <table:table-cell office:value-type="float" office:value="431819" calcext:value-type="float">
            <text:p>431819</text:p>
          </table:table-cell>
          <table:table-cell office:value-type="float" office:value="4048" calcext:value-type="float">
            <text:p>4048</text:p>
          </table:table-cell>
          <table:table-cell office:value-type="float" office:value="4794513" calcext:value-type="float">
            <text:p>4794513</text:p>
          </table:table-cell>
          <table:table-cell office:value-type="float" office:value="7539285" calcext:value-type="float">
            <text:p>7539285</text:p>
          </table:table-cell>
          <table:table-cell office:value-type="float" office:value="200037" calcext:value-type="float">
            <text:p>200037</text:p>
          </table:table-cell>
          <table:table-cell office:value-type="float" office:value="0.039823" calcext:value-type="float">
            <text:p>0.03982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7" calcext:value-type="float">
            <text:p>1368.67</text:p>
          </table:table-cell>
          <table:table-cell office:value-type="float" office:value="1066.27" calcext:value-type="float">
            <text:p>1066.27</text:p>
          </table:table-cell>
          <table:table-cell office:value-type="float" office:value="394855" calcext:value-type="float">
            <text:p>394855</text:p>
          </table:table-cell>
          <table:table-cell office:value-type="float" office:value="3778" calcext:value-type="float">
            <text:p>3778</text:p>
          </table:table-cell>
          <table:table-cell office:value-type="float" office:value="4343970" calcext:value-type="float">
            <text:p>4343970</text:p>
          </table:table-cell>
          <table:table-cell office:value-type="float" office:value="6536057" calcext:value-type="float">
            <text:p>6536057</text:p>
          </table:table-cell>
          <table:table-cell office:value-type="float" office:value="127249" calcext:value-type="float">
            <text:p>127249</text:p>
          </table:table-cell>
          <table:table-cell office:value-type="float" office:value="0.0774336" calcext:value-type="float">
            <text:p>0.077433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5" calcext:value-type="float">
            <text:p>1368.55</text:p>
          </table:table-cell>
          <table:table-cell office:value-type="float" office:value="1091.21" calcext:value-type="float">
            <text:p>1091.21</text:p>
          </table:table-cell>
          <table:table-cell office:value-type="float" office:value="392809" calcext:value-type="float">
            <text:p>392809</text:p>
          </table:table-cell>
          <table:table-cell office:value-type="float" office:value="3749" calcext:value-type="float">
            <text:p>3749</text:p>
          </table:table-cell>
          <table:table-cell office:value-type="float" office:value="4343382" calcext:value-type="float">
            <text:p>4343382</text:p>
          </table:table-cell>
          <table:table-cell office:value-type="float" office:value="7120348" calcext:value-type="float">
            <text:p>7120348</text:p>
          </table:table-cell>
          <table:table-cell office:value-type="float" office:value="130581" calcext:value-type="float">
            <text:p>130581</text:p>
          </table:table-cell>
          <table:table-cell office:value-type="float" office:value="0.0575221" calcext:value-type="float">
            <text:p>0.057522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6" calcext:value-type="float">
            <text:p>1368.56</text:p>
          </table:table-cell>
          <table:table-cell office:value-type="float" office:value="1116.59" calcext:value-type="float">
            <text:p>1116.59</text:p>
          </table:table-cell>
          <table:table-cell office:value-type="float" office:value="394528" calcext:value-type="float">
            <text:p>394528</text:p>
          </table:table-cell>
          <table:table-cell office:value-type="float" office:value="4371" calcext:value-type="float">
            <text:p>4371</text:p>
          </table:table-cell>
          <table:table-cell office:value-type="float" office:value="4397988" calcext:value-type="float">
            <text:p>4397988</text:p>
          </table:table-cell>
          <table:table-cell office:value-type="float" office:value="9447377" calcext:value-type="float">
            <text:p>9447377</text:p>
          </table:table-cell>
          <table:table-cell office:value-type="float" office:value="132056" calcext:value-type="float">
            <text:p>132056</text:p>
          </table:table-cell>
          <table:table-cell office:value-type="float" office:value="0.0331858" calcext:value-type="float">
            <text:p>0.0331858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45" calcext:value-type="float">
            <text:p>1368.45</text:p>
          </table:table-cell>
          <table:table-cell office:value-type="float" office:value="1141.46" calcext:value-type="float">
            <text:p>1141.46</text:p>
          </table:table-cell>
          <table:table-cell office:value-type="float" office:value="397195" calcext:value-type="float">
            <text:p>397195</text:p>
          </table:table-cell>
          <table:table-cell office:value-type="float" office:value="4363" calcext:value-type="float">
            <text:p>4363</text:p>
          </table:table-cell>
          <table:table-cell office:value-type="float" office:value="4315825" calcext:value-type="float">
            <text:p>4315825</text:p>
          </table:table-cell>
          <table:table-cell office:value-type="float" office:value="8060515" calcext:value-type="float">
            <text:p>8060515</text:p>
          </table:table-cell>
          <table:table-cell office:value-type="float" office:value="130610" calcext:value-type="float">
            <text:p>130610</text:p>
          </table:table-cell>
          <table:table-cell office:value-type="float" office:value="0.289823" calcext:value-type="float">
            <text:p>0.289823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0.95" calcext:value-type="float">
            <text:p>1810.95</text:p>
          </table:table-cell>
          <table:table-cell office:value-type="float" office:value="1276.74" calcext:value-type="float">
            <text:p>1276.74</text:p>
          </table:table-cell>
          <table:table-cell office:value-type="float" office:value="206065" calcext:value-type="float">
            <text:p>206065</text:p>
          </table:table-cell>
          <table:table-cell office:value-type="float" office:value="4444567" calcext:value-type="float">
            <text:p>4444567</text:p>
          </table:table-cell>
          <table:table-cell office:value-type="float" office:value="1734973" calcext:value-type="float">
            <text:p>1734973</text:p>
          </table:table-cell>
          <table:table-cell office:value-type="float" office:value="8729031" calcext:value-type="float">
            <text:p>8729031</text:p>
          </table:table-cell>
          <table:table-cell office:value-type="float" office:value="99902" calcext:value-type="float">
            <text:p>99902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15.51" calcext:value-type="float">
            <text:p>2015.51</text:p>
          </table:table-cell>
          <table:table-cell office:value-type="float" office:value="1457.47" calcext:value-type="float">
            <text:p>1457.47</text:p>
          </table:table-cell>
          <table:table-cell office:value-type="float" office:value="228688" calcext:value-type="float">
            <text:p>228688</text:p>
          </table:table-cell>
          <table:table-cell office:value-type="float" office:value="5315098" calcext:value-type="float">
            <text:p>5315098</text:p>
          </table:table-cell>
          <table:table-cell office:value-type="float" office:value="1798272" calcext:value-type="float">
            <text:p>1798272</text:p>
          </table:table-cell>
          <table:table-cell office:value-type="float" office:value="22647808" calcext:value-type="float">
            <text:p>22647808</text:p>
          </table:table-cell>
          <table:table-cell office:value-type="float" office:value="65189" calcext:value-type="float">
            <text:p>65189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37.55" calcext:value-type="float">
            <text:p>2137.55</text:p>
          </table:table-cell>
          <table:table-cell office:value-type="float" office:value="1546.82" calcext:value-type="float">
            <text:p>1546.82</text:p>
          </table:table-cell>
          <table:table-cell office:value-type="float" office:value="220685" calcext:value-type="float">
            <text:p>220685</text:p>
          </table:table-cell>
          <table:table-cell office:value-type="float" office:value="5815025" calcext:value-type="float">
            <text:p>5815025</text:p>
          </table:table-cell>
          <table:table-cell office:value-type="float" office:value="1823900" calcext:value-type="float">
            <text:p>1823900</text:p>
          </table:table-cell>
          <table:table-cell office:value-type="float" office:value="24574599" calcext:value-type="float">
            <text:p>24574599</text:p>
          </table:table-cell>
          <table:table-cell office:value-type="float" office:value="40072" calcext:value-type="float">
            <text:p>40072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41" calcext:value-type="float">
            <text:p>2141</text:p>
          </table:table-cell>
          <table:table-cell office:value-type="float" office:value="1616.77" calcext:value-type="float">
            <text:p>1616.77</text:p>
          </table:table-cell>
          <table:table-cell office:value-type="float" office:value="214624" calcext:value-type="float">
            <text:p>214624</text:p>
          </table:table-cell>
          <table:table-cell office:value-type="float" office:value="6548693" calcext:value-type="float">
            <text:p>6548693</text:p>
          </table:table-cell>
          <table:table-cell office:value-type="float" office:value="1749655" calcext:value-type="float">
            <text:p>1749655</text:p>
          </table:table-cell>
          <table:table-cell office:value-type="float" office:value="28190411" calcext:value-type="float">
            <text:p>28190411</text:p>
          </table:table-cell>
          <table:table-cell office:value-type="float" office:value="14229" calcext:value-type="float">
            <text:p>14229</text:p>
          </table:table-cell>
          <table:table-cell office:value-type="float" office:value="1" calcext:value-type="float">
            <text:p>1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77" calcext:value-type="float">
            <text:p>3773.77</text:p>
          </table:table-cell>
          <table:table-cell office:value-type="float" office:value="3403.43" calcext:value-type="float">
            <text:p>3403.43</text:p>
          </table:table-cell>
          <table:table-cell office:value-type="float" office:value="1269790" calcext:value-type="float">
            <text:p>1269790</text:p>
          </table:table-cell>
          <table:table-cell office:value-type="float" office:value="1289" calcext:value-type="float">
            <text:p>1289</text:p>
          </table:table-cell>
          <table:table-cell office:value-type="float" office:value="10569793" calcext:value-type="float">
            <text:p>10569793</text:p>
          </table:table-cell>
          <table:table-cell office:value-type="float" office:value="5734479" calcext:value-type="float">
            <text:p>5734479</text:p>
          </table:table-cell>
          <table:table-cell office:value-type="float" office:value="404743" calcext:value-type="float">
            <text:p>404743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78" calcext:value-type="float">
            <text:p>3773.78</text:p>
          </table:table-cell>
          <table:table-cell office:value-type="float" office:value="3669.04" calcext:value-type="float">
            <text:p>3669.04</text:p>
          </table:table-cell>
          <table:table-cell office:value-type="float" office:value="1479733" calcext:value-type="float">
            <text:p>1479733</text:p>
          </table:table-cell>
          <table:table-cell office:value-type="float" office:value="4106" calcext:value-type="float">
            <text:p>4106</text:p>
          </table:table-cell>
          <table:table-cell office:value-type="float" office:value="12052023" calcext:value-type="float">
            <text:p>12052023</text:p>
          </table:table-cell>
          <table:table-cell office:value-type="float" office:value="14951044" calcext:value-type="float">
            <text:p>14951044</text:p>
          </table:table-cell>
          <table:table-cell office:value-type="float" office:value="559794" calcext:value-type="float">
            <text:p>55979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79" calcext:value-type="float">
            <text:p>4285.79</text:p>
          </table:table-cell>
          <table:table-cell office:value-type="float" office:value="3902.08" calcext:value-type="float">
            <text:p>3902.08</text:p>
          </table:table-cell>
          <table:table-cell office:value-type="float" office:value="1464138" calcext:value-type="float">
            <text:p>1464138</text:p>
          </table:table-cell>
          <table:table-cell office:value-type="float" office:value="3222" calcext:value-type="float">
            <text:p>3222</text:p>
          </table:table-cell>
          <table:table-cell office:value-type="float" office:value="11730453" calcext:value-type="float">
            <text:p>11730453</text:p>
          </table:table-cell>
          <table:table-cell office:value-type="float" office:value="18817796" calcext:value-type="float">
            <text:p>18817796</text:p>
          </table:table-cell>
          <table:table-cell office:value-type="float" office:value="547026" calcext:value-type="float">
            <text:p>547026</text:p>
          </table:table-cell>
          <table:table-cell office:value-type="float" office:value="0.935841" calcext:value-type="float">
            <text:p>0.93584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8" calcext:value-type="float">
            <text:p>4285.8</text:p>
          </table:table-cell>
          <table:table-cell office:value-type="float" office:value="4137.67" calcext:value-type="float">
            <text:p>4137.67</text:p>
          </table:table-cell>
          <table:table-cell office:value-type="float" office:value="1457280" calcext:value-type="float">
            <text:p>1457280</text:p>
          </table:table-cell>
          <table:table-cell office:value-type="float" office:value="3475" calcext:value-type="float">
            <text:p>3475</text:p>
          </table:table-cell>
          <table:table-cell office:value-type="float" office:value="11396233" calcext:value-type="float">
            <text:p>11396233</text:p>
          </table:table-cell>
          <table:table-cell office:value-type="float" office:value="22641024" calcext:value-type="float">
            <text:p>22641024</text:p>
          </table:table-cell>
          <table:table-cell office:value-type="float" office:value="515283" calcext:value-type="float">
            <text:p>515283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8" calcext:value-type="float">
            <text:p>4797.8</text:p>
          </table:table-cell>
          <table:table-cell office:value-type="float" office:value="4341.19" calcext:value-type="float">
            <text:p>4341.19</text:p>
          </table:table-cell>
          <table:table-cell office:value-type="float" office:value="1483601" calcext:value-type="float">
            <text:p>1483601</text:p>
          </table:table-cell>
          <table:table-cell office:value-type="float" office:value="3914" calcext:value-type="float">
            <text:p>3914</text:p>
          </table:table-cell>
          <table:table-cell office:value-type="float" office:value="11586703" calcext:value-type="float">
            <text:p>11586703</text:p>
          </table:table-cell>
          <table:table-cell office:value-type="float" office:value="26750683" calcext:value-type="float">
            <text:p>26750683</text:p>
          </table:table-cell>
          <table:table-cell office:value-type="float" office:value="494454" calcext:value-type="float">
            <text:p>494454</text:p>
          </table:table-cell>
          <table:table-cell office:value-type="float" office:value="0.050885" calcext:value-type="float">
            <text:p>0.05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81" calcext:value-type="float">
            <text:p>4797.81</text:p>
          </table:table-cell>
          <table:table-cell office:value-type="float" office:value="4550.83" calcext:value-type="float">
            <text:p>4550.83</text:p>
          </table:table-cell>
          <table:table-cell office:value-type="float" office:value="1462242" calcext:value-type="float">
            <text:p>1462242</text:p>
          </table:table-cell>
          <table:table-cell office:value-type="float" office:value="4716" calcext:value-type="float">
            <text:p>4716</text:p>
          </table:table-cell>
          <table:table-cell office:value-type="float" office:value="11447141" calcext:value-type="float">
            <text:p>11447141</text:p>
          </table:table-cell>
          <table:table-cell office:value-type="float" office:value="30467832" calcext:value-type="float">
            <text:p>30467832</text:p>
          </table:table-cell>
          <table:table-cell office:value-type="float" office:value="504084" calcext:value-type="float">
            <text:p>504084</text:p>
          </table:table-cell>
          <table:table-cell office:value-type="float" office:value="0.112832" calcext:value-type="float">
            <text:p>0.11283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925.82" calcext:value-type="float">
            <text:p>4925.82</text:p>
          </table:table-cell>
          <table:table-cell office:value-type="float" office:value="4754.73" calcext:value-type="float">
            <text:p>4754.73</text:p>
          </table:table-cell>
          <table:table-cell office:value-type="float" office:value="1471271" calcext:value-type="float">
            <text:p>1471271</text:p>
          </table:table-cell>
          <table:table-cell office:value-type="float" office:value="4009" calcext:value-type="float">
            <text:p>4009</text:p>
          </table:table-cell>
          <table:table-cell office:value-type="float" office:value="11375232" calcext:value-type="float">
            <text:p>11375232</text:p>
          </table:table-cell>
          <table:table-cell office:value-type="float" office:value="34037050" calcext:value-type="float">
            <text:p>34037050</text:p>
          </table:table-cell>
          <table:table-cell office:value-type="float" office:value="587172" calcext:value-type="float">
            <text:p>587172</text:p>
          </table:table-cell>
          <table:table-cell office:value-type="float" office:value="0.0530973" calcext:value-type="float">
            <text:p>0.053097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83" calcext:value-type="float">
            <text:p>5309.83</text:p>
          </table:table-cell>
          <table:table-cell office:value-type="float" office:value="4922.05" calcext:value-type="float">
            <text:p>4922.05</text:p>
          </table:table-cell>
          <table:table-cell office:value-type="float" office:value="1452713" calcext:value-type="float">
            <text:p>1452713</text:p>
          </table:table-cell>
          <table:table-cell office:value-type="float" office:value="4147" calcext:value-type="float">
            <text:p>4147</text:p>
          </table:table-cell>
          <table:table-cell office:value-type="float" office:value="11688403" calcext:value-type="float">
            <text:p>11688403</text:p>
          </table:table-cell>
          <table:table-cell office:value-type="float" office:value="37848943" calcext:value-type="float">
            <text:p>37848943</text:p>
          </table:table-cell>
          <table:table-cell office:value-type="float" office:value="537538" calcext:value-type="float">
            <text:p>537538</text:p>
          </table:table-cell>
          <table:table-cell office:value-type="float" office:value="0.0530973" calcext:value-type="float">
            <text:p>0.053097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84" calcext:value-type="float">
            <text:p>5309.84</text:p>
          </table:table-cell>
          <table:table-cell office:value-type="float" office:value="5097.21" calcext:value-type="float">
            <text:p>5097.21</text:p>
          </table:table-cell>
          <table:table-cell office:value-type="float" office:value="1469144" calcext:value-type="float">
            <text:p>1469144</text:p>
          </table:table-cell>
          <table:table-cell office:value-type="float" office:value="3868" calcext:value-type="float">
            <text:p>3868</text:p>
          </table:table-cell>
          <table:table-cell office:value-type="float" office:value="11636788" calcext:value-type="float">
            <text:p>11636788</text:p>
          </table:table-cell>
          <table:table-cell office:value-type="float" office:value="41121803" calcext:value-type="float">
            <text:p>41121803</text:p>
          </table:table-cell>
          <table:table-cell office:value-type="float" office:value="618548" calcext:value-type="float">
            <text:p>618548</text:p>
          </table:table-cell>
          <table:table-cell office:value-type="float" office:value="0.325221" calcext:value-type="float">
            <text:p>0.325221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076.96" calcext:value-type="float">
            <text:p>4076.96</text:p>
          </table:table-cell>
          <table:table-cell office:value-type="float" office:value="3517.37" calcext:value-type="float">
            <text:p>3517.37</text:p>
          </table:table-cell>
          <table:table-cell office:value-type="float" office:value="576519" calcext:value-type="float">
            <text:p>576519</text:p>
          </table:table-cell>
          <table:table-cell office:value-type="float" office:value="12159340" calcext:value-type="float">
            <text:p>12159340</text:p>
          </table:table-cell>
          <table:table-cell office:value-type="float" office:value="4705775" calcext:value-type="float">
            <text:p>4705775</text:p>
          </table:table-cell>
          <table:table-cell office:value-type="float" office:value="28182596" calcext:value-type="float">
            <text:p>28182596</text:p>
          </table:table-cell>
          <table:table-cell office:value-type="float" office:value="329520" calcext:value-type="float">
            <text:p>329520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636.51" calcext:value-type="float">
            <text:p>4636.51</text:p>
          </table:table-cell>
          <table:table-cell office:value-type="float" office:value="4031.71" calcext:value-type="float">
            <text:p>4031.71</text:p>
          </table:table-cell>
          <table:table-cell office:value-type="float" office:value="590218" calcext:value-type="float">
            <text:p>590218</text:p>
          </table:table-cell>
          <table:table-cell office:value-type="float" office:value="14428391" calcext:value-type="float">
            <text:p>14428391</text:p>
          </table:table-cell>
          <table:table-cell office:value-type="float" office:value="4784911" calcext:value-type="float">
            <text:p>4784911</text:p>
          </table:table-cell>
          <table:table-cell office:value-type="float" office:value="65077193" calcext:value-type="float">
            <text:p>65077193</text:p>
          </table:table-cell>
          <table:table-cell office:value-type="float" office:value="240646" calcext:value-type="float">
            <text:p>240646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140.8" calcext:value-type="float">
            <text:p>5140.8</text:p>
          </table:table-cell>
          <table:table-cell office:value-type="float" office:value="4493.02" calcext:value-type="float">
            <text:p>4493.02</text:p>
          </table:table-cell>
          <table:table-cell office:value-type="float" office:value="594825" calcext:value-type="float">
            <text:p>594825</text:p>
          </table:table-cell>
          <table:table-cell office:value-type="float" office:value="15802999" calcext:value-type="float">
            <text:p>15802999</text:p>
          </table:table-cell>
          <table:table-cell office:value-type="float" office:value="4644680" calcext:value-type="float">
            <text:p>4644680</text:p>
          </table:table-cell>
          <table:table-cell office:value-type="float" office:value="72864067" calcext:value-type="float">
            <text:p>72864067</text:p>
          </table:table-cell>
          <table:table-cell office:value-type="float" office:value="175327" calcext:value-type="float">
            <text:p>175327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165.31" calcext:value-type="float">
            <text:p>5165.31</text:p>
          </table:table-cell>
          <table:table-cell office:value-type="float" office:value="4713.51" calcext:value-type="float">
            <text:p>4713.51</text:p>
          </table:table-cell>
          <table:table-cell office:value-type="float" office:value="578263" calcext:value-type="float">
            <text:p>578263</text:p>
          </table:table-cell>
          <table:table-cell office:value-type="float" office:value="17315497" calcext:value-type="float">
            <text:p>17315497</text:p>
          </table:table-cell>
          <table:table-cell office:value-type="float" office:value="4600693" calcext:value-type="float">
            <text:p>4600693</text:p>
          </table:table-cell>
          <table:table-cell office:value-type="float" office:value="86319632" calcext:value-type="float">
            <text:p>86319632</text:p>
          </table:table-cell>
          <table:table-cell office:value-type="float" office:value="109802" calcext:value-type="float">
            <text:p>1098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61.32" calcext:value-type="float">
            <text:p>5461.32</text:p>
          </table:table-cell>
          <table:table-cell office:value-type="float" office:value="4908.89" calcext:value-type="float">
            <text:p>4908.89</text:p>
          </table:table-cell>
          <table:table-cell office:value-type="float" office:value="592556" calcext:value-type="float">
            <text:p>592556</text:p>
          </table:table-cell>
          <table:table-cell office:value-type="float" office:value="18933064" calcext:value-type="float">
            <text:p>18933064</text:p>
          </table:table-cell>
          <table:table-cell office:value-type="float" office:value="4573689" calcext:value-type="float">
            <text:p>4573689</text:p>
          </table:table-cell>
          <table:table-cell office:value-type="float" office:value="100429297" calcext:value-type="float">
            <text:p>100429297</text:p>
          </table:table-cell>
          <table:table-cell office:value-type="float" office:value="55397" calcext:value-type="float">
            <text:p>55397</text:p>
          </table:table-cell>
          <table:table-cell office:value-type="float" office:value="0.588496" calcext:value-type="float">
            <text:p>0.588496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04" calcext:value-type="float">
            <text:p>3773.04</text:p>
          </table:table-cell>
          <table:table-cell office:value-type="float" office:value="3384.89" calcext:value-type="float">
            <text:p>3384.89</text:p>
          </table:table-cell>
          <table:table-cell office:value-type="float" office:value="1458222" calcext:value-type="float">
            <text:p>1458222</text:p>
          </table:table-cell>
          <table:table-cell office:value-type="float" office:value="2090" calcext:value-type="float">
            <text:p>2090</text:p>
          </table:table-cell>
          <table:table-cell office:value-type="float" office:value="11080172" calcext:value-type="float">
            <text:p>11080172</text:p>
          </table:table-cell>
          <table:table-cell office:value-type="float" office:value="5792061" calcext:value-type="float">
            <text:p>5792061</text:p>
          </table:table-cell>
          <table:table-cell office:value-type="float" office:value="418959" calcext:value-type="float">
            <text:p>418959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04" calcext:value-type="float">
            <text:p>3773.04</text:p>
          </table:table-cell>
          <table:table-cell office:value-type="float" office:value="3636.45" calcext:value-type="float">
            <text:p>3636.45</text:p>
          </table:table-cell>
          <table:table-cell office:value-type="float" office:value="1489850" calcext:value-type="float">
            <text:p>1489850</text:p>
          </table:table-cell>
          <table:table-cell office:value-type="float" office:value="3167" calcext:value-type="float">
            <text:p>3167</text:p>
          </table:table-cell>
          <table:table-cell office:value-type="float" office:value="11624586" calcext:value-type="float">
            <text:p>11624586</text:p>
          </table:table-cell>
          <table:table-cell office:value-type="float" office:value="15130875" calcext:value-type="float">
            <text:p>15130875</text:p>
          </table:table-cell>
          <table:table-cell office:value-type="float" office:value="520351" calcext:value-type="float">
            <text:p>520351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05" calcext:value-type="float">
            <text:p>4285.05</text:p>
          </table:table-cell>
          <table:table-cell office:value-type="float" office:value="3855.45" calcext:value-type="float">
            <text:p>3855.45</text:p>
          </table:table-cell>
          <table:table-cell office:value-type="float" office:value="1466195" calcext:value-type="float">
            <text:p>1466195</text:p>
          </table:table-cell>
          <table:table-cell office:value-type="float" office:value="3118" calcext:value-type="float">
            <text:p>3118</text:p>
          </table:table-cell>
          <table:table-cell office:value-type="float" office:value="11739439" calcext:value-type="float">
            <text:p>11739439</text:p>
          </table:table-cell>
          <table:table-cell office:value-type="float" office:value="18769127" calcext:value-type="float">
            <text:p>18769127</text:p>
          </table:table-cell>
          <table:table-cell office:value-type="float" office:value="494644" calcext:value-type="float">
            <text:p>49464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06" calcext:value-type="float">
            <text:p>4285.06</text:p>
          </table:table-cell>
          <table:table-cell office:value-type="float" office:value="4048.3" calcext:value-type="float">
            <text:p>4048.3</text:p>
          </table:table-cell>
          <table:table-cell office:value-type="float" office:value="1457311" calcext:value-type="float">
            <text:p>1457311</text:p>
          </table:table-cell>
          <table:table-cell office:value-type="float" office:value="4286" calcext:value-type="float">
            <text:p>4286</text:p>
          </table:table-cell>
          <table:table-cell office:value-type="float" office:value="11275230" calcext:value-type="float">
            <text:p>11275230</text:p>
          </table:table-cell>
          <table:table-cell office:value-type="float" office:value="21343494" calcext:value-type="float">
            <text:p>21343494</text:p>
          </table:table-cell>
          <table:table-cell office:value-type="float" office:value="447240" calcext:value-type="float">
            <text:p>447240</text:p>
          </table:table-cell>
          <table:table-cell office:value-type="float" office:value="0.112832" calcext:value-type="float">
            <text:p>0.11283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349.07" calcext:value-type="float">
            <text:p>4349.07</text:p>
          </table:table-cell>
          <table:table-cell office:value-type="float" office:value="4232.64" calcext:value-type="float">
            <text:p>4232.64</text:p>
          </table:table-cell>
          <table:table-cell office:value-type="float" office:value="1459810" calcext:value-type="float">
            <text:p>1459810</text:p>
          </table:table-cell>
          <table:table-cell office:value-type="float" office:value="3509" calcext:value-type="float">
            <text:p>3509</text:p>
          </table:table-cell>
          <table:table-cell office:value-type="float" office:value="11759619" calcext:value-type="float">
            <text:p>11759619</text:p>
          </table:table-cell>
          <table:table-cell office:value-type="float" office:value="24739226" calcext:value-type="float">
            <text:p>24739226</text:p>
          </table:table-cell>
          <table:table-cell office:value-type="float" office:value="420872" calcext:value-type="float">
            <text:p>420872</text:p>
          </table:table-cell>
          <table:table-cell office:value-type="float" office:value="0.0154867" calcext:value-type="float">
            <text:p>0.015486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8" calcext:value-type="float">
            <text:p>4797.08</text:p>
          </table:table-cell>
          <table:table-cell office:value-type="float" office:value="4376.7" calcext:value-type="float">
            <text:p>4376.7</text:p>
          </table:table-cell>
          <table:table-cell office:value-type="float" office:value="1471744" calcext:value-type="float">
            <text:p>1471744</text:p>
          </table:table-cell>
          <table:table-cell office:value-type="float" office:value="5007" calcext:value-type="float">
            <text:p>5007</text:p>
          </table:table-cell>
          <table:table-cell office:value-type="float" office:value="11431638" calcext:value-type="float">
            <text:p>11431638</text:p>
          </table:table-cell>
          <table:table-cell office:value-type="float" office:value="27647180" calcext:value-type="float">
            <text:p>27647180</text:p>
          </table:table-cell>
          <table:table-cell office:value-type="float" office:value="428416" calcext:value-type="float">
            <text:p>428416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9" calcext:value-type="float">
            <text:p>4797.09</text:p>
          </table:table-cell>
          <table:table-cell office:value-type="float" office:value="4560.32" calcext:value-type="float">
            <text:p>4560.32</text:p>
          </table:table-cell>
          <table:table-cell office:value-type="float" office:value="1462950" calcext:value-type="float">
            <text:p>1462950</text:p>
          </table:table-cell>
          <table:table-cell office:value-type="float" office:value="5901" calcext:value-type="float">
            <text:p>5901</text:p>
          </table:table-cell>
          <table:table-cell office:value-type="float" office:value="11512252" calcext:value-type="float">
            <text:p>11512252</text:p>
          </table:table-cell>
          <table:table-cell office:value-type="float" office:value="30737459" calcext:value-type="float">
            <text:p>30737459</text:p>
          </table:table-cell>
          <table:table-cell office:value-type="float" office:value="427722" calcext:value-type="float">
            <text:p>427722</text:p>
          </table:table-cell>
          <table:table-cell office:value-type="float" office:value="0.0442478" calcext:value-type="float">
            <text:p>0.0442478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9" calcext:value-type="float">
            <text:p>4797.09</text:p>
          </table:table-cell>
          <table:table-cell office:value-type="float" office:value="4698.41" calcext:value-type="float">
            <text:p>4698.41</text:p>
          </table:table-cell>
          <table:table-cell office:value-type="float" office:value="1462947" calcext:value-type="float">
            <text:p>1462947</text:p>
          </table:table-cell>
          <table:table-cell office:value-type="float" office:value="5868" calcext:value-type="float">
            <text:p>5868</text:p>
          </table:table-cell>
          <table:table-cell office:value-type="float" office:value="11541997" calcext:value-type="float">
            <text:p>11541997</text:p>
          </table:table-cell>
          <table:table-cell office:value-type="float" office:value="33394260" calcext:value-type="float">
            <text:p>33394260</text:p>
          </table:table-cell>
          <table:table-cell office:value-type="float" office:value="394423" calcext:value-type="float">
            <text:p>394423</text:p>
          </table:table-cell>
          <table:table-cell office:value-type="float" office:value="0.0663717" calcext:value-type="float">
            <text:p>0.066371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1" calcext:value-type="float">
            <text:p>5309.1</text:p>
          </table:table-cell>
          <table:table-cell office:value-type="float" office:value="4814.14" calcext:value-type="float">
            <text:p>4814.14</text:p>
          </table:table-cell>
          <table:table-cell office:value-type="float" office:value="1467090" calcext:value-type="float">
            <text:p>1467090</text:p>
          </table:table-cell>
          <table:table-cell office:value-type="float" office:value="4621" calcext:value-type="float">
            <text:p>4621</text:p>
          </table:table-cell>
          <table:table-cell office:value-type="float" office:value="11687998" calcext:value-type="float">
            <text:p>11687998</text:p>
          </table:table-cell>
          <table:table-cell office:value-type="float" office:value="35377603" calcext:value-type="float">
            <text:p>35377603</text:p>
          </table:table-cell>
          <table:table-cell office:value-type="float" office:value="400973" calcext:value-type="float">
            <text:p>400973</text:p>
          </table:table-cell>
          <table:table-cell office:value-type="float" office:value="0.29646" calcext:value-type="float">
            <text:p>0.29646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874.64" calcext:value-type="float">
            <text:p>6874.64</text:p>
          </table:table-cell>
          <table:table-cell office:value-type="float" office:value="6356.01" calcext:value-type="float">
            <text:p>6356.01</text:p>
          </table:table-cell>
          <table:table-cell office:value-type="float" office:value="1214059" calcext:value-type="float">
            <text:p>1214059</text:p>
          </table:table-cell>
          <table:table-cell office:value-type="float" office:value="18462897" calcext:value-type="float">
            <text:p>18462897</text:p>
          </table:table-cell>
          <table:table-cell office:value-type="float" office:value="7147579" calcext:value-type="float">
            <text:p>7147579</text:p>
          </table:table-cell>
          <table:table-cell office:value-type="float" office:value="44874567" calcext:value-type="float">
            <text:p>44874567</text:p>
          </table:table-cell>
          <table:table-cell office:value-type="float" office:value="692991" calcext:value-type="float">
            <text:p>692991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824.95" calcext:value-type="float">
            <text:p>7824.95</text:p>
          </table:table-cell>
          <table:table-cell office:value-type="float" office:value="7185.23" calcext:value-type="float">
            <text:p>7185.23</text:p>
          </table:table-cell>
          <table:table-cell office:value-type="float" office:value="1249442" calcext:value-type="float">
            <text:p>1249442</text:p>
          </table:table-cell>
          <table:table-cell office:value-type="float" office:value="22849458" calcext:value-type="float">
            <text:p>22849458</text:p>
          </table:table-cell>
          <table:table-cell office:value-type="float" office:value="7546856" calcext:value-type="float">
            <text:p>7546856</text:p>
          </table:table-cell>
          <table:table-cell office:value-type="float" office:value="100890169" calcext:value-type="float">
            <text:p>100890169</text:p>
          </table:table-cell>
          <table:table-cell office:value-type="float" office:value="546584" calcext:value-type="float">
            <text:p>546584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880.77" calcext:value-type="float">
            <text:p>8880.77</text:p>
          </table:table-cell>
          <table:table-cell office:value-type="float" office:value="8074.25" calcext:value-type="float">
            <text:p>8074.25</text:p>
          </table:table-cell>
          <table:table-cell office:value-type="float" office:value="1259842" calcext:value-type="float">
            <text:p>1259842</text:p>
          </table:table-cell>
          <table:table-cell office:value-type="float" office:value="25177531" calcext:value-type="float">
            <text:p>25177531</text:p>
          </table:table-cell>
          <table:table-cell office:value-type="float" office:value="7523099" calcext:value-type="float">
            <text:p>7523099</text:p>
          </table:table-cell>
          <table:table-cell office:value-type="float" office:value="118943626" calcext:value-type="float">
            <text:p>118943626</text:p>
          </table:table-cell>
          <table:table-cell office:value-type="float" office:value="443976" calcext:value-type="float">
            <text:p>443976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372.59" calcext:value-type="float">
            <text:p>9372.59</text:p>
          </table:table-cell>
          <table:table-cell office:value-type="float" office:value="8745.37" calcext:value-type="float">
            <text:p>8745.37</text:p>
          </table:table-cell>
          <table:table-cell office:value-type="float" office:value="1274354" calcext:value-type="float">
            <text:p>1274354</text:p>
          </table:table-cell>
          <table:table-cell office:value-type="float" office:value="27092557" calcext:value-type="float">
            <text:p>27092557</text:p>
          </table:table-cell>
          <table:table-cell office:value-type="float" office:value="7167948" calcext:value-type="float">
            <text:p>7167948</text:p>
          </table:table-cell>
          <table:table-cell office:value-type="float" office:value="140241207" calcext:value-type="float">
            <text:p>140241207</text:p>
          </table:table-cell>
          <table:table-cell office:value-type="float" office:value="356710" calcext:value-type="float">
            <text:p>3567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960.36" calcext:value-type="float">
            <text:p>9960.36</text:p>
          </table:table-cell>
          <table:table-cell office:value-type="float" office:value="9146.78" calcext:value-type="float">
            <text:p>9146.78</text:p>
          </table:table-cell>
          <table:table-cell office:value-type="float" office:value="1277744" calcext:value-type="float">
            <text:p>1277744</text:p>
          </table:table-cell>
          <table:table-cell office:value-type="float" office:value="30671590" calcext:value-type="float">
            <text:p>30671590</text:p>
          </table:table-cell>
          <table:table-cell office:value-type="float" office:value="7340586" calcext:value-type="float">
            <text:p>7340586</text:p>
          </table:table-cell>
          <table:table-cell office:value-type="float" office:value="169709969" calcext:value-type="float">
            <text:p>169709969</text:p>
          </table:table-cell>
          <table:table-cell office:value-type="float" office:value="270296" calcext:value-type="float">
            <text:p>270296</text:p>
          </table:table-cell>
          <table:table-cell office:value-type="float" office:value="0.590708" calcext:value-type="float">
            <text:p>0.59070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457.4" calcext:value-type="float">
            <text:p>10457.4</text:p>
          </table:table-cell>
          <table:table-cell office:value-type="float" office:value="9501.79" calcext:value-type="float">
            <text:p>9501.79</text:p>
          </table:table-cell>
          <table:table-cell office:value-type="float" office:value="1271013" calcext:value-type="float">
            <text:p>1271013</text:p>
          </table:table-cell>
          <table:table-cell office:value-type="float" office:value="32895902" calcext:value-type="float">
            <text:p>32895902</text:p>
          </table:table-cell>
          <table:table-cell office:value-type="float" office:value="7163158" calcext:value-type="float">
            <text:p>7163158</text:p>
          </table:table-cell>
          <table:table-cell office:value-type="float" office:value="201499130" calcext:value-type="float">
            <text:p>201499130</text:p>
          </table:table-cell>
          <table:table-cell office:value-type="float" office:value="200143" calcext:value-type="float">
            <text:p>200143</text:p>
          </table:table-cell>
          <table:table-cell office:value-type="float" office:value="0.701327" calcext:value-type="float">
            <text:p>0.70132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542.1" calcext:value-type="float">
            <text:p>10542.1</text:p>
          </table:table-cell>
          <table:table-cell office:value-type="float" office:value="9825.59" calcext:value-type="float">
            <text:p>9825.59</text:p>
          </table:table-cell>
          <table:table-cell office:value-type="float" office:value="1259709" calcext:value-type="float">
            <text:p>1259709</text:p>
          </table:table-cell>
          <table:table-cell office:value-type="float" office:value="36032151" calcext:value-type="float">
            <text:p>36032151</text:p>
          </table:table-cell>
          <table:table-cell office:value-type="float" office:value="7200441" calcext:value-type="float">
            <text:p>7200441</text:p>
          </table:table-cell>
          <table:table-cell office:value-type="float" office:value="237808047" calcext:value-type="float">
            <text:p>237808047</text:p>
          </table:table-cell>
          <table:table-cell office:value-type="float" office:value="126715" calcext:value-type="float">
            <text:p>126715</text:p>
          </table:table-cell>
          <table:table-cell office:value-type="float" office:value="0.581858" calcext:value-type="float">
            <text:p>0.58185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028.9" calcext:value-type="float">
            <text:p>11028.9</text:p>
          </table:table-cell>
          <table:table-cell office:value-type="float" office:value="10094.9" calcext:value-type="float">
            <text:p>10094.9</text:p>
          </table:table-cell>
          <table:table-cell office:value-type="float" office:value="1269541" calcext:value-type="float">
            <text:p>1269541</text:p>
          </table:table-cell>
          <table:table-cell office:value-type="float" office:value="38651038" calcext:value-type="float">
            <text:p>38651038</text:p>
          </table:table-cell>
          <table:table-cell office:value-type="float" office:value="7222414" calcext:value-type="float">
            <text:p>7222414</text:p>
          </table:table-cell>
          <table:table-cell office:value-type="float" office:value="277372600" calcext:value-type="float">
            <text:p>277372600</text:p>
          </table:table-cell>
          <table:table-cell office:value-type="float" office:value="74947" calcext:value-type="float">
            <text:p>74947</text:p>
          </table:table-cell>
          <table:table-cell office:value-type="float" office:value="0.544248" calcext:value-type="float">
            <text:p>0.54424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127.6" calcext:value-type="float">
            <text:p>11127.6</text:p>
          </table:table-cell>
          <table:table-cell office:value-type="float" office:value="10449.2" calcext:value-type="float">
            <text:p>10449.2</text:p>
          </table:table-cell>
          <table:table-cell office:value-type="float" office:value="1308435" calcext:value-type="float">
            <text:p>1308435</text:p>
          </table:table-cell>
          <table:table-cell office:value-type="float" office:value="42277914" calcext:value-type="float">
            <text:p>42277914</text:p>
          </table:table-cell>
          <table:table-cell office:value-type="float" office:value="7314453" calcext:value-type="float">
            <text:p>7314453</text:p>
          </table:table-cell>
          <table:table-cell office:value-type="float" office:value="320108241" calcext:value-type="float">
            <text:p>320108241</text:p>
          </table:table-cell>
          <table:table-cell office:value-type="float" office:value="27561" calcext:value-type="float">
            <text:p>27561</text:p>
          </table:table-cell>
          <table:table-cell office:value-type="float" office:value="0.544248" calcext:value-type="float">
            <text:p>0.544248</text:p>
          </table:table-cell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M1]" office:value-type="string" office:string-value="virtual_memory[MB]" calcext:value-type="string">
            <text:p>virtual_memory[MB]</text:p>
          </table:table-cell>
          <table:table-cell table:number-columns-repeated="187"/>
        </table:table-row>
        <table:table-row table:style-name="ro1">
          <table:table-cell table:formula="of:=[.A2]" office:value-type="string" office:string-value="HELib" calcext:value-type="string">
            <text:p>HELib</text:p>
          </table:table-cell>
          <table:table-cell table:formula="of:=[.B2]" office:value-type="float" office:value="4096" calcext:value-type="float">
            <text:p>4096</text:p>
          </table:table-cell>
          <table:table-cell table:formula="of:=[.C2]" office:value-type="float" office:value="16384" calcext:value-type="float">
            <text:p>16384</text:p>
          </table:table-cell>
          <table:table-cell table:formula="of:=[.D2]" office:value-type="float" office:value="119" calcext:value-type="float">
            <text:p>119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5" calcext:value-type="float">
            <text:p>5</text:p>
          </table:table-cell>
          <table:table-cell table:formula="of:=[.M2]" office:value-type="float" office:value="697.008" calcext:value-type="float">
            <text:p>697.008</text:p>
          </table:table-cell>
          <table:table-cell table:formula="of:=[.AI2]" office:value-type="float" office:value="696.953" calcext:value-type="float">
            <text:p>696.953</text:p>
          </table:table-cell>
          <table:table-cell table:formula="of:=[.BE2]" office:value-type="float" office:value="696.965" calcext:value-type="float">
            <text:p>696.965</text:p>
          </table:table-cell>
          <table:table-cell table:formula="of:=[.CA2]" office:value-type="float" office:value="697.035" calcext:value-type="float">
            <text:p>697.035</text:p>
          </table:table-cell>
          <table:table-cell table:formula="of:=[.CW2]" office:value-type="float" office:value="697.043" calcext:value-type="float">
            <text:p>697.043</text:p>
          </table:table-cell>
          <table:table-cell table:formula="of:=[.DS2]" office:value-type="float" office:value="697.051" calcext:value-type="float">
            <text:p>697.051</text:p>
          </table:table-cell>
          <table:table-cell table:formula="of:=[.EO2]" office:value-type="float" office:value="696.996" calcext:value-type="float">
            <text:p>696.996</text:p>
          </table:table-cell>
          <table:table-cell table:formula="of:=[.FK2]" office:value-type="float" office:value="697.008" calcext:value-type="float">
            <text:p>697.008</text:p>
          </table:table-cell>
          <table:table-cell table:formula="of:=[.GG2]" office:value-type="float" office:value="697.016" calcext:value-type="float">
            <text:p>697.016</text:p>
          </table:table-cell>
          <table:table-cell table:number-columns-repeated="179"/>
        </table:table-row>
        <table:table-row table:style-name="ro1">
          <table:table-cell table:formula="of:=[.A3]" office:value-type="string" office:string-value="SEAL" calcext:value-type="string">
            <text:p>SEAL</text:p>
          </table:table-cell>
          <table:table-cell table:formula="of:=[.B3]" office:value-type="float" office:value="4096" calcext:value-type="float">
            <text:p>4096</text:p>
          </table:table-cell>
          <table:table-cell table:formula="of:=[.C3]" office:value-type="float" office:value="8192" calcext:value-type="float">
            <text:p>8192</text:p>
          </table:table-cell>
          <table:table-cell table:formula="of:=[.D3]" office:value-type="float" office:value="200" calcext:value-type="float">
            <text:p>200</text:p>
          </table:table-cell>
          <table:table-cell table:formula="of:=[.E3]" office:value-type="float" office:value="60" calcext:value-type="float">
            <text:p>60</text:p>
          </table:table-cell>
          <table:table-cell table:formula="of:=[.F3]" office:value-type="float" office:value="4" calcext:value-type="float">
            <text:p>4</text:p>
          </table:table-cell>
          <table:table-cell table:formula="of:=[.G3]" office:value-type="float" office:value="20" calcext:value-type="float">
            <text:p>20</text:p>
          </table:table-cell>
          <table:table-cell table:formula="of:=[.H3]" office:value-type="float" office:value="20" calcext:value-type="float">
            <text:p>20</text:p>
          </table:table-cell>
          <table:table-cell table:formula="of:=[.M3]" office:value-type="float" office:value="947.207" calcext:value-type="float">
            <text:p>947.207</text:p>
          </table:table-cell>
          <table:table-cell table:formula="of:=[.AI3]" office:value-type="float" office:value="1008.37" calcext:value-type="float">
            <text:p>1008.37</text:p>
          </table:table-cell>
          <table:table-cell table:formula="of:=[.BE3]" office:value-type="float" office:value="0" calcext:value-type="float">
            <text:p>0</text:p>
          </table:table-cell>
          <table:table-cell table:formula="of:=[.CA3]" office:value-type="float" office:value="0" calcext:value-type="float">
            <text:p>0</text:p>
          </table:table-cell>
          <table:table-cell table:formula="of:=[.CW3]" office:value-type="float" office:value="0" calcext:value-type="float">
            <text:p>0</text:p>
          </table:table-cell>
          <table:table-cell table:formula="of:=[.DS3]" office:value-type="float" office:value="0" calcext:value-type="float">
            <text:p>0</text:p>
          </table:table-cell>
          <table:table-cell table:formula="of:=[.EO3]" office:value-type="float" office:value="0" calcext:value-type="float">
            <text:p>0</text:p>
          </table:table-cell>
          <table:table-cell table:formula="of:=[.FK3]" office:value-type="float" office:value="0" calcext:value-type="float">
            <text:p>0</text:p>
          </table:table-cell>
          <table:table-cell table:formula="of:=[.GG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formula="of:=[.A4]" office:value-type="string" office:string-value="HELib" calcext:value-type="string">
            <text:p>HELib</text:p>
          </table:table-cell>
          <table:table-cell table:formula="of:=[.B4]" office:value-type="float" office:value="4096" calcext:value-type="float">
            <text:p>4096</text:p>
          </table:table-cell>
          <table:table-cell table:formula="of:=[.C4]" office:value-type="float" office:value="16384" calcext:value-type="float">
            <text:p>16384</text:p>
          </table:table-cell>
          <table:table-cell table:formula="of:=[.D4]" office:value-type="float" office:value="119" calcext:value-type="float">
            <text:p>119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25" calcext:value-type="float">
            <text:p>25</text:p>
          </table:table-cell>
          <table:table-cell table:formula="of:=[.M4]" office:value-type="float" office:value="696.727" calcext:value-type="float">
            <text:p>696.727</text:p>
          </table:table-cell>
          <table:table-cell table:formula="of:=[.AI4]" office:value-type="float" office:value="696.793" calcext:value-type="float">
            <text:p>696.793</text:p>
          </table:table-cell>
          <table:table-cell table:formula="of:=[.BE4]" office:value-type="float" office:value="696.867" calcext:value-type="float">
            <text:p>696.867</text:p>
          </table:table-cell>
          <table:table-cell table:formula="of:=[.CA4]" office:value-type="float" office:value="696.812" calcext:value-type="float">
            <text:p>696.812</text:p>
          </table:table-cell>
          <table:table-cell table:formula="of:=[.CW4]" office:value-type="float" office:value="696.883" calcext:value-type="float">
            <text:p>696.883</text:p>
          </table:table-cell>
          <table:table-cell table:formula="of:=[.DS4]" office:value-type="float" office:value="696.832" calcext:value-type="float">
            <text:p>696.832</text:p>
          </table:table-cell>
          <table:table-cell table:formula="of:=[.EO4]" office:value-type="float" office:value="696.902" calcext:value-type="float">
            <text:p>696.902</text:p>
          </table:table-cell>
          <table:table-cell table:formula="of:=[.FK4]" office:value-type="float" office:value="696.848" calcext:value-type="float">
            <text:p>696.848</text:p>
          </table:table-cell>
          <table:table-cell table:formula="of:=[.GG4]" office:value-type="float" office:value="696.855" calcext:value-type="float">
            <text:p>696.855</text:p>
          </table:table-cell>
          <table:table-cell table:number-columns-repeated="179"/>
        </table:table-row>
        <table:table-row table:style-name="ro1">
          <table:table-cell table:formula="of:=[.A5]" office:value-type="string" office:string-value="SEAL" calcext:value-type="string">
            <text:p>SEAL</text:p>
          </table:table-cell>
          <table:table-cell table:formula="of:=[.B5]" office:value-type="float" office:value="4096" calcext:value-type="float">
            <text:p>4096</text:p>
          </table:table-cell>
          <table:table-cell table:formula="of:=[.C5]" office:value-type="float" office:value="8192" calcext:value-type="float">
            <text:p>8192</text:p>
          </table:table-cell>
          <table:table-cell table:formula="of:=[.D5]" office:value-type="float" office:value="200" calcext:value-type="float">
            <text:p>200</text:p>
          </table:table-cell>
          <table:table-cell table:formula="of:=[.E5]" office:value-type="float" office:value="60" calcext:value-type="float">
            <text:p>60</text:p>
          </table:table-cell>
          <table:table-cell table:formula="of:=[.F5]" office:value-type="float" office:value="2" calcext:value-type="float">
            <text:p>2</text:p>
          </table:table-cell>
          <table:table-cell table:formula="of:=[.G5]" office:value-type="float" office:value="40" calcext:value-type="float">
            <text:p>40</text:p>
          </table:table-cell>
          <table:table-cell table:formula="of:=[.H5]" office:value-type="float" office:value="40" calcext:value-type="float">
            <text:p>40</text:p>
          </table:table-cell>
          <table:table-cell table:formula="of:=[.M5]" office:value-type="float" office:value="801.641" calcext:value-type="float">
            <text:p>801.641</text:p>
          </table:table-cell>
          <table:table-cell table:formula="of:=[.AI5]" office:value-type="float" office:value="0" calcext:value-type="float">
            <text:p>0</text:p>
          </table:table-cell>
          <table:table-cell table:formula="of:=[.BE5]" office:value-type="float" office:value="0" calcext:value-type="float">
            <text:p>0</text:p>
          </table:table-cell>
          <table:table-cell table:formula="of:=[.CA5]" office:value-type="float" office:value="0" calcext:value-type="float">
            <text:p>0</text:p>
          </table:table-cell>
          <table:table-cell table:formula="of:=[.CW5]" office:value-type="float" office:value="0" calcext:value-type="float">
            <text:p>0</text:p>
          </table:table-cell>
          <table:table-cell table:formula="of:=[.DS5]" office:value-type="float" office:value="0" calcext:value-type="float">
            <text:p>0</text:p>
          </table:table-cell>
          <table:table-cell table:formula="of:=[.EO5]" office:value-type="float" office:value="0" calcext:value-type="float">
            <text:p>0</text:p>
          </table:table-cell>
          <table:table-cell table:formula="of:=[.FK5]" office:value-type="float" office:value="0" calcext:value-type="float">
            <text:p>0</text:p>
          </table:table-cell>
          <table:table-cell table:formula="of:=[.GG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formula="of:=[.A6]" office:value-type="string" office:string-value="HELib" calcext:value-type="string">
            <text:p>HELib</text:p>
          </table:table-cell>
          <table:table-cell table:formula="of:=[.B6]" office:value-type="float" office:value="8192" calcext:value-type="float">
            <text:p>8192</text:p>
          </table:table-cell>
          <table:table-cell table:formula="of:=[.C6]" office:value-type="float" office:value="32768" calcext:value-type="float">
            <text:p>32768</text:p>
          </table:table-cell>
          <table:table-cell table:formula="of:=[.D6]" office:value-type="float" office:value="358" calcext:value-type="float">
            <text:p>358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9" calcext:value-type="float">
            <text:p>9</text:p>
          </table:table-cell>
          <table:table-cell table:formula="of:=[.M6]" office:value-type="float" office:value="1368.75" calcext:value-type="float">
            <text:p>1368.75</text:p>
          </table:table-cell>
          <table:table-cell table:formula="of:=[.AI6]" office:value-type="float" office:value="1368.63" calcext:value-type="float">
            <text:p>1368.63</text:p>
          </table:table-cell>
          <table:table-cell table:formula="of:=[.BE6]" office:value-type="float" office:value="1368.64" calcext:value-type="float">
            <text:p>1368.64</text:p>
          </table:table-cell>
          <table:table-cell table:formula="of:=[.CA6]" office:value-type="float" office:value="1368.65" calcext:value-type="float">
            <text:p>1368.65</text:p>
          </table:table-cell>
          <table:table-cell table:formula="of:=[.CW6]" office:value-type="float" office:value="1368.79" calcext:value-type="float">
            <text:p>1368.79</text:p>
          </table:table-cell>
          <table:table-cell table:formula="of:=[.DS6]" office:value-type="float" office:value="1368.67" calcext:value-type="float">
            <text:p>1368.67</text:p>
          </table:table-cell>
          <table:table-cell table:formula="of:=[.EO6]" office:value-type="float" office:value="1368.68" calcext:value-type="float">
            <text:p>1368.68</text:p>
          </table:table-cell>
          <table:table-cell table:formula="of:=[.FK6]" office:value-type="float" office:value="1368.68" calcext:value-type="float">
            <text:p>1368.68</text:p>
          </table:table-cell>
          <table:table-cell table:formula="of:=[.GG6]" office:value-type="float" office:value="1368.82" calcext:value-type="float">
            <text:p>1368.82</text:p>
          </table:table-cell>
          <table:table-cell table:number-columns-repeated="179"/>
        </table:table-row>
        <table:table-row table:style-name="ro1">
          <table:table-cell table:formula="of:=[.A7]" office:value-type="string" office:string-value="SEAL" calcext:value-type="string">
            <text:p>SEAL</text:p>
          </table:table-cell>
          <table:table-cell table:formula="of:=[.B7]" office:value-type="float" office:value="8192" calcext:value-type="float">
            <text:p>8192</text:p>
          </table:table-cell>
          <table:table-cell table:formula="of:=[.C7]" office:value-type="float" office:value="16384" calcext:value-type="float">
            <text:p>16384</text:p>
          </table:table-cell>
          <table:table-cell table:formula="of:=[.D7]" office:value-type="float" office:value="370" calcext:value-type="float">
            <text:p>370</text:p>
          </table:table-cell>
          <table:table-cell table:formula="of:=[.E7]" office:value-type="float" office:value="60" calcext:value-type="float">
            <text:p>60</text:p>
          </table:table-cell>
          <table:table-cell table:formula="of:=[.F7]" office:value-type="float" office:value="10" calcext:value-type="float">
            <text:p>10</text:p>
          </table:table-cell>
          <table:table-cell table:formula="of:=[.G7]" office:value-type="float" office:value="25" calcext:value-type="float">
            <text:p>25</text:p>
          </table:table-cell>
          <table:table-cell table:formula="of:=[.H7]" office:value-type="float" office:value="25" calcext:value-type="float">
            <text:p>25</text:p>
          </table:table-cell>
          <table:table-cell table:formula="of:=[.M7]" office:value-type="float" office:value="2431.48" calcext:value-type="float">
            <text:p>2431.48</text:p>
          </table:table-cell>
          <table:table-cell table:formula="of:=[.AI7]" office:value-type="float" office:value="2711.29" calcext:value-type="float">
            <text:p>2711.29</text:p>
          </table:table-cell>
          <table:table-cell table:formula="of:=[.BE7]" office:value-type="float" office:value="2975.46" calcext:value-type="float">
            <text:p>2975.46</text:p>
          </table:table-cell>
          <table:table-cell table:formula="of:=[.CA7]" office:value-type="float" office:value="2992.22" calcext:value-type="float">
            <text:p>2992.22</text:p>
          </table:table-cell>
          <table:table-cell table:formula="of:=[.CW7]" office:value-type="float" office:value="3119.22" calcext:value-type="float">
            <text:p>3119.22</text:p>
          </table:table-cell>
          <table:table-cell table:formula="of:=[.DS7]" office:value-type="float" office:value="0" calcext:value-type="float">
            <text:p>0</text:p>
          </table:table-cell>
          <table:table-cell table:formula="of:=[.EO7]" office:value-type="float" office:value="0" calcext:value-type="float">
            <text:p>0</text:p>
          </table:table-cell>
          <table:table-cell table:formula="of:=[.FK7]" office:value-type="float" office:value="0" calcext:value-type="float">
            <text:p>0</text:p>
          </table:table-cell>
          <table:table-cell table:formula="of:=[.GG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formula="of:=[.A8]" office:value-type="string" office:string-value="HELib" calcext:value-type="string">
            <text:p>HELib</text:p>
          </table:table-cell>
          <table:table-cell table:formula="of:=[.B8]" office:value-type="float" office:value="8192" calcext:value-type="float">
            <text:p>8192</text:p>
          </table:table-cell>
          <table:table-cell table:formula="of:=[.C8]" office:value-type="float" office:value="32768" calcext:value-type="float">
            <text:p>32768</text:p>
          </table:table-cell>
          <table:table-cell table:formula="of:=[.D8]" office:value-type="float" office:value="358" calcext:value-type="float">
            <text:p>358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formula="of:=[.H8]" office:value-type="float" office:value="24" calcext:value-type="float">
            <text:p>24</text:p>
          </table:table-cell>
          <table:table-cell table:formula="of:=[.M8]" office:value-type="float" office:value="1368.5" calcext:value-type="float">
            <text:p>1368.5</text:p>
          </table:table-cell>
          <table:table-cell table:formula="of:=[.AI8]" office:value-type="float" office:value="1368.64" calcext:value-type="float">
            <text:p>1368.64</text:p>
          </table:table-cell>
          <table:table-cell table:formula="of:=[.BE8]" office:value-type="float" office:value="1368.64" calcext:value-type="float">
            <text:p>1368.64</text:p>
          </table:table-cell>
          <table:table-cell table:formula="of:=[.CA8]" office:value-type="float" office:value="1368.53" calcext:value-type="float">
            <text:p>1368.53</text:p>
          </table:table-cell>
          <table:table-cell table:formula="of:=[.CW8]" office:value-type="float" office:value="1368.79" calcext:value-type="float">
            <text:p>1368.79</text:p>
          </table:table-cell>
          <table:table-cell table:formula="of:=[.DS8]" office:value-type="float" office:value="1368.67" calcext:value-type="float">
            <text:p>1368.67</text:p>
          </table:table-cell>
          <table:table-cell table:formula="of:=[.EO8]" office:value-type="float" office:value="1368.55" calcext:value-type="float">
            <text:p>1368.55</text:p>
          </table:table-cell>
          <table:table-cell table:formula="of:=[.FK8]" office:value-type="float" office:value="1368.56" calcext:value-type="float">
            <text:p>1368.56</text:p>
          </table:table-cell>
          <table:table-cell table:formula="of:=[.GG8]" office:value-type="float" office:value="1368.45" calcext:value-type="float">
            <text:p>1368.45</text:p>
          </table:table-cell>
          <table:table-cell table:number-columns-repeated="179"/>
        </table:table-row>
        <table:table-row table:style-name="ro1">
          <table:table-cell table:formula="of:=[.A9]" office:value-type="string" office:string-value="SEAL" calcext:value-type="string">
            <text:p>SEAL</text:p>
          </table:table-cell>
          <table:table-cell table:formula="of:=[.B9]" office:value-type="float" office:value="8192" calcext:value-type="float">
            <text:p>8192</text:p>
          </table:table-cell>
          <table:table-cell table:formula="of:=[.C9]" office:value-type="float" office:value="16384" calcext:value-type="float">
            <text:p>16384</text:p>
          </table:table-cell>
          <table:table-cell table:formula="of:=[.D9]" office:value-type="float" office:value="400" calcext:value-type="float">
            <text:p>400</text:p>
          </table:table-cell>
          <table:table-cell table:formula="of:=[.E9]" office:value-type="float" office:value="60" calcext:value-type="float">
            <text:p>60</text:p>
          </table:table-cell>
          <table:table-cell table:formula="of:=[.F9]" office:value-type="float" office:value="7" calcext:value-type="float">
            <text:p>7</text:p>
          </table:table-cell>
          <table:table-cell table:formula="of:=[.G9]" office:value-type="float" office:value="40" calcext:value-type="float">
            <text:p>40</text:p>
          </table:table-cell>
          <table:table-cell table:formula="of:=[.H9]" office:value-type="float" office:value="40" calcext:value-type="float">
            <text:p>40</text:p>
          </table:table-cell>
          <table:table-cell table:formula="of:=[.M9]" office:value-type="float" office:value="1810.95" calcext:value-type="float">
            <text:p>1810.95</text:p>
          </table:table-cell>
          <table:table-cell table:formula="of:=[.AI9]" office:value-type="float" office:value="2015.51" calcext:value-type="float">
            <text:p>2015.51</text:p>
          </table:table-cell>
          <table:table-cell table:formula="of:=[.BE9]" office:value-type="float" office:value="2137.55" calcext:value-type="float">
            <text:p>2137.55</text:p>
          </table:table-cell>
          <table:table-cell table:formula="of:=[.CA9]" office:value-type="float" office:value="2141" calcext:value-type="float">
            <text:p>2141</text:p>
          </table:table-cell>
          <table:table-cell table:formula="of:=[.CW9]" office:value-type="float" office:value="0" calcext:value-type="float">
            <text:p>0</text:p>
          </table:table-cell>
          <table:table-cell table:formula="of:=[.DS9]" office:value-type="float" office:value="0" calcext:value-type="float">
            <text:p>0</text:p>
          </table:table-cell>
          <table:table-cell table:formula="of:=[.EO9]" office:value-type="float" office:value="0" calcext:value-type="float">
            <text:p>0</text:p>
          </table:table-cell>
          <table:table-cell table:formula="of:=[.FK9]" office:value-type="float" office:value="0" calcext:value-type="float">
            <text:p>0</text:p>
          </table:table-cell>
          <table:table-cell table:formula="of:=[.GG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formula="of:=[.A10]" office:value-type="string" office:string-value="HELib" calcext:value-type="string">
            <text:p>HELib</text:p>
          </table:table-cell>
          <table:table-cell table:formula="of:=[.B10]" office:value-type="float" office:value="16384" calcext:value-type="float">
            <text:p>16384</text:p>
          </table:table-cell>
          <table:table-cell table:formula="of:=[.C10]" office:value-type="float" office:value="65536" calcext:value-type="float">
            <text:p>65536</text:p>
          </table:table-cell>
          <table:table-cell table:formula="of:=[.D10]" office:value-type="float" office:value="717" calcext:value-type="float">
            <text:p>717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8" calcext:value-type="float">
            <text:p>8</text:p>
          </table:table-cell>
          <table:table-cell table:formula="of:=[.M10]" office:value-type="float" office:value="3773.77" calcext:value-type="float">
            <text:p>3773.77</text:p>
          </table:table-cell>
          <table:table-cell table:formula="of:=[.AI10]" office:value-type="float" office:value="3773.78" calcext:value-type="float">
            <text:p>3773.78</text:p>
          </table:table-cell>
          <table:table-cell table:formula="of:=[.BE10]" office:value-type="float" office:value="4285.79" calcext:value-type="float">
            <text:p>4285.79</text:p>
          </table:table-cell>
          <table:table-cell table:formula="of:=[.CA10]" office:value-type="float" office:value="4285.8" calcext:value-type="float">
            <text:p>4285.8</text:p>
          </table:table-cell>
          <table:table-cell table:formula="of:=[.CW10]" office:value-type="float" office:value="4797.8" calcext:value-type="float">
            <text:p>4797.8</text:p>
          </table:table-cell>
          <table:table-cell table:formula="of:=[.DS10]" office:value-type="float" office:value="4797.81" calcext:value-type="float">
            <text:p>4797.81</text:p>
          </table:table-cell>
          <table:table-cell table:formula="of:=[.EO10]" office:value-type="float" office:value="4925.82" calcext:value-type="float">
            <text:p>4925.82</text:p>
          </table:table-cell>
          <table:table-cell table:formula="of:=[.FK10]" office:value-type="float" office:value="5309.83" calcext:value-type="float">
            <text:p>5309.83</text:p>
          </table:table-cell>
          <table:table-cell table:formula="of:=[.GG10]" office:value-type="float" office:value="5309.84" calcext:value-type="float">
            <text:p>5309.84</text:p>
          </table:table-cell>
          <table:table-cell table:number-columns-repeated="179"/>
        </table:table-row>
        <table:table-row table:style-name="ro1">
          <table:table-cell table:formula="of:=[.A11]" office:value-type="string" office:string-value="SEAL" calcext:value-type="string">
            <text:p>SEAL</text:p>
          </table:table-cell>
          <table:table-cell table:formula="of:=[.B11]" office:value-type="float" office:value="16384" calcext:value-type="float">
            <text:p>16384</text:p>
          </table:table-cell>
          <table:table-cell table:formula="of:=[.C11]" office:value-type="float" office:value="32768" calcext:value-type="float">
            <text:p>32768</text:p>
          </table:table-cell>
          <table:table-cell table:formula="of:=[.D11]" office:value-type="float" office:value="370" calcext:value-type="float">
            <text:p>370</text:p>
          </table:table-cell>
          <table:table-cell table:formula="of:=[.E11]" office:value-type="float" office:value="60" calcext:value-type="float">
            <text:p>60</text:p>
          </table:table-cell>
          <table:table-cell table:formula="of:=[.F11]" office:value-type="float" office:value="10" calcext:value-type="float">
            <text:p>10</text:p>
          </table:table-cell>
          <table:table-cell table:formula="of:=[.G11]" office:value-type="float" office:value="25" calcext:value-type="float">
            <text:p>25</text:p>
          </table:table-cell>
          <table:table-cell table:formula="of:=[.H11]" office:value-type="float" office:value="25" calcext:value-type="float">
            <text:p>25</text:p>
          </table:table-cell>
          <table:table-cell table:formula="of:=[.M11]" office:value-type="float" office:value="4076.96" calcext:value-type="float">
            <text:p>4076.96</text:p>
          </table:table-cell>
          <table:table-cell table:formula="of:=[.AI11]" office:value-type="float" office:value="4636.51" calcext:value-type="float">
            <text:p>4636.51</text:p>
          </table:table-cell>
          <table:table-cell table:formula="of:=[.BE11]" office:value-type="float" office:value="5140.8" calcext:value-type="float">
            <text:p>5140.8</text:p>
          </table:table-cell>
          <table:table-cell table:formula="of:=[.CA11]" office:value-type="float" office:value="5165.31" calcext:value-type="float">
            <text:p>5165.31</text:p>
          </table:table-cell>
          <table:table-cell table:formula="of:=[.CW11]" office:value-type="float" office:value="5461.32" calcext:value-type="float">
            <text:p>5461.32</text:p>
          </table:table-cell>
          <table:table-cell table:formula="of:=[.DS11]" office:value-type="float" office:value="0" calcext:value-type="float">
            <text:p>0</text:p>
          </table:table-cell>
          <table:table-cell table:formula="of:=[.EO11]" office:value-type="float" office:value="0" calcext:value-type="float">
            <text:p>0</text:p>
          </table:table-cell>
          <table:table-cell table:formula="of:=[.FK11]" office:value-type="float" office:value="0" calcext:value-type="float">
            <text:p>0</text:p>
          </table:table-cell>
          <table:table-cell table:formula="of:=[.GG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M12]" office:value-type="float" office:value="3773.04" calcext:value-type="float">
            <text:p>3773.04</text:p>
          </table:table-cell>
          <table:table-cell table:formula="of:=[.AI12]" office:value-type="float" office:value="3773.04" calcext:value-type="float">
            <text:p>3773.04</text:p>
          </table:table-cell>
          <table:table-cell table:formula="of:=[.BE12]" office:value-type="float" office:value="4285.05" calcext:value-type="float">
            <text:p>4285.05</text:p>
          </table:table-cell>
          <table:table-cell table:formula="of:=[.CA12]" office:value-type="float" office:value="4285.06" calcext:value-type="float">
            <text:p>4285.06</text:p>
          </table:table-cell>
          <table:table-cell table:formula="of:=[.CW12]" office:value-type="float" office:value="4349.07" calcext:value-type="float">
            <text:p>4349.07</text:p>
          </table:table-cell>
          <table:table-cell table:formula="of:=[.DS12]" office:value-type="float" office:value="4797.08" calcext:value-type="float">
            <text:p>4797.08</text:p>
          </table:table-cell>
          <table:table-cell table:formula="of:=[.EO12]" office:value-type="float" office:value="4797.09" calcext:value-type="float">
            <text:p>4797.09</text:p>
          </table:table-cell>
          <table:table-cell table:formula="of:=[.FK12]" office:value-type="float" office:value="4797.09" calcext:value-type="float">
            <text:p>4797.09</text:p>
          </table:table-cell>
          <table:table-cell table:formula="of:=[.GG12]" office:value-type="float" office:value="5309.1" calcext:value-type="float">
            <text:p>5309.1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M13]" office:value-type="float" office:value="6874.64" calcext:value-type="float">
            <text:p>6874.64</text:p>
          </table:table-cell>
          <table:table-cell table:formula="of:=[.AI13]" office:value-type="float" office:value="7824.95" calcext:value-type="float">
            <text:p>7824.95</text:p>
          </table:table-cell>
          <table:table-cell table:formula="of:=[.BE13]" office:value-type="float" office:value="8880.77" calcext:value-type="float">
            <text:p>8880.77</text:p>
          </table:table-cell>
          <table:table-cell table:formula="of:=[.CA13]" office:value-type="float" office:value="9372.59" calcext:value-type="float">
            <text:p>9372.59</text:p>
          </table:table-cell>
          <table:table-cell table:formula="of:=[.CW13]" office:value-type="float" office:value="9960.36" calcext:value-type="float">
            <text:p>9960.36</text:p>
          </table:table-cell>
          <table:table-cell table:formula="of:=[.DS13]" office:value-type="float" office:value="10457.4" calcext:value-type="float">
            <text:p>10457.4</text:p>
          </table:table-cell>
          <table:table-cell table:formula="of:=[.EO13]" office:value-type="float" office:value="10542.1" calcext:value-type="float">
            <text:p>10542.1</text:p>
          </table:table-cell>
          <table:table-cell table:formula="of:=[.FK13]" office:value-type="float" office:value="11028.9" calcext:value-type="float">
            <text:p>11028.9</text:p>
          </table:table-cell>
          <table:table-cell table:formula="of:=[.GG13]" office:value-type="float" office:value="11127.6" calcext:value-type="float">
            <text:p>11127.6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string" calcext:value-type="string">
            <text:p>resident_memory[MB]</text:p>
          </table:table-cell>
          <table:table-cell table:number-columns-repeated="187"/>
        </table:table-row>
        <table:table-row table:style-name="ro1">
          <table:table-cell table:number-columns-repeated="8"/>
          <table:table-cell table:formula="of:=[.N2]" office:value-type="float" office:value="153.66" calcext:value-type="float">
            <text:p>153.66</text:p>
          </table:table-cell>
          <table:table-cell table:formula="of:=[.AJ2]" office:value-type="float" office:value="180.355" calcext:value-type="float">
            <text:p>180.355</text:p>
          </table:table-cell>
          <table:table-cell table:formula="of:=[.BF2]" office:value-type="float" office:value="191.781" calcext:value-type="float">
            <text:p>191.781</text:p>
          </table:table-cell>
          <table:table-cell table:formula="of:=[.CB2]" office:value-type="float" office:value="204.855" calcext:value-type="float">
            <text:p>204.855</text:p>
          </table:table-cell>
          <table:table-cell table:formula="of:=[.CX2]" office:value-type="float" office:value="218.656" calcext:value-type="float">
            <text:p>218.656</text:p>
          </table:table-cell>
          <table:table-cell table:formula="of:=[.DT2]" office:value-type="float" office:value="230.152" calcext:value-type="float">
            <text:p>230.152</text:p>
          </table:table-cell>
          <table:table-cell table:formula="of:=[.EP2]" office:value-type="float" office:value="243.855" calcext:value-type="float">
            <text:p>243.855</text:p>
          </table:table-cell>
          <table:table-cell table:formula="of:=[.FL2]" office:value-type="float" office:value="255.891" calcext:value-type="float">
            <text:p>255.891</text:p>
          </table:table-cell>
          <table:table-cell table:formula="of:=[.GH2]" office:value-type="float" office:value="268.863" calcext:value-type="float">
            <text:p>268.863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N3]" office:value-type="float" office:value="403.605" calcext:value-type="float">
            <text:p>403.605</text:p>
          </table:table-cell>
          <table:table-cell table:formula="of:=[.AJ3]" office:value-type="float" office:value="453.941" calcext:value-type="float">
            <text:p>453.941</text:p>
          </table:table-cell>
          <table:table-cell table:formula="of:=[.BF3]" office:value-type="float" office:value="0" calcext:value-type="float">
            <text:p>0</text:p>
          </table:table-cell>
          <table:table-cell table:formula="of:=[.CB3]" office:value-type="float" office:value="0" calcext:value-type="float">
            <text:p>0</text:p>
          </table:table-cell>
          <table:table-cell table:formula="of:=[.CX3]" office:value-type="float" office:value="0" calcext:value-type="float">
            <text:p>0</text:p>
          </table:table-cell>
          <table:table-cell table:formula="of:=[.DT3]" office:value-type="float" office:value="0" calcext:value-type="float">
            <text:p>0</text:p>
          </table:table-cell>
          <table:table-cell table:formula="of:=[.EP3]" office:value-type="float" office:value="0" calcext:value-type="float">
            <text:p>0</text:p>
          </table:table-cell>
          <table:table-cell table:formula="of:=[.FL3]" office:value-type="float" office:value="0" calcext:value-type="float">
            <text:p>0</text:p>
          </table:table-cell>
          <table:table-cell table:formula="of:=[.GH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N4]" office:value-type="float" office:value="153.234" calcext:value-type="float">
            <text:p>153.234</text:p>
          </table:table-cell>
          <table:table-cell table:formula="of:=[.AJ4]" office:value-type="float" office:value="176.789" calcext:value-type="float">
            <text:p>176.789</text:p>
          </table:table-cell>
          <table:table-cell table:formula="of:=[.BF4]" office:value-type="float" office:value="186.949" calcext:value-type="float">
            <text:p>186.949</text:p>
          </table:table-cell>
          <table:table-cell table:formula="of:=[.CB4]" office:value-type="float" office:value="199.203" calcext:value-type="float">
            <text:p>199.203</text:p>
          </table:table-cell>
          <table:table-cell table:formula="of:=[.CX4]" office:value-type="float" office:value="212.547" calcext:value-type="float">
            <text:p>212.547</text:p>
          </table:table-cell>
          <table:table-cell table:formula="of:=[.DT4]" office:value-type="float" office:value="225.34" calcext:value-type="float">
            <text:p>225.34</text:p>
          </table:table-cell>
          <table:table-cell table:formula="of:=[.EP4]" office:value-type="float" office:value="239.527" calcext:value-type="float">
            <text:p>239.527</text:p>
          </table:table-cell>
          <table:table-cell table:formula="of:=[.FL4]" office:value-type="float" office:value="252.77" calcext:value-type="float">
            <text:p>252.77</text:p>
          </table:table-cell>
          <table:table-cell table:formula="of:=[.GH4]" office:value-type="float" office:value="265.934" calcext:value-type="float">
            <text:p>265.934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N5]" office:value-type="float" office:value="252.121" calcext:value-type="float">
            <text:p>252.121</text:p>
          </table:table-cell>
          <table:table-cell table:formula="of:=[.AJ5]" office:value-type="float" office:value="0" calcext:value-type="float">
            <text:p>0</text:p>
          </table:table-cell>
          <table:table-cell table:formula="of:=[.BF5]" office:value-type="float" office:value="0" calcext:value-type="float">
            <text:p>0</text:p>
          </table:table-cell>
          <table:table-cell table:formula="of:=[.CB5]" office:value-type="float" office:value="0" calcext:value-type="float">
            <text:p>0</text:p>
          </table:table-cell>
          <table:table-cell table:formula="of:=[.CX5]" office:value-type="float" office:value="0" calcext:value-type="float">
            <text:p>0</text:p>
          </table:table-cell>
          <table:table-cell table:formula="of:=[.DT5]" office:value-type="float" office:value="0" calcext:value-type="float">
            <text:p>0</text:p>
          </table:table-cell>
          <table:table-cell table:formula="of:=[.EP5]" office:value-type="float" office:value="0" calcext:value-type="float">
            <text:p>0</text:p>
          </table:table-cell>
          <table:table-cell table:formula="of:=[.FL5]" office:value-type="float" office:value="0" calcext:value-type="float">
            <text:p>0</text:p>
          </table:table-cell>
          <table:table-cell table:formula="of:=[.GH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N6]" office:value-type="float" office:value="857.297" calcext:value-type="float">
            <text:p>857.297</text:p>
          </table:table-cell>
          <table:table-cell table:formula="of:=[.AJ6]" office:value-type="float" office:value="942.5" calcext:value-type="float">
            <text:p>942.5</text:p>
          </table:table-cell>
          <table:table-cell table:formula="of:=[.BF6]" office:value-type="float" office:value="999.176" calcext:value-type="float">
            <text:p>999.176</text:p>
          </table:table-cell>
          <table:table-cell table:formula="of:=[.CB6]" office:value-type="float" office:value="1061.58" calcext:value-type="float">
            <text:p>1061.58</text:p>
          </table:table-cell>
          <table:table-cell table:formula="of:=[.CX6]" office:value-type="float" office:value="1105.02" calcext:value-type="float">
            <text:p>1105.02</text:p>
          </table:table-cell>
          <table:table-cell table:formula="of:=[.DT6]" office:value-type="float" office:value="1159.14" calcext:value-type="float">
            <text:p>1159.14</text:p>
          </table:table-cell>
          <table:table-cell table:formula="of:=[.EP6]" office:value-type="float" office:value="1197.65" calcext:value-type="float">
            <text:p>1197.65</text:p>
          </table:table-cell>
          <table:table-cell table:formula="of:=[.FL6]" office:value-type="float" office:value="1224.14" calcext:value-type="float">
            <text:p>1224.14</text:p>
          </table:table-cell>
          <table:table-cell table:formula="of:=[.GH6]" office:value-type="float" office:value="1268.88" calcext:value-type="float">
            <text:p>1268.88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N7]" office:value-type="float" office:value="1882.7" calcext:value-type="float">
            <text:p>1882.7</text:p>
          </table:table-cell>
          <table:table-cell table:formula="of:=[.AJ7]" office:value-type="float" office:value="2143.24" calcext:value-type="float">
            <text:p>2143.24</text:p>
          </table:table-cell>
          <table:table-cell table:formula="of:=[.BF7]" office:value-type="float" office:value="2373.84" calcext:value-type="float">
            <text:p>2373.84</text:p>
          </table:table-cell>
          <table:table-cell table:formula="of:=[.CB7]" office:value-type="float" office:value="2482.62" calcext:value-type="float">
            <text:p>2482.62</text:p>
          </table:table-cell>
          <table:table-cell table:formula="of:=[.CX7]" office:value-type="float" office:value="2555.24" calcext:value-type="float">
            <text:p>2555.24</text:p>
          </table:table-cell>
          <table:table-cell table:formula="of:=[.DT7]" office:value-type="float" office:value="0" calcext:value-type="float">
            <text:p>0</text:p>
          </table:table-cell>
          <table:table-cell table:formula="of:=[.EP7]" office:value-type="float" office:value="0" calcext:value-type="float">
            <text:p>0</text:p>
          </table:table-cell>
          <table:table-cell table:formula="of:=[.FL7]" office:value-type="float" office:value="0" calcext:value-type="float">
            <text:p>0</text:p>
          </table:table-cell>
          <table:table-cell table:formula="of:=[.GH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N8]" office:value-type="float" office:value="855.711" calcext:value-type="float">
            <text:p>855.711</text:p>
          </table:table-cell>
          <table:table-cell table:formula="of:=[.AJ8]" office:value-type="float" office:value="928.672" calcext:value-type="float">
            <text:p>928.672</text:p>
          </table:table-cell>
          <table:table-cell table:formula="of:=[.BF8]" office:value-type="float" office:value="979.082" calcext:value-type="float">
            <text:p>979.082</text:p>
          </table:table-cell>
          <table:table-cell table:formula="of:=[.CB8]" office:value-type="float" office:value="1018.14" calcext:value-type="float">
            <text:p>1018.14</text:p>
          </table:table-cell>
          <table:table-cell table:formula="of:=[.CX8]" office:value-type="float" office:value="1043.83" calcext:value-type="float">
            <text:p>1043.83</text:p>
          </table:table-cell>
          <table:table-cell table:formula="of:=[.DT8]" office:value-type="float" office:value="1066.27" calcext:value-type="float">
            <text:p>1066.27</text:p>
          </table:table-cell>
          <table:table-cell table:formula="of:=[.EP8]" office:value-type="float" office:value="1091.21" calcext:value-type="float">
            <text:p>1091.21</text:p>
          </table:table-cell>
          <table:table-cell table:formula="of:=[.FL8]" office:value-type="float" office:value="1116.59" calcext:value-type="float">
            <text:p>1116.59</text:p>
          </table:table-cell>
          <table:table-cell table:formula="of:=[.GH8]" office:value-type="float" office:value="1141.46" calcext:value-type="float">
            <text:p>1141.46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N9]" office:value-type="float" office:value="1276.74" calcext:value-type="float">
            <text:p>1276.74</text:p>
          </table:table-cell>
          <table:table-cell table:formula="of:=[.AJ9]" office:value-type="float" office:value="1457.47" calcext:value-type="float">
            <text:p>1457.47</text:p>
          </table:table-cell>
          <table:table-cell table:formula="of:=[.BF9]" office:value-type="float" office:value="1546.82" calcext:value-type="float">
            <text:p>1546.82</text:p>
          </table:table-cell>
          <table:table-cell table:formula="of:=[.CB9]" office:value-type="float" office:value="1616.77" calcext:value-type="float">
            <text:p>1616.77</text:p>
          </table:table-cell>
          <table:table-cell table:formula="of:=[.CX9]" office:value-type="float" office:value="0" calcext:value-type="float">
            <text:p>0</text:p>
          </table:table-cell>
          <table:table-cell table:formula="of:=[.DT9]" office:value-type="float" office:value="0" calcext:value-type="float">
            <text:p>0</text:p>
          </table:table-cell>
          <table:table-cell table:formula="of:=[.EP9]" office:value-type="float" office:value="0" calcext:value-type="float">
            <text:p>0</text:p>
          </table:table-cell>
          <table:table-cell table:formula="of:=[.FL9]" office:value-type="float" office:value="0" calcext:value-type="float">
            <text:p>0</text:p>
          </table:table-cell>
          <table:table-cell table:formula="of:=[.GH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N10]" office:value-type="float" office:value="3403.43" calcext:value-type="float">
            <text:p>3403.43</text:p>
          </table:table-cell>
          <table:table-cell table:formula="of:=[.AJ10]" office:value-type="float" office:value="3669.04" calcext:value-type="float">
            <text:p>3669.04</text:p>
          </table:table-cell>
          <table:table-cell table:formula="of:=[.BF10]" office:value-type="float" office:value="3902.08" calcext:value-type="float">
            <text:p>3902.08</text:p>
          </table:table-cell>
          <table:table-cell table:formula="of:=[.CB10]" office:value-type="float" office:value="4137.67" calcext:value-type="float">
            <text:p>4137.67</text:p>
          </table:table-cell>
          <table:table-cell table:formula="of:=[.CX10]" office:value-type="float" office:value="4341.19" calcext:value-type="float">
            <text:p>4341.19</text:p>
          </table:table-cell>
          <table:table-cell table:formula="of:=[.DT10]" office:value-type="float" office:value="4550.83" calcext:value-type="float">
            <text:p>4550.83</text:p>
          </table:table-cell>
          <table:table-cell table:formula="of:=[.EP10]" office:value-type="float" office:value="4754.73" calcext:value-type="float">
            <text:p>4754.73</text:p>
          </table:table-cell>
          <table:table-cell table:formula="of:=[.FL10]" office:value-type="float" office:value="4922.05" calcext:value-type="float">
            <text:p>4922.05</text:p>
          </table:table-cell>
          <table:table-cell table:formula="of:=[.GH10]" office:value-type="float" office:value="5097.21" calcext:value-type="float">
            <text:p>5097.21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N11]" office:value-type="float" office:value="3517.37" calcext:value-type="float">
            <text:p>3517.37</text:p>
          </table:table-cell>
          <table:table-cell table:formula="of:=[.AJ11]" office:value-type="float" office:value="4031.71" calcext:value-type="float">
            <text:p>4031.71</text:p>
          </table:table-cell>
          <table:table-cell table:formula="of:=[.BF11]" office:value-type="float" office:value="4493.02" calcext:value-type="float">
            <text:p>4493.02</text:p>
          </table:table-cell>
          <table:table-cell table:formula="of:=[.CB11]" office:value-type="float" office:value="4713.51" calcext:value-type="float">
            <text:p>4713.51</text:p>
          </table:table-cell>
          <table:table-cell table:formula="of:=[.CX11]" office:value-type="float" office:value="4908.89" calcext:value-type="float">
            <text:p>4908.89</text:p>
          </table:table-cell>
          <table:table-cell table:formula="of:=[.DT11]" office:value-type="float" office:value="0" calcext:value-type="float">
            <text:p>0</text:p>
          </table:table-cell>
          <table:table-cell table:formula="of:=[.EP11]" office:value-type="float" office:value="0" calcext:value-type="float">
            <text:p>0</text:p>
          </table:table-cell>
          <table:table-cell table:formula="of:=[.FL11]" office:value-type="float" office:value="0" calcext:value-type="float">
            <text:p>0</text:p>
          </table:table-cell>
          <table:table-cell table:formula="of:=[.GH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N12]" office:value-type="float" office:value="3384.89" calcext:value-type="float">
            <text:p>3384.89</text:p>
          </table:table-cell>
          <table:table-cell table:formula="of:=[.AJ12]" office:value-type="float" office:value="3636.45" calcext:value-type="float">
            <text:p>3636.45</text:p>
          </table:table-cell>
          <table:table-cell table:formula="of:=[.BF12]" office:value-type="float" office:value="3855.45" calcext:value-type="float">
            <text:p>3855.45</text:p>
          </table:table-cell>
          <table:table-cell table:formula="of:=[.CB12]" office:value-type="float" office:value="4048.3" calcext:value-type="float">
            <text:p>4048.3</text:p>
          </table:table-cell>
          <table:table-cell table:formula="of:=[.CX12]" office:value-type="float" office:value="4232.64" calcext:value-type="float">
            <text:p>4232.64</text:p>
          </table:table-cell>
          <table:table-cell table:formula="of:=[.DT12]" office:value-type="float" office:value="4376.7" calcext:value-type="float">
            <text:p>4376.7</text:p>
          </table:table-cell>
          <table:table-cell table:formula="of:=[.EP12]" office:value-type="float" office:value="4560.32" calcext:value-type="float">
            <text:p>4560.32</text:p>
          </table:table-cell>
          <table:table-cell table:formula="of:=[.FL12]" office:value-type="float" office:value="4698.41" calcext:value-type="float">
            <text:p>4698.41</text:p>
          </table:table-cell>
          <table:table-cell table:formula="of:=[.GH12]" office:value-type="float" office:value="4814.14" calcext:value-type="float">
            <text:p>4814.14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N13]" office:value-type="float" office:value="6356.01" calcext:value-type="float">
            <text:p>6356.01</text:p>
          </table:table-cell>
          <table:table-cell table:formula="of:=[.AJ13]" office:value-type="float" office:value="7185.23" calcext:value-type="float">
            <text:p>7185.23</text:p>
          </table:table-cell>
          <table:table-cell table:formula="of:=[.BF13]" office:value-type="float" office:value="8074.25" calcext:value-type="float">
            <text:p>8074.25</text:p>
          </table:table-cell>
          <table:table-cell table:formula="of:=[.CB13]" office:value-type="float" office:value="8745.37" calcext:value-type="float">
            <text:p>8745.37</text:p>
          </table:table-cell>
          <table:table-cell table:formula="of:=[.CX13]" office:value-type="float" office:value="9146.78" calcext:value-type="float">
            <text:p>9146.78</text:p>
          </table:table-cell>
          <table:table-cell table:formula="of:=[.DT13]" office:value-type="float" office:value="9501.79" calcext:value-type="float">
            <text:p>9501.79</text:p>
          </table:table-cell>
          <table:table-cell table:formula="of:=[.EP13]" office:value-type="float" office:value="9825.59" calcext:value-type="float">
            <text:p>9825.59</text:p>
          </table:table-cell>
          <table:table-cell table:formula="of:=[.FL13]" office:value-type="float" office:value="10094.9" calcext:value-type="float">
            <text:p>10094.9</text:p>
          </table:table-cell>
          <table:table-cell table:formula="of:=[.GH13]" office:value-type="float" office:value="10449.2" calcext:value-type="float">
            <text:p>10449.2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string" calcext:value-type="string">
            <text:p>keygen_duration[us]</text:p>
          </table:table-cell>
          <table:table-cell table:number-columns-repeated="187"/>
        </table:table-row>
        <table:table-row table:style-name="ro1">
          <table:table-cell table:number-columns-repeated="8"/>
          <table:table-cell table:formula="of:=[.O2]" office:value-type="float" office:value="71885" calcext:value-type="float">
            <text:p>71885</text:p>
          </table:table-cell>
          <table:table-cell table:formula="of:=[.AK2]" office:value-type="float" office:value="87752" calcext:value-type="float">
            <text:p>87752</text:p>
          </table:table-cell>
          <table:table-cell table:formula="of:=[.BG2]" office:value-type="float" office:value="114259" calcext:value-type="float">
            <text:p>114259</text:p>
          </table:table-cell>
          <table:table-cell table:formula="of:=[.CC2]" office:value-type="float" office:value="126992" calcext:value-type="float">
            <text:p>126992</text:p>
          </table:table-cell>
          <table:table-cell table:formula="of:=[.CY2]" office:value-type="float" office:value="98154" calcext:value-type="float">
            <text:p>98154</text:p>
          </table:table-cell>
          <table:table-cell table:formula="of:=[.DU2]" office:value-type="float" office:value="94779" calcext:value-type="float">
            <text:p>94779</text:p>
          </table:table-cell>
          <table:table-cell table:formula="of:=[.EQ2]" office:value-type="float" office:value="96880" calcext:value-type="float">
            <text:p>96880</text:p>
          </table:table-cell>
          <table:table-cell table:formula="of:=[.FM2]" office:value-type="float" office:value="95053" calcext:value-type="float">
            <text:p>95053</text:p>
          </table:table-cell>
          <table:table-cell table:formula="of:=[.GI2]" office:value-type="float" office:value="95990" calcext:value-type="float">
            <text:p>9599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O3]" office:value-type="float" office:value="61557" calcext:value-type="float">
            <text:p>61557</text:p>
          </table:table-cell>
          <table:table-cell table:formula="of:=[.AK3]" office:value-type="float" office:value="88452" calcext:value-type="float">
            <text:p>88452</text:p>
          </table:table-cell>
          <table:table-cell table:formula="of:=[.BG3]" office:value-type="float" office:value="0" calcext:value-type="float">
            <text:p>0</text:p>
          </table:table-cell>
          <table:table-cell table:formula="of:=[.CC3]" office:value-type="float" office:value="0" calcext:value-type="float">
            <text:p>0</text:p>
          </table:table-cell>
          <table:table-cell table:formula="of:=[.CY3]" office:value-type="float" office:value="0" calcext:value-type="float">
            <text:p>0</text:p>
          </table:table-cell>
          <table:table-cell table:formula="of:=[.DU3]" office:value-type="float" office:value="0" calcext:value-type="float">
            <text:p>0</text:p>
          </table:table-cell>
          <table:table-cell table:formula="of:=[.EQ3]" office:value-type="float" office:value="0" calcext:value-type="float">
            <text:p>0</text:p>
          </table:table-cell>
          <table:table-cell table:formula="of:=[.FM3]" office:value-type="float" office:value="0" calcext:value-type="float">
            <text:p>0</text:p>
          </table:table-cell>
          <table:table-cell table:formula="of:=[.GI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O4]" office:value-type="float" office:value="57178" calcext:value-type="float">
            <text:p>57178</text:p>
          </table:table-cell>
          <table:table-cell table:formula="of:=[.AK4]" office:value-type="float" office:value="99045" calcext:value-type="float">
            <text:p>99045</text:p>
          </table:table-cell>
          <table:table-cell table:formula="of:=[.BG4]" office:value-type="float" office:value="96187" calcext:value-type="float">
            <text:p>96187</text:p>
          </table:table-cell>
          <table:table-cell table:formula="of:=[.CC4]" office:value-type="float" office:value="96822" calcext:value-type="float">
            <text:p>96822</text:p>
          </table:table-cell>
          <table:table-cell table:formula="of:=[.CY4]" office:value-type="float" office:value="97930" calcext:value-type="float">
            <text:p>97930</text:p>
          </table:table-cell>
          <table:table-cell table:formula="of:=[.DU4]" office:value-type="float" office:value="93914" calcext:value-type="float">
            <text:p>93914</text:p>
          </table:table-cell>
          <table:table-cell table:formula="of:=[.EQ4]" office:value-type="float" office:value="79891" calcext:value-type="float">
            <text:p>79891</text:p>
          </table:table-cell>
          <table:table-cell table:formula="of:=[.FM4]" office:value-type="float" office:value="78066" calcext:value-type="float">
            <text:p>78066</text:p>
          </table:table-cell>
          <table:table-cell table:formula="of:=[.GI4]" office:value-type="float" office:value="62985" calcext:value-type="float">
            <text:p>62985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O5]" office:value-type="float" office:value="37649" calcext:value-type="float">
            <text:p>37649</text:p>
          </table:table-cell>
          <table:table-cell table:formula="of:=[.AK5]" office:value-type="float" office:value="0" calcext:value-type="float">
            <text:p>0</text:p>
          </table:table-cell>
          <table:table-cell table:formula="of:=[.BG5]" office:value-type="float" office:value="0" calcext:value-type="float">
            <text:p>0</text:p>
          </table:table-cell>
          <table:table-cell table:formula="of:=[.CC5]" office:value-type="float" office:value="0" calcext:value-type="float">
            <text:p>0</text:p>
          </table:table-cell>
          <table:table-cell table:formula="of:=[.CY5]" office:value-type="float" office:value="0" calcext:value-type="float">
            <text:p>0</text:p>
          </table:table-cell>
          <table:table-cell table:formula="of:=[.DU5]" office:value-type="float" office:value="0" calcext:value-type="float">
            <text:p>0</text:p>
          </table:table-cell>
          <table:table-cell table:formula="of:=[.EQ5]" office:value-type="float" office:value="0" calcext:value-type="float">
            <text:p>0</text:p>
          </table:table-cell>
          <table:table-cell table:formula="of:=[.FM5]" office:value-type="float" office:value="0" calcext:value-type="float">
            <text:p>0</text:p>
          </table:table-cell>
          <table:table-cell table:formula="of:=[.GI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O6]" office:value-type="float" office:value="231921" calcext:value-type="float">
            <text:p>231921</text:p>
          </table:table-cell>
          <table:table-cell table:formula="of:=[.AK6]" office:value-type="float" office:value="362802" calcext:value-type="float">
            <text:p>362802</text:p>
          </table:table-cell>
          <table:table-cell table:formula="of:=[.BG6]" office:value-type="float" office:value="291788" calcext:value-type="float">
            <text:p>291788</text:p>
          </table:table-cell>
          <table:table-cell table:formula="of:=[.CC6]" office:value-type="float" office:value="295428" calcext:value-type="float">
            <text:p>295428</text:p>
          </table:table-cell>
          <table:table-cell table:formula="of:=[.CY6]" office:value-type="float" office:value="259772" calcext:value-type="float">
            <text:p>259772</text:p>
          </table:table-cell>
          <table:table-cell table:formula="of:=[.DU6]" office:value-type="float" office:value="268592" calcext:value-type="float">
            <text:p>268592</text:p>
          </table:table-cell>
          <table:table-cell table:formula="of:=[.EQ6]" office:value-type="float" office:value="249466" calcext:value-type="float">
            <text:p>249466</text:p>
          </table:table-cell>
          <table:table-cell table:formula="of:=[.FM6]" office:value-type="float" office:value="247599" calcext:value-type="float">
            <text:p>247599</text:p>
          </table:table-cell>
          <table:table-cell table:formula="of:=[.GI6]" office:value-type="float" office:value="253992" calcext:value-type="float">
            <text:p>253992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O7]" office:value-type="float" office:value="290280" calcext:value-type="float">
            <text:p>290280</text:p>
          </table:table-cell>
          <table:table-cell table:formula="of:=[.AK7]" office:value-type="float" office:value="315673" calcext:value-type="float">
            <text:p>315673</text:p>
          </table:table-cell>
          <table:table-cell table:formula="of:=[.BG7]" office:value-type="float" office:value="317810" calcext:value-type="float">
            <text:p>317810</text:p>
          </table:table-cell>
          <table:table-cell table:formula="of:=[.CC7]" office:value-type="float" office:value="322423" calcext:value-type="float">
            <text:p>322423</text:p>
          </table:table-cell>
          <table:table-cell table:formula="of:=[.CY7]" office:value-type="float" office:value="317605" calcext:value-type="float">
            <text:p>317605</text:p>
          </table:table-cell>
          <table:table-cell table:formula="of:=[.DU7]" office:value-type="float" office:value="0" calcext:value-type="float">
            <text:p>0</text:p>
          </table:table-cell>
          <table:table-cell table:formula="of:=[.EQ7]" office:value-type="float" office:value="0" calcext:value-type="float">
            <text:p>0</text:p>
          </table:table-cell>
          <table:table-cell table:formula="of:=[.FM7]" office:value-type="float" office:value="0" calcext:value-type="float">
            <text:p>0</text:p>
          </table:table-cell>
          <table:table-cell table:formula="of:=[.GI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O8]" office:value-type="float" office:value="248355" calcext:value-type="float">
            <text:p>248355</text:p>
          </table:table-cell>
          <table:table-cell table:formula="of:=[.AK8]" office:value-type="float" office:value="487042" calcext:value-type="float">
            <text:p>487042</text:p>
          </table:table-cell>
          <table:table-cell table:formula="of:=[.BG8]" office:value-type="float" office:value="390954" calcext:value-type="float">
            <text:p>390954</text:p>
          </table:table-cell>
          <table:table-cell table:formula="of:=[.CC8]" office:value-type="float" office:value="394967" calcext:value-type="float">
            <text:p>394967</text:p>
          </table:table-cell>
          <table:table-cell table:formula="of:=[.CY8]" office:value-type="float" office:value="431819" calcext:value-type="float">
            <text:p>431819</text:p>
          </table:table-cell>
          <table:table-cell table:formula="of:=[.DU8]" office:value-type="float" office:value="394855" calcext:value-type="float">
            <text:p>394855</text:p>
          </table:table-cell>
          <table:table-cell table:formula="of:=[.EQ8]" office:value-type="float" office:value="392809" calcext:value-type="float">
            <text:p>392809</text:p>
          </table:table-cell>
          <table:table-cell table:formula="of:=[.FM8]" office:value-type="float" office:value="394528" calcext:value-type="float">
            <text:p>394528</text:p>
          </table:table-cell>
          <table:table-cell table:formula="of:=[.GI8]" office:value-type="float" office:value="397195" calcext:value-type="float">
            <text:p>397195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O9]" office:value-type="float" office:value="206065" calcext:value-type="float">
            <text:p>206065</text:p>
          </table:table-cell>
          <table:table-cell table:formula="of:=[.AK9]" office:value-type="float" office:value="228688" calcext:value-type="float">
            <text:p>228688</text:p>
          </table:table-cell>
          <table:table-cell table:formula="of:=[.BG9]" office:value-type="float" office:value="220685" calcext:value-type="float">
            <text:p>220685</text:p>
          </table:table-cell>
          <table:table-cell table:formula="of:=[.CC9]" office:value-type="float" office:value="214624" calcext:value-type="float">
            <text:p>214624</text:p>
          </table:table-cell>
          <table:table-cell table:formula="of:=[.CY9]" office:value-type="float" office:value="0" calcext:value-type="float">
            <text:p>0</text:p>
          </table:table-cell>
          <table:table-cell table:formula="of:=[.DU9]" office:value-type="float" office:value="0" calcext:value-type="float">
            <text:p>0</text:p>
          </table:table-cell>
          <table:table-cell table:formula="of:=[.EQ9]" office:value-type="float" office:value="0" calcext:value-type="float">
            <text:p>0</text:p>
          </table:table-cell>
          <table:table-cell table:formula="of:=[.FM9]" office:value-type="float" office:value="0" calcext:value-type="float">
            <text:p>0</text:p>
          </table:table-cell>
          <table:table-cell table:formula="of:=[.GI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O10]" office:value-type="float" office:value="1269790" calcext:value-type="float">
            <text:p>1269790</text:p>
          </table:table-cell>
          <table:table-cell table:formula="of:=[.AK10]" office:value-type="float" office:value="1479733" calcext:value-type="float">
            <text:p>1479733</text:p>
          </table:table-cell>
          <table:table-cell table:formula="of:=[.BG10]" office:value-type="float" office:value="1464138" calcext:value-type="float">
            <text:p>1464138</text:p>
          </table:table-cell>
          <table:table-cell table:formula="of:=[.CC10]" office:value-type="float" office:value="1457280" calcext:value-type="float">
            <text:p>1457280</text:p>
          </table:table-cell>
          <table:table-cell table:formula="of:=[.CY10]" office:value-type="float" office:value="1483601" calcext:value-type="float">
            <text:p>1483601</text:p>
          </table:table-cell>
          <table:table-cell table:formula="of:=[.DU10]" office:value-type="float" office:value="1462242" calcext:value-type="float">
            <text:p>1462242</text:p>
          </table:table-cell>
          <table:table-cell table:formula="of:=[.EQ10]" office:value-type="float" office:value="1471271" calcext:value-type="float">
            <text:p>1471271</text:p>
          </table:table-cell>
          <table:table-cell table:formula="of:=[.FM10]" office:value-type="float" office:value="1452713" calcext:value-type="float">
            <text:p>1452713</text:p>
          </table:table-cell>
          <table:table-cell table:formula="of:=[.GI10]" office:value-type="float" office:value="1469144" calcext:value-type="float">
            <text:p>1469144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O11]" office:value-type="float" office:value="576519" calcext:value-type="float">
            <text:p>576519</text:p>
          </table:table-cell>
          <table:table-cell table:formula="of:=[.AK11]" office:value-type="float" office:value="590218" calcext:value-type="float">
            <text:p>590218</text:p>
          </table:table-cell>
          <table:table-cell table:formula="of:=[.BG11]" office:value-type="float" office:value="594825" calcext:value-type="float">
            <text:p>594825</text:p>
          </table:table-cell>
          <table:table-cell table:formula="of:=[.CC11]" office:value-type="float" office:value="578263" calcext:value-type="float">
            <text:p>578263</text:p>
          </table:table-cell>
          <table:table-cell table:formula="of:=[.CY11]" office:value-type="float" office:value="592556" calcext:value-type="float">
            <text:p>592556</text:p>
          </table:table-cell>
          <table:table-cell table:formula="of:=[.DU11]" office:value-type="float" office:value="0" calcext:value-type="float">
            <text:p>0</text:p>
          </table:table-cell>
          <table:table-cell table:formula="of:=[.EQ11]" office:value-type="float" office:value="0" calcext:value-type="float">
            <text:p>0</text:p>
          </table:table-cell>
          <table:table-cell table:formula="of:=[.FM11]" office:value-type="float" office:value="0" calcext:value-type="float">
            <text:p>0</text:p>
          </table:table-cell>
          <table:table-cell table:formula="of:=[.GI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O12]" office:value-type="float" office:value="1458222" calcext:value-type="float">
            <text:p>1458222</text:p>
          </table:table-cell>
          <table:table-cell table:formula="of:=[.AK12]" office:value-type="float" office:value="1489850" calcext:value-type="float">
            <text:p>1489850</text:p>
          </table:table-cell>
          <table:table-cell table:formula="of:=[.BG12]" office:value-type="float" office:value="1466195" calcext:value-type="float">
            <text:p>1466195</text:p>
          </table:table-cell>
          <table:table-cell table:formula="of:=[.CC12]" office:value-type="float" office:value="1457311" calcext:value-type="float">
            <text:p>1457311</text:p>
          </table:table-cell>
          <table:table-cell table:formula="of:=[.CY12]" office:value-type="float" office:value="1459810" calcext:value-type="float">
            <text:p>1459810</text:p>
          </table:table-cell>
          <table:table-cell table:formula="of:=[.DU12]" office:value-type="float" office:value="1471744" calcext:value-type="float">
            <text:p>1471744</text:p>
          </table:table-cell>
          <table:table-cell table:formula="of:=[.EQ12]" office:value-type="float" office:value="1462950" calcext:value-type="float">
            <text:p>1462950</text:p>
          </table:table-cell>
          <table:table-cell table:formula="of:=[.FM12]" office:value-type="float" office:value="1462947" calcext:value-type="float">
            <text:p>1462947</text:p>
          </table:table-cell>
          <table:table-cell table:formula="of:=[.GI12]" office:value-type="float" office:value="1467090" calcext:value-type="float">
            <text:p>146709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O13]" office:value-type="float" office:value="1214059" calcext:value-type="float">
            <text:p>1214059</text:p>
          </table:table-cell>
          <table:table-cell table:formula="of:=[.AK13]" office:value-type="float" office:value="1249442" calcext:value-type="float">
            <text:p>1249442</text:p>
          </table:table-cell>
          <table:table-cell table:formula="of:=[.BG13]" office:value-type="float" office:value="1259842" calcext:value-type="float">
            <text:p>1259842</text:p>
          </table:table-cell>
          <table:table-cell table:formula="of:=[.CC13]" office:value-type="float" office:value="1274354" calcext:value-type="float">
            <text:p>1274354</text:p>
          </table:table-cell>
          <table:table-cell table:formula="of:=[.CY13]" office:value-type="float" office:value="1277744" calcext:value-type="float">
            <text:p>1277744</text:p>
          </table:table-cell>
          <table:table-cell table:formula="of:=[.DU13]" office:value-type="float" office:value="1271013" calcext:value-type="float">
            <text:p>1271013</text:p>
          </table:table-cell>
          <table:table-cell table:formula="of:=[.EQ13]" office:value-type="float" office:value="1259709" calcext:value-type="float">
            <text:p>1259709</text:p>
          </table:table-cell>
          <table:table-cell table:formula="of:=[.FM13]" office:value-type="float" office:value="1269541" calcext:value-type="float">
            <text:p>1269541</text:p>
          </table:table-cell>
          <table:table-cell table:formula="of:=[.GI13]" office:value-type="float" office:value="1308435" calcext:value-type="float">
            <text:p>1308435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string" calcext:value-type="string">
            <text:p>model_initialization_duration[us]</text:p>
          </table:table-cell>
          <table:table-cell table:number-columns-repeated="187"/>
        </table:table-row>
        <table:table-row table:style-name="ro1">
          <table:table-cell table:number-columns-repeated="8"/>
          <table:table-cell table:formula="of:=[.P2]" office:value-type="float" office:value="2273" calcext:value-type="float">
            <text:p>2273</text:p>
          </table:table-cell>
          <table:table-cell table:formula="of:=[.AL2]" office:value-type="float" office:value="3429" calcext:value-type="float">
            <text:p>3429</text:p>
          </table:table-cell>
          <table:table-cell table:formula="of:=[.BH2]" office:value-type="float" office:value="3491" calcext:value-type="float">
            <text:p>3491</text:p>
          </table:table-cell>
          <table:table-cell table:formula="of:=[.CD2]" office:value-type="float" office:value="4213" calcext:value-type="float">
            <text:p>4213</text:p>
          </table:table-cell>
          <table:table-cell table:formula="of:=[.CZ2]" office:value-type="float" office:value="4011" calcext:value-type="float">
            <text:p>4011</text:p>
          </table:table-cell>
          <table:table-cell table:formula="of:=[.DV2]" office:value-type="float" office:value="3509" calcext:value-type="float">
            <text:p>3509</text:p>
          </table:table-cell>
          <table:table-cell table:formula="of:=[.ER2]" office:value-type="float" office:value="4259" calcext:value-type="float">
            <text:p>4259</text:p>
          </table:table-cell>
          <table:table-cell table:formula="of:=[.FN2]" office:value-type="float" office:value="4078" calcext:value-type="float">
            <text:p>4078</text:p>
          </table:table-cell>
          <table:table-cell table:formula="of:=[.GJ2]" office:value-type="float" office:value="4856" calcext:value-type="float">
            <text:p>4856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P3]" office:value-type="float" office:value="1354430" calcext:value-type="float">
            <text:p>1354430</text:p>
          </table:table-cell>
          <table:table-cell table:formula="of:=[.AL3]" office:value-type="float" office:value="1825018" calcext:value-type="float">
            <text:p>1825018</text:p>
          </table:table-cell>
          <table:table-cell table:formula="of:=[.BH3]" office:value-type="float" office:value="0" calcext:value-type="float">
            <text:p>0</text:p>
          </table:table-cell>
          <table:table-cell table:formula="of:=[.CD3]" office:value-type="float" office:value="0" calcext:value-type="float">
            <text:p>0</text:p>
          </table:table-cell>
          <table:table-cell table:formula="of:=[.CZ3]" office:value-type="float" office:value="0" calcext:value-type="float">
            <text:p>0</text:p>
          </table:table-cell>
          <table:table-cell table:formula="of:=[.DV3]" office:value-type="float" office:value="0" calcext:value-type="float">
            <text:p>0</text:p>
          </table:table-cell>
          <table:table-cell table:formula="of:=[.ER3]" office:value-type="float" office:value="0" calcext:value-type="float">
            <text:p>0</text:p>
          </table:table-cell>
          <table:table-cell table:formula="of:=[.FN3]" office:value-type="float" office:value="0" calcext:value-type="float">
            <text:p>0</text:p>
          </table:table-cell>
          <table:table-cell table:formula="of:=[.GJ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P4]" office:value-type="float" office:value="1219" calcext:value-type="float">
            <text:p>1219</text:p>
          </table:table-cell>
          <table:table-cell table:formula="of:=[.AL4]" office:value-type="float" office:value="3110" calcext:value-type="float">
            <text:p>3110</text:p>
          </table:table-cell>
          <table:table-cell table:formula="of:=[.BH4]" office:value-type="float" office:value="3216" calcext:value-type="float">
            <text:p>3216</text:p>
          </table:table-cell>
          <table:table-cell table:formula="of:=[.CD4]" office:value-type="float" office:value="3456" calcext:value-type="float">
            <text:p>3456</text:p>
          </table:table-cell>
          <table:table-cell table:formula="of:=[.CZ4]" office:value-type="float" office:value="3453" calcext:value-type="float">
            <text:p>3453</text:p>
          </table:table-cell>
          <table:table-cell table:formula="of:=[.DV4]" office:value-type="float" office:value="3248" calcext:value-type="float">
            <text:p>3248</text:p>
          </table:table-cell>
          <table:table-cell table:formula="of:=[.ER4]" office:value-type="float" office:value="3114" calcext:value-type="float">
            <text:p>3114</text:p>
          </table:table-cell>
          <table:table-cell table:formula="of:=[.FN4]" office:value-type="float" office:value="3360" calcext:value-type="float">
            <text:p>3360</text:p>
          </table:table-cell>
          <table:table-cell table:formula="of:=[.GJ4]" office:value-type="float" office:value="3017" calcext:value-type="float">
            <text:p>3017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P5]" office:value-type="float" office:value="1115453" calcext:value-type="float">
            <text:p>1115453</text:p>
          </table:table-cell>
          <table:table-cell table:formula="of:=[.AL5]" office:value-type="float" office:value="0" calcext:value-type="float">
            <text:p>0</text:p>
          </table:table-cell>
          <table:table-cell table:formula="of:=[.BH5]" office:value-type="float" office:value="0" calcext:value-type="float">
            <text:p>0</text:p>
          </table:table-cell>
          <table:table-cell table:formula="of:=[.CD5]" office:value-type="float" office:value="0" calcext:value-type="float">
            <text:p>0</text:p>
          </table:table-cell>
          <table:table-cell table:formula="of:=[.CZ5]" office:value-type="float" office:value="0" calcext:value-type="float">
            <text:p>0</text:p>
          </table:table-cell>
          <table:table-cell table:formula="of:=[.DV5]" office:value-type="float" office:value="0" calcext:value-type="float">
            <text:p>0</text:p>
          </table:table-cell>
          <table:table-cell table:formula="of:=[.ER5]" office:value-type="float" office:value="0" calcext:value-type="float">
            <text:p>0</text:p>
          </table:table-cell>
          <table:table-cell table:formula="of:=[.FN5]" office:value-type="float" office:value="0" calcext:value-type="float">
            <text:p>0</text:p>
          </table:table-cell>
          <table:table-cell table:formula="of:=[.GJ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P6]" office:value-type="float" office:value="1331" calcext:value-type="float">
            <text:p>1331</text:p>
          </table:table-cell>
          <table:table-cell table:formula="of:=[.AL6]" office:value-type="float" office:value="2197" calcext:value-type="float">
            <text:p>2197</text:p>
          </table:table-cell>
          <table:table-cell table:formula="of:=[.BH6]" office:value-type="float" office:value="2118" calcext:value-type="float">
            <text:p>2118</text:p>
          </table:table-cell>
          <table:table-cell table:formula="of:=[.CD6]" office:value-type="float" office:value="2099" calcext:value-type="float">
            <text:p>2099</text:p>
          </table:table-cell>
          <table:table-cell table:formula="of:=[.CZ6]" office:value-type="float" office:value="2524" calcext:value-type="float">
            <text:p>2524</text:p>
          </table:table-cell>
          <table:table-cell table:formula="of:=[.DV6]" office:value-type="float" office:value="2683" calcext:value-type="float">
            <text:p>2683</text:p>
          </table:table-cell>
          <table:table-cell table:formula="of:=[.ER6]" office:value-type="float" office:value="3090" calcext:value-type="float">
            <text:p>3090</text:p>
          </table:table-cell>
          <table:table-cell table:formula="of:=[.FN6]" office:value-type="float" office:value="3036" calcext:value-type="float">
            <text:p>3036</text:p>
          </table:table-cell>
          <table:table-cell table:formula="of:=[.GJ6]" office:value-type="float" office:value="2784" calcext:value-type="float">
            <text:p>2784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P7]" office:value-type="float" office:value="5264667" calcext:value-type="float">
            <text:p>5264667</text:p>
          </table:table-cell>
          <table:table-cell table:formula="of:=[.AL7]" office:value-type="float" office:value="6576251" calcext:value-type="float">
            <text:p>6576251</text:p>
          </table:table-cell>
          <table:table-cell table:formula="of:=[.BH7]" office:value-type="float" office:value="7619755" calcext:value-type="float">
            <text:p>7619755</text:p>
          </table:table-cell>
          <table:table-cell table:formula="of:=[.CD7]" office:value-type="float" office:value="8305208" calcext:value-type="float">
            <text:p>8305208</text:p>
          </table:table-cell>
          <table:table-cell table:formula="of:=[.CZ7]" office:value-type="float" office:value="9316507" calcext:value-type="float">
            <text:p>9316507</text:p>
          </table:table-cell>
          <table:table-cell table:formula="of:=[.DV7]" office:value-type="float" office:value="0" calcext:value-type="float">
            <text:p>0</text:p>
          </table:table-cell>
          <table:table-cell table:formula="of:=[.ER7]" office:value-type="float" office:value="0" calcext:value-type="float">
            <text:p>0</text:p>
          </table:table-cell>
          <table:table-cell table:formula="of:=[.FN7]" office:value-type="float" office:value="0" calcext:value-type="float">
            <text:p>0</text:p>
          </table:table-cell>
          <table:table-cell table:formula="of:=[.GJ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P8]" office:value-type="float" office:value="1286" calcext:value-type="float">
            <text:p>1286</text:p>
          </table:table-cell>
          <table:table-cell table:formula="of:=[.AL8]" office:value-type="float" office:value="3315" calcext:value-type="float">
            <text:p>3315</text:p>
          </table:table-cell>
          <table:table-cell table:formula="of:=[.BH8]" office:value-type="float" office:value="2995" calcext:value-type="float">
            <text:p>2995</text:p>
          </table:table-cell>
          <table:table-cell table:formula="of:=[.CD8]" office:value-type="float" office:value="3236" calcext:value-type="float">
            <text:p>3236</text:p>
          </table:table-cell>
          <table:table-cell table:formula="of:=[.CZ8]" office:value-type="float" office:value="4048" calcext:value-type="float">
            <text:p>4048</text:p>
          </table:table-cell>
          <table:table-cell table:formula="of:=[.DV8]" office:value-type="float" office:value="3778" calcext:value-type="float">
            <text:p>3778</text:p>
          </table:table-cell>
          <table:table-cell table:formula="of:=[.ER8]" office:value-type="float" office:value="3749" calcext:value-type="float">
            <text:p>3749</text:p>
          </table:table-cell>
          <table:table-cell table:formula="of:=[.FN8]" office:value-type="float" office:value="4371" calcext:value-type="float">
            <text:p>4371</text:p>
          </table:table-cell>
          <table:table-cell table:formula="of:=[.GJ8]" office:value-type="float" office:value="4363" calcext:value-type="float">
            <text:p>4363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P9]" office:value-type="float" office:value="4444567" calcext:value-type="float">
            <text:p>4444567</text:p>
          </table:table-cell>
          <table:table-cell table:formula="of:=[.AL9]" office:value-type="float" office:value="5315098" calcext:value-type="float">
            <text:p>5315098</text:p>
          </table:table-cell>
          <table:table-cell table:formula="of:=[.BH9]" office:value-type="float" office:value="5815025" calcext:value-type="float">
            <text:p>5815025</text:p>
          </table:table-cell>
          <table:table-cell table:formula="of:=[.CD9]" office:value-type="float" office:value="6548693" calcext:value-type="float">
            <text:p>6548693</text:p>
          </table:table-cell>
          <table:table-cell table:formula="of:=[.CZ9]" office:value-type="float" office:value="0" calcext:value-type="float">
            <text:p>0</text:p>
          </table:table-cell>
          <table:table-cell table:formula="of:=[.DV9]" office:value-type="float" office:value="0" calcext:value-type="float">
            <text:p>0</text:p>
          </table:table-cell>
          <table:table-cell table:formula="of:=[.ER9]" office:value-type="float" office:value="0" calcext:value-type="float">
            <text:p>0</text:p>
          </table:table-cell>
          <table:table-cell table:formula="of:=[.FN9]" office:value-type="float" office:value="0" calcext:value-type="float">
            <text:p>0</text:p>
          </table:table-cell>
          <table:table-cell table:formula="of:=[.GJ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P10]" office:value-type="float" office:value="1289" calcext:value-type="float">
            <text:p>1289</text:p>
          </table:table-cell>
          <table:table-cell table:formula="of:=[.AL10]" office:value-type="float" office:value="4106" calcext:value-type="float">
            <text:p>4106</text:p>
          </table:table-cell>
          <table:table-cell table:formula="of:=[.BH10]" office:value-type="float" office:value="3222" calcext:value-type="float">
            <text:p>3222</text:p>
          </table:table-cell>
          <table:table-cell table:formula="of:=[.CD10]" office:value-type="float" office:value="3475" calcext:value-type="float">
            <text:p>3475</text:p>
          </table:table-cell>
          <table:table-cell table:formula="of:=[.CZ10]" office:value-type="float" office:value="3914" calcext:value-type="float">
            <text:p>3914</text:p>
          </table:table-cell>
          <table:table-cell table:formula="of:=[.DV10]" office:value-type="float" office:value="4716" calcext:value-type="float">
            <text:p>4716</text:p>
          </table:table-cell>
          <table:table-cell table:formula="of:=[.ER10]" office:value-type="float" office:value="4009" calcext:value-type="float">
            <text:p>4009</text:p>
          </table:table-cell>
          <table:table-cell table:formula="of:=[.FN10]" office:value-type="float" office:value="4147" calcext:value-type="float">
            <text:p>4147</text:p>
          </table:table-cell>
          <table:table-cell table:formula="of:=[.GJ10]" office:value-type="float" office:value="3868" calcext:value-type="float">
            <text:p>3868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P11]" office:value-type="float" office:value="12159340" calcext:value-type="float">
            <text:p>12159340</text:p>
          </table:table-cell>
          <table:table-cell table:formula="of:=[.AL11]" office:value-type="float" office:value="14428391" calcext:value-type="float">
            <text:p>14428391</text:p>
          </table:table-cell>
          <table:table-cell table:formula="of:=[.BH11]" office:value-type="float" office:value="15802999" calcext:value-type="float">
            <text:p>15802999</text:p>
          </table:table-cell>
          <table:table-cell table:formula="of:=[.CD11]" office:value-type="float" office:value="17315497" calcext:value-type="float">
            <text:p>17315497</text:p>
          </table:table-cell>
          <table:table-cell table:formula="of:=[.CZ11]" office:value-type="float" office:value="18933064" calcext:value-type="float">
            <text:p>18933064</text:p>
          </table:table-cell>
          <table:table-cell table:formula="of:=[.DV11]" office:value-type="float" office:value="0" calcext:value-type="float">
            <text:p>0</text:p>
          </table:table-cell>
          <table:table-cell table:formula="of:=[.ER11]" office:value-type="float" office:value="0" calcext:value-type="float">
            <text:p>0</text:p>
          </table:table-cell>
          <table:table-cell table:formula="of:=[.FN11]" office:value-type="float" office:value="0" calcext:value-type="float">
            <text:p>0</text:p>
          </table:table-cell>
          <table:table-cell table:formula="of:=[.GJ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P12]" office:value-type="float" office:value="2090" calcext:value-type="float">
            <text:p>2090</text:p>
          </table:table-cell>
          <table:table-cell table:formula="of:=[.AL12]" office:value-type="float" office:value="3167" calcext:value-type="float">
            <text:p>3167</text:p>
          </table:table-cell>
          <table:table-cell table:formula="of:=[.BH12]" office:value-type="float" office:value="3118" calcext:value-type="float">
            <text:p>3118</text:p>
          </table:table-cell>
          <table:table-cell table:formula="of:=[.CD12]" office:value-type="float" office:value="4286" calcext:value-type="float">
            <text:p>4286</text:p>
          </table:table-cell>
          <table:table-cell table:formula="of:=[.CZ12]" office:value-type="float" office:value="3509" calcext:value-type="float">
            <text:p>3509</text:p>
          </table:table-cell>
          <table:table-cell table:formula="of:=[.DV12]" office:value-type="float" office:value="5007" calcext:value-type="float">
            <text:p>5007</text:p>
          </table:table-cell>
          <table:table-cell table:formula="of:=[.ER12]" office:value-type="float" office:value="5901" calcext:value-type="float">
            <text:p>5901</text:p>
          </table:table-cell>
          <table:table-cell table:formula="of:=[.FN12]" office:value-type="float" office:value="5868" calcext:value-type="float">
            <text:p>5868</text:p>
          </table:table-cell>
          <table:table-cell table:formula="of:=[.GJ12]" office:value-type="float" office:value="4621" calcext:value-type="float">
            <text:p>4621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P13]" office:value-type="float" office:value="18462897" calcext:value-type="float">
            <text:p>18462897</text:p>
          </table:table-cell>
          <table:table-cell table:formula="of:=[.AL13]" office:value-type="float" office:value="22849458" calcext:value-type="float">
            <text:p>22849458</text:p>
          </table:table-cell>
          <table:table-cell table:formula="of:=[.BH13]" office:value-type="float" office:value="25177531" calcext:value-type="float">
            <text:p>25177531</text:p>
          </table:table-cell>
          <table:table-cell table:formula="of:=[.CD13]" office:value-type="float" office:value="27092557" calcext:value-type="float">
            <text:p>27092557</text:p>
          </table:table-cell>
          <table:table-cell table:formula="of:=[.CZ13]" office:value-type="float" office:value="30671590" calcext:value-type="float">
            <text:p>30671590</text:p>
          </table:table-cell>
          <table:table-cell table:formula="of:=[.DV13]" office:value-type="float" office:value="32895902" calcext:value-type="float">
            <text:p>32895902</text:p>
          </table:table-cell>
          <table:table-cell table:formula="of:=[.ER13]" office:value-type="float" office:value="36032151" calcext:value-type="float">
            <text:p>36032151</text:p>
          </table:table-cell>
          <table:table-cell table:formula="of:=[.FN13]" office:value-type="float" office:value="38651038" calcext:value-type="float">
            <text:p>38651038</text:p>
          </table:table-cell>
          <table:table-cell table:formula="of:=[.GJ13]" office:value-type="float" office:value="42277914" calcext:value-type="float">
            <text:p>42277914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string" calcext:value-type="string">
            <text:p>encryption_duration[us]</text:p>
          </table:table-cell>
          <table:table-cell table:number-columns-repeated="187"/>
        </table:table-row>
        <table:table-row table:style-name="ro1">
          <table:table-cell table:number-columns-repeated="8"/>
          <table:table-cell table:formula="of:=[.Q2]" office:value-type="float" office:value="889275" calcext:value-type="float">
            <text:p>889275</text:p>
          </table:table-cell>
          <table:table-cell table:formula="of:=[.AM2]" office:value-type="float" office:value="1172441" calcext:value-type="float">
            <text:p>1172441</text:p>
          </table:table-cell>
          <table:table-cell table:formula="of:=[.BI2]" office:value-type="float" office:value="1738293" calcext:value-type="float">
            <text:p>1738293</text:p>
          </table:table-cell>
          <table:table-cell table:formula="of:=[.CE2]" office:value-type="float" office:value="1426395" calcext:value-type="float">
            <text:p>1426395</text:p>
          </table:table-cell>
          <table:table-cell table:formula="of:=[.DA2]" office:value-type="float" office:value="1491125" calcext:value-type="float">
            <text:p>1491125</text:p>
          </table:table-cell>
          <table:table-cell table:formula="of:=[.DW2]" office:value-type="float" office:value="1512912" calcext:value-type="float">
            <text:p>1512912</text:p>
          </table:table-cell>
          <table:table-cell table:formula="of:=[.ES2]" office:value-type="float" office:value="1551028" calcext:value-type="float">
            <text:p>1551028</text:p>
          </table:table-cell>
          <table:table-cell table:formula="of:=[.FO2]" office:value-type="float" office:value="1505423" calcext:value-type="float">
            <text:p>1505423</text:p>
          </table:table-cell>
          <table:table-cell table:formula="of:=[.GK2]" office:value-type="float" office:value="1296599" calcext:value-type="float">
            <text:p>1296599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Q3]" office:value-type="float" office:value="556116" calcext:value-type="float">
            <text:p>556116</text:p>
          </table:table-cell>
          <table:table-cell table:formula="of:=[.AM3]" office:value-type="float" office:value="625032" calcext:value-type="float">
            <text:p>625032</text:p>
          </table:table-cell>
          <table:table-cell table:formula="of:=[.BI3]" office:value-type="float" office:value="0" calcext:value-type="float">
            <text:p>0</text:p>
          </table:table-cell>
          <table:table-cell table:formula="of:=[.CE3]" office:value-type="float" office:value="0" calcext:value-type="float">
            <text:p>0</text:p>
          </table:table-cell>
          <table:table-cell table:formula="of:=[.DA3]" office:value-type="float" office:value="0" calcext:value-type="float">
            <text:p>0</text:p>
          </table:table-cell>
          <table:table-cell table:formula="of:=[.DW3]" office:value-type="float" office:value="0" calcext:value-type="float">
            <text:p>0</text:p>
          </table:table-cell>
          <table:table-cell table:formula="of:=[.ES3]" office:value-type="float" office:value="0" calcext:value-type="float">
            <text:p>0</text:p>
          </table:table-cell>
          <table:table-cell table:formula="of:=[.FO3]" office:value-type="float" office:value="0" calcext:value-type="float">
            <text:p>0</text:p>
          </table:table-cell>
          <table:table-cell table:formula="of:=[.GK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Q4]" office:value-type="float" office:value="771337" calcext:value-type="float">
            <text:p>771337</text:p>
          </table:table-cell>
          <table:table-cell table:formula="of:=[.AM4]" office:value-type="float" office:value="1021869" calcext:value-type="float">
            <text:p>1021869</text:p>
          </table:table-cell>
          <table:table-cell table:formula="of:=[.BI4]" office:value-type="float" office:value="1056826" calcext:value-type="float">
            <text:p>1056826</text:p>
          </table:table-cell>
          <table:table-cell table:formula="of:=[.CE4]" office:value-type="float" office:value="1041796" calcext:value-type="float">
            <text:p>1041796</text:p>
          </table:table-cell>
          <table:table-cell table:formula="of:=[.DA4]" office:value-type="float" office:value="1093064" calcext:value-type="float">
            <text:p>1093064</text:p>
          </table:table-cell>
          <table:table-cell table:formula="of:=[.DW4]" office:value-type="float" office:value="946870" calcext:value-type="float">
            <text:p>946870</text:p>
          </table:table-cell>
          <table:table-cell table:formula="of:=[.ES4]" office:value-type="float" office:value="970478" calcext:value-type="float">
            <text:p>970478</text:p>
          </table:table-cell>
          <table:table-cell table:formula="of:=[.FO4]" office:value-type="float" office:value="951969" calcext:value-type="float">
            <text:p>951969</text:p>
          </table:table-cell>
          <table:table-cell table:formula="of:=[.GK4]" office:value-type="float" office:value="970405" calcext:value-type="float">
            <text:p>970405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Q5]" office:value-type="float" office:value="455094" calcext:value-type="float">
            <text:p>455094</text:p>
          </table:table-cell>
          <table:table-cell table:formula="of:=[.AM5]" office:value-type="float" office:value="0" calcext:value-type="float">
            <text:p>0</text:p>
          </table:table-cell>
          <table:table-cell table:formula="of:=[.BI5]" office:value-type="float" office:value="0" calcext:value-type="float">
            <text:p>0</text:p>
          </table:table-cell>
          <table:table-cell table:formula="of:=[.CE5]" office:value-type="float" office:value="0" calcext:value-type="float">
            <text:p>0</text:p>
          </table:table-cell>
          <table:table-cell table:formula="of:=[.DA5]" office:value-type="float" office:value="0" calcext:value-type="float">
            <text:p>0</text:p>
          </table:table-cell>
          <table:table-cell table:formula="of:=[.DW5]" office:value-type="float" office:value="0" calcext:value-type="float">
            <text:p>0</text:p>
          </table:table-cell>
          <table:table-cell table:formula="of:=[.ES5]" office:value-type="float" office:value="0" calcext:value-type="float">
            <text:p>0</text:p>
          </table:table-cell>
          <table:table-cell table:formula="of:=[.FO5]" office:value-type="float" office:value="0" calcext:value-type="float">
            <text:p>0</text:p>
          </table:table-cell>
          <table:table-cell table:formula="of:=[.GK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Q6]" office:value-type="float" office:value="2868776" calcext:value-type="float">
            <text:p>2868776</text:p>
          </table:table-cell>
          <table:table-cell table:formula="of:=[.AM6]" office:value-type="float" office:value="3299213" calcext:value-type="float">
            <text:p>3299213</text:p>
          </table:table-cell>
          <table:table-cell table:formula="of:=[.BI6]" office:value-type="float" office:value="3327714" calcext:value-type="float">
            <text:p>3327714</text:p>
          </table:table-cell>
          <table:table-cell table:formula="of:=[.CE6]" office:value-type="float" office:value="3308782" calcext:value-type="float">
            <text:p>3308782</text:p>
          </table:table-cell>
          <table:table-cell table:formula="of:=[.DA6]" office:value-type="float" office:value="3341822" calcext:value-type="float">
            <text:p>3341822</text:p>
          </table:table-cell>
          <table:table-cell table:formula="of:=[.DW6]" office:value-type="float" office:value="3393423" calcext:value-type="float">
            <text:p>3393423</text:p>
          </table:table-cell>
          <table:table-cell table:formula="of:=[.ES6]" office:value-type="float" office:value="3485137" calcext:value-type="float">
            <text:p>3485137</text:p>
          </table:table-cell>
          <table:table-cell table:formula="of:=[.FO6]" office:value-type="float" office:value="3357242" calcext:value-type="float">
            <text:p>3357242</text:p>
          </table:table-cell>
          <table:table-cell table:formula="of:=[.GK6]" office:value-type="float" office:value="3417849" calcext:value-type="float">
            <text:p>3417849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Q7]" office:value-type="float" office:value="2081457" calcext:value-type="float">
            <text:p>2081457</text:p>
          </table:table-cell>
          <table:table-cell table:formula="of:=[.AM7]" office:value-type="float" office:value="2188630" calcext:value-type="float">
            <text:p>2188630</text:p>
          </table:table-cell>
          <table:table-cell table:formula="of:=[.BI7]" office:value-type="float" office:value="2259083" calcext:value-type="float">
            <text:p>2259083</text:p>
          </table:table-cell>
          <table:table-cell table:formula="of:=[.CE7]" office:value-type="float" office:value="2217658" calcext:value-type="float">
            <text:p>2217658</text:p>
          </table:table-cell>
          <table:table-cell table:formula="of:=[.DA7]" office:value-type="float" office:value="2256376" calcext:value-type="float">
            <text:p>2256376</text:p>
          </table:table-cell>
          <table:table-cell table:formula="of:=[.DW7]" office:value-type="float" office:value="0" calcext:value-type="float">
            <text:p>0</text:p>
          </table:table-cell>
          <table:table-cell table:formula="of:=[.ES7]" office:value-type="float" office:value="0" calcext:value-type="float">
            <text:p>0</text:p>
          </table:table-cell>
          <table:table-cell table:formula="of:=[.FO7]" office:value-type="float" office:value="0" calcext:value-type="float">
            <text:p>0</text:p>
          </table:table-cell>
          <table:table-cell table:formula="of:=[.GK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Q8]" office:value-type="float" office:value="3248797" calcext:value-type="float">
            <text:p>3248797</text:p>
          </table:table-cell>
          <table:table-cell table:formula="of:=[.AM8]" office:value-type="float" office:value="4394870" calcext:value-type="float">
            <text:p>4394870</text:p>
          </table:table-cell>
          <table:table-cell table:formula="of:=[.BI8]" office:value-type="float" office:value="4291843" calcext:value-type="float">
            <text:p>4291843</text:p>
          </table:table-cell>
          <table:table-cell table:formula="of:=[.CE8]" office:value-type="float" office:value="4244593" calcext:value-type="float">
            <text:p>4244593</text:p>
          </table:table-cell>
          <table:table-cell table:formula="of:=[.DA8]" office:value-type="float" office:value="4794513" calcext:value-type="float">
            <text:p>4794513</text:p>
          </table:table-cell>
          <table:table-cell table:formula="of:=[.DW8]" office:value-type="float" office:value="4343970" calcext:value-type="float">
            <text:p>4343970</text:p>
          </table:table-cell>
          <table:table-cell table:formula="of:=[.ES8]" office:value-type="float" office:value="4343382" calcext:value-type="float">
            <text:p>4343382</text:p>
          </table:table-cell>
          <table:table-cell table:formula="of:=[.FO8]" office:value-type="float" office:value="4397988" calcext:value-type="float">
            <text:p>4397988</text:p>
          </table:table-cell>
          <table:table-cell table:formula="of:=[.GK8]" office:value-type="float" office:value="4315825" calcext:value-type="float">
            <text:p>4315825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Q9]" office:value-type="float" office:value="1734973" calcext:value-type="float">
            <text:p>1734973</text:p>
          </table:table-cell>
          <table:table-cell table:formula="of:=[.AM9]" office:value-type="float" office:value="1798272" calcext:value-type="float">
            <text:p>1798272</text:p>
          </table:table-cell>
          <table:table-cell table:formula="of:=[.BI9]" office:value-type="float" office:value="1823900" calcext:value-type="float">
            <text:p>1823900</text:p>
          </table:table-cell>
          <table:table-cell table:formula="of:=[.CE9]" office:value-type="float" office:value="1749655" calcext:value-type="float">
            <text:p>1749655</text:p>
          </table:table-cell>
          <table:table-cell table:formula="of:=[.DA9]" office:value-type="float" office:value="0" calcext:value-type="float">
            <text:p>0</text:p>
          </table:table-cell>
          <table:table-cell table:formula="of:=[.DW9]" office:value-type="float" office:value="0" calcext:value-type="float">
            <text:p>0</text:p>
          </table:table-cell>
          <table:table-cell table:formula="of:=[.ES9]" office:value-type="float" office:value="0" calcext:value-type="float">
            <text:p>0</text:p>
          </table:table-cell>
          <table:table-cell table:formula="of:=[.FO9]" office:value-type="float" office:value="0" calcext:value-type="float">
            <text:p>0</text:p>
          </table:table-cell>
          <table:table-cell table:formula="of:=[.GK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Q10]" office:value-type="float" office:value="10569793" calcext:value-type="float">
            <text:p>10569793</text:p>
          </table:table-cell>
          <table:table-cell table:formula="of:=[.AM10]" office:value-type="float" office:value="12052023" calcext:value-type="float">
            <text:p>12052023</text:p>
          </table:table-cell>
          <table:table-cell table:formula="of:=[.BI10]" office:value-type="float" office:value="11730453" calcext:value-type="float">
            <text:p>11730453</text:p>
          </table:table-cell>
          <table:table-cell table:formula="of:=[.CE10]" office:value-type="float" office:value="11396233" calcext:value-type="float">
            <text:p>11396233</text:p>
          </table:table-cell>
          <table:table-cell table:formula="of:=[.DA10]" office:value-type="float" office:value="11586703" calcext:value-type="float">
            <text:p>11586703</text:p>
          </table:table-cell>
          <table:table-cell table:formula="of:=[.DW10]" office:value-type="float" office:value="11447141" calcext:value-type="float">
            <text:p>11447141</text:p>
          </table:table-cell>
          <table:table-cell table:formula="of:=[.ES10]" office:value-type="float" office:value="11375232" calcext:value-type="float">
            <text:p>11375232</text:p>
          </table:table-cell>
          <table:table-cell table:formula="of:=[.FO10]" office:value-type="float" office:value="11688403" calcext:value-type="float">
            <text:p>11688403</text:p>
          </table:table-cell>
          <table:table-cell table:formula="of:=[.GK10]" office:value-type="float" office:value="11636788" calcext:value-type="float">
            <text:p>11636788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Q11]" office:value-type="float" office:value="4705775" calcext:value-type="float">
            <text:p>4705775</text:p>
          </table:table-cell>
          <table:table-cell table:formula="of:=[.AM11]" office:value-type="float" office:value="4784911" calcext:value-type="float">
            <text:p>4784911</text:p>
          </table:table-cell>
          <table:table-cell table:formula="of:=[.BI11]" office:value-type="float" office:value="4644680" calcext:value-type="float">
            <text:p>4644680</text:p>
          </table:table-cell>
          <table:table-cell table:formula="of:=[.CE11]" office:value-type="float" office:value="4600693" calcext:value-type="float">
            <text:p>4600693</text:p>
          </table:table-cell>
          <table:table-cell table:formula="of:=[.DA11]" office:value-type="float" office:value="4573689" calcext:value-type="float">
            <text:p>4573689</text:p>
          </table:table-cell>
          <table:table-cell table:formula="of:=[.DW11]" office:value-type="float" office:value="0" calcext:value-type="float">
            <text:p>0</text:p>
          </table:table-cell>
          <table:table-cell table:formula="of:=[.ES11]" office:value-type="float" office:value="0" calcext:value-type="float">
            <text:p>0</text:p>
          </table:table-cell>
          <table:table-cell table:formula="of:=[.FO11]" office:value-type="float" office:value="0" calcext:value-type="float">
            <text:p>0</text:p>
          </table:table-cell>
          <table:table-cell table:formula="of:=[.GK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Q12]" office:value-type="float" office:value="11080172" calcext:value-type="float">
            <text:p>11080172</text:p>
          </table:table-cell>
          <table:table-cell table:formula="of:=[.AM12]" office:value-type="float" office:value="11624586" calcext:value-type="float">
            <text:p>11624586</text:p>
          </table:table-cell>
          <table:table-cell table:formula="of:=[.BI12]" office:value-type="float" office:value="11739439" calcext:value-type="float">
            <text:p>11739439</text:p>
          </table:table-cell>
          <table:table-cell table:formula="of:=[.CE12]" office:value-type="float" office:value="11275230" calcext:value-type="float">
            <text:p>11275230</text:p>
          </table:table-cell>
          <table:table-cell table:formula="of:=[.DA12]" office:value-type="float" office:value="11759619" calcext:value-type="float">
            <text:p>11759619</text:p>
          </table:table-cell>
          <table:table-cell table:formula="of:=[.DW12]" office:value-type="float" office:value="11431638" calcext:value-type="float">
            <text:p>11431638</text:p>
          </table:table-cell>
          <table:table-cell table:formula="of:=[.ES12]" office:value-type="float" office:value="11512252" calcext:value-type="float">
            <text:p>11512252</text:p>
          </table:table-cell>
          <table:table-cell table:formula="of:=[.FO12]" office:value-type="float" office:value="11541997" calcext:value-type="float">
            <text:p>11541997</text:p>
          </table:table-cell>
          <table:table-cell table:formula="of:=[.GK12]" office:value-type="float" office:value="11687998" calcext:value-type="float">
            <text:p>11687998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Q13]" office:value-type="float" office:value="7147579" calcext:value-type="float">
            <text:p>7147579</text:p>
          </table:table-cell>
          <table:table-cell table:formula="of:=[.AM13]" office:value-type="float" office:value="7546856" calcext:value-type="float">
            <text:p>7546856</text:p>
          </table:table-cell>
          <table:table-cell table:formula="of:=[.BI13]" office:value-type="float" office:value="7523099" calcext:value-type="float">
            <text:p>7523099</text:p>
          </table:table-cell>
          <table:table-cell table:formula="of:=[.CE13]" office:value-type="float" office:value="7167948" calcext:value-type="float">
            <text:p>7167948</text:p>
          </table:table-cell>
          <table:table-cell table:formula="of:=[.DA13]" office:value-type="float" office:value="7340586" calcext:value-type="float">
            <text:p>7340586</text:p>
          </table:table-cell>
          <table:table-cell table:formula="of:=[.DW13]" office:value-type="float" office:value="7163158" calcext:value-type="float">
            <text:p>7163158</text:p>
          </table:table-cell>
          <table:table-cell table:formula="of:=[.ES13]" office:value-type="float" office:value="7200441" calcext:value-type="float">
            <text:p>7200441</text:p>
          </table:table-cell>
          <table:table-cell table:formula="of:=[.FO13]" office:value-type="float" office:value="7222414" calcext:value-type="float">
            <text:p>7222414</text:p>
          </table:table-cell>
          <table:table-cell table:formula="of:=[.GK13]" office:value-type="float" office:value="7314453" calcext:value-type="float">
            <text:p>7314453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string" calcext:value-type="string">
            <text:p>operations_duration[us]</text:p>
          </table:table-cell>
          <table:table-cell table:number-columns-repeated="187"/>
        </table:table-row>
        <table:table-row table:style-name="ro1">
          <table:table-cell table:number-columns-repeated="8"/>
          <table:table-cell table:formula="of:=[.R2]" office:value-type="float" office:value="117642" calcext:value-type="float">
            <text:p>117642</text:p>
          </table:table-cell>
          <table:table-cell table:formula="of:=[.AN2]" office:value-type="float" office:value="706961" calcext:value-type="float">
            <text:p>706961</text:p>
          </table:table-cell>
          <table:table-cell table:formula="of:=[.BJ2]" office:value-type="float" office:value="923132" calcext:value-type="float">
            <text:p>923132</text:p>
          </table:table-cell>
          <table:table-cell table:formula="of:=[.CF2]" office:value-type="float" office:value="1156643" calcext:value-type="float">
            <text:p>1156643</text:p>
          </table:table-cell>
          <table:table-cell table:formula="of:=[.DB2]" office:value-type="float" office:value="2041702" calcext:value-type="float">
            <text:p>2041702</text:p>
          </table:table-cell>
          <table:table-cell table:formula="of:=[.DX2]" office:value-type="float" office:value="1815586" calcext:value-type="float">
            <text:p>1815586</text:p>
          </table:table-cell>
          <table:table-cell table:formula="of:=[.ET2]" office:value-type="float" office:value="2104334" calcext:value-type="float">
            <text:p>2104334</text:p>
          </table:table-cell>
          <table:table-cell table:formula="of:=[.FP2]" office:value-type="float" office:value="3288076" calcext:value-type="float">
            <text:p>3288076</text:p>
          </table:table-cell>
          <table:table-cell table:formula="of:=[.GL2]" office:value-type="float" office:value="2495288" calcext:value-type="float">
            <text:p>2495288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R3]" office:value-type="float" office:value="2678772" calcext:value-type="float">
            <text:p>2678772</text:p>
          </table:table-cell>
          <table:table-cell table:formula="of:=[.AN3]" office:value-type="float" office:value="7503991" calcext:value-type="float">
            <text:p>7503991</text:p>
          </table:table-cell>
          <table:table-cell table:formula="of:=[.BJ3]" office:value-type="float" office:value="0" calcext:value-type="float">
            <text:p>0</text:p>
          </table:table-cell>
          <table:table-cell table:formula="of:=[.CF3]" office:value-type="float" office:value="0" calcext:value-type="float">
            <text:p>0</text:p>
          </table:table-cell>
          <table:table-cell table:formula="of:=[.DB3]" office:value-type="float" office:value="0" calcext:value-type="float">
            <text:p>0</text:p>
          </table:table-cell>
          <table:table-cell table:formula="of:=[.DX3]" office:value-type="float" office:value="0" calcext:value-type="float">
            <text:p>0</text:p>
          </table:table-cell>
          <table:table-cell table:formula="of:=[.ET3]" office:value-type="float" office:value="0" calcext:value-type="float">
            <text:p>0</text:p>
          </table:table-cell>
          <table:table-cell table:formula="of:=[.FP3]" office:value-type="float" office:value="0" calcext:value-type="float">
            <text:p>0</text:p>
          </table:table-cell>
          <table:table-cell table:formula="of:=[.GL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R4]" office:value-type="float" office:value="118935" calcext:value-type="float">
            <text:p>118935</text:p>
          </table:table-cell>
          <table:table-cell table:formula="of:=[.AN4]" office:value-type="float" office:value="403397" calcext:value-type="float">
            <text:p>403397</text:p>
          </table:table-cell>
          <table:table-cell table:formula="of:=[.BJ4]" office:value-type="float" office:value="752366" calcext:value-type="float">
            <text:p>752366</text:p>
          </table:table-cell>
          <table:table-cell table:formula="of:=[.CF4]" office:value-type="float" office:value="909360" calcext:value-type="float">
            <text:p>909360</text:p>
          </table:table-cell>
          <table:table-cell table:formula="of:=[.DB4]" office:value-type="float" office:value="1102027" calcext:value-type="float">
            <text:p>1102027</text:p>
          </table:table-cell>
          <table:table-cell table:formula="of:=[.DX4]" office:value-type="float" office:value="1339198" calcext:value-type="float">
            <text:p>1339198</text:p>
          </table:table-cell>
          <table:table-cell table:formula="of:=[.ET4]" office:value-type="float" office:value="1522523" calcext:value-type="float">
            <text:p>1522523</text:p>
          </table:table-cell>
          <table:table-cell table:formula="of:=[.FP4]" office:value-type="float" office:value="1910504" calcext:value-type="float">
            <text:p>1910504</text:p>
          </table:table-cell>
          <table:table-cell table:formula="of:=[.GL4]" office:value-type="float" office:value="2006680" calcext:value-type="float">
            <text:p>200668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R5]" office:value-type="float" office:value="2026046" calcext:value-type="float">
            <text:p>2026046</text:p>
          </table:table-cell>
          <table:table-cell table:formula="of:=[.AN5]" office:value-type="float" office:value="0" calcext:value-type="float">
            <text:p>0</text:p>
          </table:table-cell>
          <table:table-cell table:formula="of:=[.BJ5]" office:value-type="float" office:value="0" calcext:value-type="float">
            <text:p>0</text:p>
          </table:table-cell>
          <table:table-cell table:formula="of:=[.CF5]" office:value-type="float" office:value="0" calcext:value-type="float">
            <text:p>0</text:p>
          </table:table-cell>
          <table:table-cell table:formula="of:=[.DB5]" office:value-type="float" office:value="0" calcext:value-type="float">
            <text:p>0</text:p>
          </table:table-cell>
          <table:table-cell table:formula="of:=[.DX5]" office:value-type="float" office:value="0" calcext:value-type="float">
            <text:p>0</text:p>
          </table:table-cell>
          <table:table-cell table:formula="of:=[.ET5]" office:value-type="float" office:value="0" calcext:value-type="float">
            <text:p>0</text:p>
          </table:table-cell>
          <table:table-cell table:formula="of:=[.FP5]" office:value-type="float" office:value="0" calcext:value-type="float">
            <text:p>0</text:p>
          </table:table-cell>
          <table:table-cell table:formula="of:=[.GL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R6]" office:value-type="float" office:value="1265553" calcext:value-type="float">
            <text:p>1265553</text:p>
          </table:table-cell>
          <table:table-cell table:formula="of:=[.AN6]" office:value-type="float" office:value="3525812" calcext:value-type="float">
            <text:p>3525812</text:p>
          </table:table-cell>
          <table:table-cell table:formula="of:=[.BJ6]" office:value-type="float" office:value="4745943" calcext:value-type="float">
            <text:p>4745943</text:p>
          </table:table-cell>
          <table:table-cell table:formula="of:=[.CF6]" office:value-type="float" office:value="5816975" calcext:value-type="float">
            <text:p>5816975</text:p>
          </table:table-cell>
          <table:table-cell table:formula="of:=[.DB6]" office:value-type="float" office:value="6808809" calcext:value-type="float">
            <text:p>6808809</text:p>
          </table:table-cell>
          <table:table-cell table:formula="of:=[.DX6]" office:value-type="float" office:value="7852198" calcext:value-type="float">
            <text:p>7852198</text:p>
          </table:table-cell>
          <table:table-cell table:formula="of:=[.ET6]" office:value-type="float" office:value="8905904" calcext:value-type="float">
            <text:p>8905904</text:p>
          </table:table-cell>
          <table:table-cell table:formula="of:=[.FP6]" office:value-type="float" office:value="9594348" calcext:value-type="float">
            <text:p>9594348</text:p>
          </table:table-cell>
          <table:table-cell table:formula="of:=[.GL6]" office:value-type="float" office:value="10354567" calcext:value-type="float">
            <text:p>10354567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R7]" office:value-type="float" office:value="11255501" calcext:value-type="float">
            <text:p>11255501</text:p>
          </table:table-cell>
          <table:table-cell table:formula="of:=[.AN7]" office:value-type="float" office:value="30346687" calcext:value-type="float">
            <text:p>30346687</text:p>
          </table:table-cell>
          <table:table-cell table:formula="of:=[.BJ7]" office:value-type="float" office:value="33601339" calcext:value-type="float">
            <text:p>33601339</text:p>
          </table:table-cell>
          <table:table-cell table:formula="of:=[.CF7]" office:value-type="float" office:value="38554812" calcext:value-type="float">
            <text:p>38554812</text:p>
          </table:table-cell>
          <table:table-cell table:formula="of:=[.DB7]" office:value-type="float" office:value="45717697" calcext:value-type="float">
            <text:p>45717697</text:p>
          </table:table-cell>
          <table:table-cell table:formula="of:=[.DX7]" office:value-type="float" office:value="0" calcext:value-type="float">
            <text:p>0</text:p>
          </table:table-cell>
          <table:table-cell table:formula="of:=[.ET7]" office:value-type="float" office:value="0" calcext:value-type="float">
            <text:p>0</text:p>
          </table:table-cell>
          <table:table-cell table:formula="of:=[.FP7]" office:value-type="float" office:value="0" calcext:value-type="float">
            <text:p>0</text:p>
          </table:table-cell>
          <table:table-cell table:formula="of:=[.GL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R8]" office:value-type="float" office:value="1308712" calcext:value-type="float">
            <text:p>1308712</text:p>
          </table:table-cell>
          <table:table-cell table:formula="of:=[.AN8]" office:value-type="float" office:value="3776342" calcext:value-type="float">
            <text:p>3776342</text:p>
          </table:table-cell>
          <table:table-cell table:formula="of:=[.BJ8]" office:value-type="float" office:value="4892837" calcext:value-type="float">
            <text:p>4892837</text:p>
          </table:table-cell>
          <table:table-cell table:formula="of:=[.CF8]" office:value-type="float" office:value="5192973" calcext:value-type="float">
            <text:p>5192973</text:p>
          </table:table-cell>
          <table:table-cell table:formula="of:=[.DB8]" office:value-type="float" office:value="7539285" calcext:value-type="float">
            <text:p>7539285</text:p>
          </table:table-cell>
          <table:table-cell table:formula="of:=[.DX8]" office:value-type="float" office:value="6536057" calcext:value-type="float">
            <text:p>6536057</text:p>
          </table:table-cell>
          <table:table-cell table:formula="of:=[.ET8]" office:value-type="float" office:value="7120348" calcext:value-type="float">
            <text:p>7120348</text:p>
          </table:table-cell>
          <table:table-cell table:formula="of:=[.FP8]" office:value-type="float" office:value="9447377" calcext:value-type="float">
            <text:p>9447377</text:p>
          </table:table-cell>
          <table:table-cell table:formula="of:=[.GL8]" office:value-type="float" office:value="8060515" calcext:value-type="float">
            <text:p>8060515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R9]" office:value-type="float" office:value="8729031" calcext:value-type="float">
            <text:p>8729031</text:p>
          </table:table-cell>
          <table:table-cell table:formula="of:=[.AN9]" office:value-type="float" office:value="22647808" calcext:value-type="float">
            <text:p>22647808</text:p>
          </table:table-cell>
          <table:table-cell table:formula="of:=[.BJ9]" office:value-type="float" office:value="24574599" calcext:value-type="float">
            <text:p>24574599</text:p>
          </table:table-cell>
          <table:table-cell table:formula="of:=[.CF9]" office:value-type="float" office:value="28190411" calcext:value-type="float">
            <text:p>28190411</text:p>
          </table:table-cell>
          <table:table-cell table:formula="of:=[.DB9]" office:value-type="float" office:value="0" calcext:value-type="float">
            <text:p>0</text:p>
          </table:table-cell>
          <table:table-cell table:formula="of:=[.DX9]" office:value-type="float" office:value="0" calcext:value-type="float">
            <text:p>0</text:p>
          </table:table-cell>
          <table:table-cell table:formula="of:=[.ET9]" office:value-type="float" office:value="0" calcext:value-type="float">
            <text:p>0</text:p>
          </table:table-cell>
          <table:table-cell table:formula="of:=[.FP9]" office:value-type="float" office:value="0" calcext:value-type="float">
            <text:p>0</text:p>
          </table:table-cell>
          <table:table-cell table:formula="of:=[.GL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R10]" office:value-type="float" office:value="5734479" calcext:value-type="float">
            <text:p>5734479</text:p>
          </table:table-cell>
          <table:table-cell table:formula="of:=[.AN10]" office:value-type="float" office:value="14951044" calcext:value-type="float">
            <text:p>14951044</text:p>
          </table:table-cell>
          <table:table-cell table:formula="of:=[.BJ10]" office:value-type="float" office:value="18817796" calcext:value-type="float">
            <text:p>18817796</text:p>
          </table:table-cell>
          <table:table-cell table:formula="of:=[.CF10]" office:value-type="float" office:value="22641024" calcext:value-type="float">
            <text:p>22641024</text:p>
          </table:table-cell>
          <table:table-cell table:formula="of:=[.DB10]" office:value-type="float" office:value="26750683" calcext:value-type="float">
            <text:p>26750683</text:p>
          </table:table-cell>
          <table:table-cell table:formula="of:=[.DX10]" office:value-type="float" office:value="30467832" calcext:value-type="float">
            <text:p>30467832</text:p>
          </table:table-cell>
          <table:table-cell table:formula="of:=[.ET10]" office:value-type="float" office:value="34037050" calcext:value-type="float">
            <text:p>34037050</text:p>
          </table:table-cell>
          <table:table-cell table:formula="of:=[.FP10]" office:value-type="float" office:value="37848943" calcext:value-type="float">
            <text:p>37848943</text:p>
          </table:table-cell>
          <table:table-cell table:formula="of:=[.GL10]" office:value-type="float" office:value="41121803" calcext:value-type="float">
            <text:p>41121803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R11]" office:value-type="float" office:value="28182596" calcext:value-type="float">
            <text:p>28182596</text:p>
          </table:table-cell>
          <table:table-cell table:formula="of:=[.AN11]" office:value-type="float" office:value="65077193" calcext:value-type="float">
            <text:p>65077193</text:p>
          </table:table-cell>
          <table:table-cell table:formula="of:=[.BJ11]" office:value-type="float" office:value="72864067" calcext:value-type="float">
            <text:p>72864067</text:p>
          </table:table-cell>
          <table:table-cell table:formula="of:=[.CF11]" office:value-type="float" office:value="86319632" calcext:value-type="float">
            <text:p>86319632</text:p>
          </table:table-cell>
          <table:table-cell table:formula="of:=[.DB11]" office:value-type="float" office:value="100429297" calcext:value-type="float">
            <text:p>100429297</text:p>
          </table:table-cell>
          <table:table-cell table:formula="of:=[.DX11]" office:value-type="float" office:value="0" calcext:value-type="float">
            <text:p>0</text:p>
          </table:table-cell>
          <table:table-cell table:formula="of:=[.ET11]" office:value-type="float" office:value="0" calcext:value-type="float">
            <text:p>0</text:p>
          </table:table-cell>
          <table:table-cell table:formula="of:=[.FP11]" office:value-type="float" office:value="0" calcext:value-type="float">
            <text:p>0</text:p>
          </table:table-cell>
          <table:table-cell table:formula="of:=[.GL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R12]" office:value-type="float" office:value="5792061" calcext:value-type="float">
            <text:p>5792061</text:p>
          </table:table-cell>
          <table:table-cell table:formula="of:=[.AN12]" office:value-type="float" office:value="15130875" calcext:value-type="float">
            <text:p>15130875</text:p>
          </table:table-cell>
          <table:table-cell table:formula="of:=[.BJ12]" office:value-type="float" office:value="18769127" calcext:value-type="float">
            <text:p>18769127</text:p>
          </table:table-cell>
          <table:table-cell table:formula="of:=[.CF12]" office:value-type="float" office:value="21343494" calcext:value-type="float">
            <text:p>21343494</text:p>
          </table:table-cell>
          <table:table-cell table:formula="of:=[.DB12]" office:value-type="float" office:value="24739226" calcext:value-type="float">
            <text:p>24739226</text:p>
          </table:table-cell>
          <table:table-cell table:formula="of:=[.DX12]" office:value-type="float" office:value="27647180" calcext:value-type="float">
            <text:p>27647180</text:p>
          </table:table-cell>
          <table:table-cell table:formula="of:=[.ET12]" office:value-type="float" office:value="30737459" calcext:value-type="float">
            <text:p>30737459</text:p>
          </table:table-cell>
          <table:table-cell table:formula="of:=[.FP12]" office:value-type="float" office:value="33394260" calcext:value-type="float">
            <text:p>33394260</text:p>
          </table:table-cell>
          <table:table-cell table:formula="of:=[.GL12]" office:value-type="float" office:value="35377603" calcext:value-type="float">
            <text:p>35377603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R13]" office:value-type="float" office:value="44874567" calcext:value-type="float">
            <text:p>44874567</text:p>
          </table:table-cell>
          <table:table-cell table:formula="of:=[.AN13]" office:value-type="float" office:value="100890169" calcext:value-type="float">
            <text:p>100890169</text:p>
          </table:table-cell>
          <table:table-cell table:formula="of:=[.BJ13]" office:value-type="float" office:value="118943626" calcext:value-type="float">
            <text:p>118943626</text:p>
          </table:table-cell>
          <table:table-cell table:formula="of:=[.CF13]" office:value-type="float" office:value="140241207" calcext:value-type="float">
            <text:p>140241207</text:p>
          </table:table-cell>
          <table:table-cell table:formula="of:=[.DB13]" office:value-type="float" office:value="169709969" calcext:value-type="float">
            <text:p>169709969</text:p>
          </table:table-cell>
          <table:table-cell table:formula="of:=[.DX13]" office:value-type="float" office:value="201499130" calcext:value-type="float">
            <text:p>201499130</text:p>
          </table:table-cell>
          <table:table-cell table:formula="of:=[.ET13]" office:value-type="float" office:value="237808047" calcext:value-type="float">
            <text:p>237808047</text:p>
          </table:table-cell>
          <table:table-cell table:formula="of:=[.FP13]" office:value-type="float" office:value="277372600" calcext:value-type="float">
            <text:p>277372600</text:p>
          </table:table-cell>
          <table:table-cell table:formula="of:=[.GL13]" office:value-type="float" office:value="320108241" calcext:value-type="float">
            <text:p>320108241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string" calcext:value-type="string">
            <text:p>decryption_duration[us]</text:p>
          </table:table-cell>
          <table:table-cell table:number-columns-repeated="187"/>
        </table:table-row>
        <table:table-row table:style-name="ro1">
          <table:table-cell table:number-columns-repeated="8"/>
          <table:table-cell table:formula="of:=[.S2]" office:value-type="float" office:value="37576" calcext:value-type="float">
            <text:p>37576</text:p>
          </table:table-cell>
          <table:table-cell table:formula="of:=[.AO2]" office:value-type="float" office:value="74674" calcext:value-type="float">
            <text:p>74674</text:p>
          </table:table-cell>
          <table:table-cell table:formula="of:=[.BK2]" office:value-type="float" office:value="78867" calcext:value-type="float">
            <text:p>78867</text:p>
          </table:table-cell>
          <table:table-cell table:formula="of:=[.CG2]" office:value-type="float" office:value="95089" calcext:value-type="float">
            <text:p>95089</text:p>
          </table:table-cell>
          <table:table-cell table:formula="of:=[.DC2]" office:value-type="float" office:value="82343" calcext:value-type="float">
            <text:p>82343</text:p>
          </table:table-cell>
          <table:table-cell table:formula="of:=[.DY2]" office:value-type="float" office:value="81459" calcext:value-type="float">
            <text:p>81459</text:p>
          </table:table-cell>
          <table:table-cell table:formula="of:=[.EU2]" office:value-type="float" office:value="81745" calcext:value-type="float">
            <text:p>81745</text:p>
          </table:table-cell>
          <table:table-cell table:formula="of:=[.FQ2]" office:value-type="float" office:value="124113" calcext:value-type="float">
            <text:p>124113</text:p>
          </table:table-cell>
          <table:table-cell table:formula="of:=[.GM2]" office:value-type="float" office:value="70112" calcext:value-type="float">
            <text:p>70112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S3]" office:value-type="float" office:value="17611" calcext:value-type="float">
            <text:p>17611</text:p>
          </table:table-cell>
          <table:table-cell table:formula="of:=[.AO3]" office:value-type="float" office:value="15471" calcext:value-type="float">
            <text:p>15471</text:p>
          </table:table-cell>
          <table:table-cell table:formula="of:=[.BK3]" office:value-type="float" office:value="0" calcext:value-type="float">
            <text:p>0</text:p>
          </table:table-cell>
          <table:table-cell table:formula="of:=[.CG3]" office:value-type="float" office:value="0" calcext:value-type="float">
            <text:p>0</text:p>
          </table:table-cell>
          <table:table-cell table:formula="of:=[.DC3]" office:value-type="float" office:value="0" calcext:value-type="float">
            <text:p>0</text:p>
          </table:table-cell>
          <table:table-cell table:formula="of:=[.DY3]" office:value-type="float" office:value="0" calcext:value-type="float">
            <text:p>0</text:p>
          </table:table-cell>
          <table:table-cell table:formula="of:=[.EU3]" office:value-type="float" office:value="0" calcext:value-type="float">
            <text:p>0</text:p>
          </table:table-cell>
          <table:table-cell table:formula="of:=[.FQ3]" office:value-type="float" office:value="0" calcext:value-type="float">
            <text:p>0</text:p>
          </table:table-cell>
          <table:table-cell table:formula="of:=[.GM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S4]" office:value-type="float" office:value="40257" calcext:value-type="float">
            <text:p>40257</text:p>
          </table:table-cell>
          <table:table-cell table:formula="of:=[.AO4]" office:value-type="float" office:value="63016" calcext:value-type="float">
            <text:p>63016</text:p>
          </table:table-cell>
          <table:table-cell table:formula="of:=[.BK4]" office:value-type="float" office:value="78663" calcext:value-type="float">
            <text:p>78663</text:p>
          </table:table-cell>
          <table:table-cell table:formula="of:=[.CG4]" office:value-type="float" office:value="67473" calcext:value-type="float">
            <text:p>67473</text:p>
          </table:table-cell>
          <table:table-cell table:formula="of:=[.DC4]" office:value-type="float" office:value="69251" calcext:value-type="float">
            <text:p>69251</text:p>
          </table:table-cell>
          <table:table-cell table:formula="of:=[.DY4]" office:value-type="float" office:value="68845" calcext:value-type="float">
            <text:p>68845</text:p>
          </table:table-cell>
          <table:table-cell table:formula="of:=[.EU4]" office:value-type="float" office:value="62390" calcext:value-type="float">
            <text:p>62390</text:p>
          </table:table-cell>
          <table:table-cell table:formula="of:=[.FQ4]" office:value-type="float" office:value="66011" calcext:value-type="float">
            <text:p>66011</text:p>
          </table:table-cell>
          <table:table-cell table:formula="of:=[.GM4]" office:value-type="float" office:value="55591" calcext:value-type="float">
            <text:p>55591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S5]" office:value-type="float" office:value="9735" calcext:value-type="float">
            <text:p>9735</text:p>
          </table:table-cell>
          <table:table-cell table:formula="of:=[.AO5]" office:value-type="float" office:value="0" calcext:value-type="float">
            <text:p>0</text:p>
          </table:table-cell>
          <table:table-cell table:formula="of:=[.BK5]" office:value-type="float" office:value="0" calcext:value-type="float">
            <text:p>0</text:p>
          </table:table-cell>
          <table:table-cell table:formula="of:=[.CG5]" office:value-type="float" office:value="0" calcext:value-type="float">
            <text:p>0</text:p>
          </table:table-cell>
          <table:table-cell table:formula="of:=[.DC5]" office:value-type="float" office:value="0" calcext:value-type="float">
            <text:p>0</text:p>
          </table:table-cell>
          <table:table-cell table:formula="of:=[.DY5]" office:value-type="float" office:value="0" calcext:value-type="float">
            <text:p>0</text:p>
          </table:table-cell>
          <table:table-cell table:formula="of:=[.EU5]" office:value-type="float" office:value="0" calcext:value-type="float">
            <text:p>0</text:p>
          </table:table-cell>
          <table:table-cell table:formula="of:=[.FQ5]" office:value-type="float" office:value="0" calcext:value-type="float">
            <text:p>0</text:p>
          </table:table-cell>
          <table:table-cell table:formula="of:=[.GM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S6]" office:value-type="float" office:value="116674" calcext:value-type="float">
            <text:p>116674</text:p>
          </table:table-cell>
          <table:table-cell table:formula="of:=[.AO6]" office:value-type="float" office:value="182995" calcext:value-type="float">
            <text:p>182995</text:p>
          </table:table-cell>
          <table:table-cell table:formula="of:=[.BK6]" office:value-type="float" office:value="170366" calcext:value-type="float">
            <text:p>170366</text:p>
          </table:table-cell>
          <table:table-cell table:formula="of:=[.CG6]" office:value-type="float" office:value="212283" calcext:value-type="float">
            <text:p>212283</text:p>
          </table:table-cell>
          <table:table-cell table:formula="of:=[.DC6]" office:value-type="float" office:value="163841" calcext:value-type="float">
            <text:p>163841</text:p>
          </table:table-cell>
          <table:table-cell table:formula="of:=[.DY6]" office:value-type="float" office:value="177112" calcext:value-type="float">
            <text:p>177112</text:p>
          </table:table-cell>
          <table:table-cell table:formula="of:=[.EU6]" office:value-type="float" office:value="170651" calcext:value-type="float">
            <text:p>170651</text:p>
          </table:table-cell>
          <table:table-cell table:formula="of:=[.FQ6]" office:value-type="float" office:value="156597" calcext:value-type="float">
            <text:p>156597</text:p>
          </table:table-cell>
          <table:table-cell table:formula="of:=[.GM6]" office:value-type="float" office:value="166037" calcext:value-type="float">
            <text:p>166037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S7]" office:value-type="float" office:value="121043" calcext:value-type="float">
            <text:p>121043</text:p>
          </table:table-cell>
          <table:table-cell table:formula="of:=[.AO7]" office:value-type="float" office:value="146027" calcext:value-type="float">
            <text:p>146027</text:p>
          </table:table-cell>
          <table:table-cell table:formula="of:=[.BK7]" office:value-type="float" office:value="83507" calcext:value-type="float">
            <text:p>83507</text:p>
          </table:table-cell>
          <table:table-cell table:formula="of:=[.CG7]" office:value-type="float" office:value="58582" calcext:value-type="float">
            <text:p>58582</text:p>
          </table:table-cell>
          <table:table-cell table:formula="of:=[.DC7]" office:value-type="float" office:value="32018" calcext:value-type="float">
            <text:p>32018</text:p>
          </table:table-cell>
          <table:table-cell table:formula="of:=[.DY7]" office:value-type="float" office:value="0" calcext:value-type="float">
            <text:p>0</text:p>
          </table:table-cell>
          <table:table-cell table:formula="of:=[.EU7]" office:value-type="float" office:value="0" calcext:value-type="float">
            <text:p>0</text:p>
          </table:table-cell>
          <table:table-cell table:formula="of:=[.FQ7]" office:value-type="float" office:value="0" calcext:value-type="float">
            <text:p>0</text:p>
          </table:table-cell>
          <table:table-cell table:formula="of:=[.GM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S8]" office:value-type="float" office:value="137875" calcext:value-type="float">
            <text:p>137875</text:p>
          </table:table-cell>
          <table:table-cell table:formula="of:=[.AO8]" office:value-type="float" office:value="168302" calcext:value-type="float">
            <text:p>168302</text:p>
          </table:table-cell>
          <table:table-cell table:formula="of:=[.BK8]" office:value-type="float" office:value="164324" calcext:value-type="float">
            <text:p>164324</text:p>
          </table:table-cell>
          <table:table-cell table:formula="of:=[.CG8]" office:value-type="float" office:value="144451" calcext:value-type="float">
            <text:p>144451</text:p>
          </table:table-cell>
          <table:table-cell table:formula="of:=[.DC8]" office:value-type="float" office:value="200037" calcext:value-type="float">
            <text:p>200037</text:p>
          </table:table-cell>
          <table:table-cell table:formula="of:=[.DY8]" office:value-type="float" office:value="127249" calcext:value-type="float">
            <text:p>127249</text:p>
          </table:table-cell>
          <table:table-cell table:formula="of:=[.EU8]" office:value-type="float" office:value="130581" calcext:value-type="float">
            <text:p>130581</text:p>
          </table:table-cell>
          <table:table-cell table:formula="of:=[.FQ8]" office:value-type="float" office:value="132056" calcext:value-type="float">
            <text:p>132056</text:p>
          </table:table-cell>
          <table:table-cell table:formula="of:=[.GM8]" office:value-type="float" office:value="130610" calcext:value-type="float">
            <text:p>13061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S9]" office:value-type="float" office:value="99902" calcext:value-type="float">
            <text:p>99902</text:p>
          </table:table-cell>
          <table:table-cell table:formula="of:=[.AO9]" office:value-type="float" office:value="65189" calcext:value-type="float">
            <text:p>65189</text:p>
          </table:table-cell>
          <table:table-cell table:formula="of:=[.BK9]" office:value-type="float" office:value="40072" calcext:value-type="float">
            <text:p>40072</text:p>
          </table:table-cell>
          <table:table-cell table:formula="of:=[.CG9]" office:value-type="float" office:value="14229" calcext:value-type="float">
            <text:p>14229</text:p>
          </table:table-cell>
          <table:table-cell table:formula="of:=[.DC9]" office:value-type="float" office:value="0" calcext:value-type="float">
            <text:p>0</text:p>
          </table:table-cell>
          <table:table-cell table:formula="of:=[.DY9]" office:value-type="float" office:value="0" calcext:value-type="float">
            <text:p>0</text:p>
          </table:table-cell>
          <table:table-cell table:formula="of:=[.EU9]" office:value-type="float" office:value="0" calcext:value-type="float">
            <text:p>0</text:p>
          </table:table-cell>
          <table:table-cell table:formula="of:=[.FQ9]" office:value-type="float" office:value="0" calcext:value-type="float">
            <text:p>0</text:p>
          </table:table-cell>
          <table:table-cell table:formula="of:=[.GM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S10]" office:value-type="float" office:value="404743" calcext:value-type="float">
            <text:p>404743</text:p>
          </table:table-cell>
          <table:table-cell table:formula="of:=[.AO10]" office:value-type="float" office:value="559794" calcext:value-type="float">
            <text:p>559794</text:p>
          </table:table-cell>
          <table:table-cell table:formula="of:=[.BK10]" office:value-type="float" office:value="547026" calcext:value-type="float">
            <text:p>547026</text:p>
          </table:table-cell>
          <table:table-cell table:formula="of:=[.CG10]" office:value-type="float" office:value="515283" calcext:value-type="float">
            <text:p>515283</text:p>
          </table:table-cell>
          <table:table-cell table:formula="of:=[.DC10]" office:value-type="float" office:value="494454" calcext:value-type="float">
            <text:p>494454</text:p>
          </table:table-cell>
          <table:table-cell table:formula="of:=[.DY10]" office:value-type="float" office:value="504084" calcext:value-type="float">
            <text:p>504084</text:p>
          </table:table-cell>
          <table:table-cell table:formula="of:=[.EU10]" office:value-type="float" office:value="587172" calcext:value-type="float">
            <text:p>587172</text:p>
          </table:table-cell>
          <table:table-cell table:formula="of:=[.FQ10]" office:value-type="float" office:value="537538" calcext:value-type="float">
            <text:p>537538</text:p>
          </table:table-cell>
          <table:table-cell table:formula="of:=[.GM10]" office:value-type="float" office:value="618548" calcext:value-type="float">
            <text:p>618548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S11]" office:value-type="float" office:value="329520" calcext:value-type="float">
            <text:p>329520</text:p>
          </table:table-cell>
          <table:table-cell table:formula="of:=[.AO11]" office:value-type="float" office:value="240646" calcext:value-type="float">
            <text:p>240646</text:p>
          </table:table-cell>
          <table:table-cell table:formula="of:=[.BK11]" office:value-type="float" office:value="175327" calcext:value-type="float">
            <text:p>175327</text:p>
          </table:table-cell>
          <table:table-cell table:formula="of:=[.CG11]" office:value-type="float" office:value="109802" calcext:value-type="float">
            <text:p>109802</text:p>
          </table:table-cell>
          <table:table-cell table:formula="of:=[.DC11]" office:value-type="float" office:value="55397" calcext:value-type="float">
            <text:p>55397</text:p>
          </table:table-cell>
          <table:table-cell table:formula="of:=[.DY11]" office:value-type="float" office:value="0" calcext:value-type="float">
            <text:p>0</text:p>
          </table:table-cell>
          <table:table-cell table:formula="of:=[.EU11]" office:value-type="float" office:value="0" calcext:value-type="float">
            <text:p>0</text:p>
          </table:table-cell>
          <table:table-cell table:formula="of:=[.FQ11]" office:value-type="float" office:value="0" calcext:value-type="float">
            <text:p>0</text:p>
          </table:table-cell>
          <table:table-cell table:formula="of:=[.GM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S12]" office:value-type="float" office:value="418959" calcext:value-type="float">
            <text:p>418959</text:p>
          </table:table-cell>
          <table:table-cell table:formula="of:=[.AO12]" office:value-type="float" office:value="520351" calcext:value-type="float">
            <text:p>520351</text:p>
          </table:table-cell>
          <table:table-cell table:formula="of:=[.BK12]" office:value-type="float" office:value="494644" calcext:value-type="float">
            <text:p>494644</text:p>
          </table:table-cell>
          <table:table-cell table:formula="of:=[.CG12]" office:value-type="float" office:value="447240" calcext:value-type="float">
            <text:p>447240</text:p>
          </table:table-cell>
          <table:table-cell table:formula="of:=[.DC12]" office:value-type="float" office:value="420872" calcext:value-type="float">
            <text:p>420872</text:p>
          </table:table-cell>
          <table:table-cell table:formula="of:=[.DY12]" office:value-type="float" office:value="428416" calcext:value-type="float">
            <text:p>428416</text:p>
          </table:table-cell>
          <table:table-cell table:formula="of:=[.EU12]" office:value-type="float" office:value="427722" calcext:value-type="float">
            <text:p>427722</text:p>
          </table:table-cell>
          <table:table-cell table:formula="of:=[.FQ12]" office:value-type="float" office:value="394423" calcext:value-type="float">
            <text:p>394423</text:p>
          </table:table-cell>
          <table:table-cell table:formula="of:=[.GM12]" office:value-type="float" office:value="400973" calcext:value-type="float">
            <text:p>400973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S13]" office:value-type="float" office:value="692991" calcext:value-type="float">
            <text:p>692991</text:p>
          </table:table-cell>
          <table:table-cell table:formula="of:=[.AO13]" office:value-type="float" office:value="546584" calcext:value-type="float">
            <text:p>546584</text:p>
          </table:table-cell>
          <table:table-cell table:formula="of:=[.BK13]" office:value-type="float" office:value="443976" calcext:value-type="float">
            <text:p>443976</text:p>
          </table:table-cell>
          <table:table-cell table:formula="of:=[.CG13]" office:value-type="float" office:value="356710" calcext:value-type="float">
            <text:p>356710</text:p>
          </table:table-cell>
          <table:table-cell table:formula="of:=[.DC13]" office:value-type="float" office:value="270296" calcext:value-type="float">
            <text:p>270296</text:p>
          </table:table-cell>
          <table:table-cell table:formula="of:=[.DY13]" office:value-type="float" office:value="200143" calcext:value-type="float">
            <text:p>200143</text:p>
          </table:table-cell>
          <table:table-cell table:formula="of:=[.EU13]" office:value-type="float" office:value="126715" calcext:value-type="float">
            <text:p>126715</text:p>
          </table:table-cell>
          <table:table-cell table:formula="of:=[.FQ13]" office:value-type="float" office:value="74947" calcext:value-type="float">
            <text:p>74947</text:p>
          </table:table-cell>
          <table:table-cell table:formula="of:=[.GM13]" office:value-type="float" office:value="27561" calcext:value-type="float">
            <text:p>27561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8"/>
          <table:table-cell office:value-type="string" calcext:value-type="string">
            <text:p>accuracy</text:p>
          </table:table-cell>
          <table:table-cell table:number-columns-repeated="187"/>
        </table:table-row>
        <table:table-row table:style-name="ro1">
          <table:table-cell table:number-columns-repeated="8"/>
          <table:table-cell table:formula="of:=[.T2]" office:value-type="float" office:value="0.814159" calcext:value-type="float">
            <text:p>0.814159</text:p>
          </table:table-cell>
          <table:table-cell table:formula="of:=[.AP2]" office:value-type="float" office:value="0.973451" calcext:value-type="float">
            <text:p>0.973451</text:p>
          </table:table-cell>
          <table:table-cell table:formula="of:=[.BL2]" office:value-type="float" office:value="0.123894" calcext:value-type="float">
            <text:p>0.123894</text:p>
          </table:table-cell>
          <table:table-cell table:formula="of:=[.CH2]" office:value-type="float" office:value="0.039823" calcext:value-type="float">
            <text:p>0.039823</text:p>
          </table:table-cell>
          <table:table-cell table:formula="of:=[.DD2]" office:value-type="float" office:value="0.0265487" calcext:value-type="float">
            <text:p>0.0265487</text:p>
          </table:table-cell>
          <table:table-cell table:formula="of:=[.DZ2]" office:value-type="float" office:value="0.0309735" calcext:value-type="float">
            <text:p>0.0309735</text:p>
          </table:table-cell>
          <table:table-cell table:formula="of:=[.EV2]" office:value-type="float" office:value="0.0774336" calcext:value-type="float">
            <text:p>0.0774336</text:p>
          </table:table-cell>
          <table:table-cell table:formula="of:=[.FR2]" office:value-type="float" office:value="0.0553097" calcext:value-type="float">
            <text:p>0.0553097</text:p>
          </table:table-cell>
          <table:table-cell table:formula="of:=[.GN2]" office:value-type="float" office:value="0.542035" calcext:value-type="float">
            <text:p>0.542035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T3]" office:value-type="float" office:value="0.811947" calcext:value-type="float">
            <text:p>0.811947</text:p>
          </table:table-cell>
          <table:table-cell table:formula="of:=[.AP3]" office:value-type="float" office:value="0.971239" calcext:value-type="float">
            <text:p>0.971239</text:p>
          </table:table-cell>
          <table:table-cell table:formula="of:=[.BL3]" office:value-type="float" office:value="0" calcext:value-type="float">
            <text:p>0</text:p>
          </table:table-cell>
          <table:table-cell table:formula="of:=[.CH3]" office:value-type="float" office:value="0" calcext:value-type="float">
            <text:p>0</text:p>
          </table:table-cell>
          <table:table-cell table:formula="of:=[.DD3]" office:value-type="float" office:value="0" calcext:value-type="float">
            <text:p>0</text:p>
          </table:table-cell>
          <table:table-cell table:formula="of:=[.DZ3]" office:value-type="float" office:value="0" calcext:value-type="float">
            <text:p>0</text:p>
          </table:table-cell>
          <table:table-cell table:formula="of:=[.EV3]" office:value-type="float" office:value="0" calcext:value-type="float">
            <text:p>0</text:p>
          </table:table-cell>
          <table:table-cell table:formula="of:=[.FR3]" office:value-type="float" office:value="0" calcext:value-type="float">
            <text:p>0</text:p>
          </table:table-cell>
          <table:table-cell table:formula="of:=[.GN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T4]" office:value-type="float" office:value="0.811947" calcext:value-type="float">
            <text:p>0.811947</text:p>
          </table:table-cell>
          <table:table-cell table:formula="of:=[.AP4]" office:value-type="float" office:value="0.0420354" calcext:value-type="float">
            <text:p>0.0420354</text:p>
          </table:table-cell>
          <table:table-cell table:formula="of:=[.BL4]" office:value-type="float" office:value="0.0309735" calcext:value-type="float">
            <text:p>0.0309735</text:p>
          </table:table-cell>
          <table:table-cell table:formula="of:=[.CH4]" office:value-type="float" office:value="0.0575221" calcext:value-type="float">
            <text:p>0.0575221</text:p>
          </table:table-cell>
          <table:table-cell table:formula="of:=[.DD4]" office:value-type="float" office:value="0.0597345" calcext:value-type="float">
            <text:p>0.0597345</text:p>
          </table:table-cell>
          <table:table-cell table:formula="of:=[.DZ4]" office:value-type="float" office:value="0.542035" calcext:value-type="float">
            <text:p>0.542035</text:p>
          </table:table-cell>
          <table:table-cell table:formula="of:=[.EV4]" office:value-type="float" office:value="0.542035" calcext:value-type="float">
            <text:p>0.542035</text:p>
          </table:table-cell>
          <table:table-cell table:formula="of:=[.FR4]" office:value-type="float" office:value="0.542035" calcext:value-type="float">
            <text:p>0.542035</text:p>
          </table:table-cell>
          <table:table-cell table:formula="of:=[.GN4]" office:value-type="float" office:value="0.542035" calcext:value-type="float">
            <text:p>0.542035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T5]" office:value-type="float" office:value="0.811947" calcext:value-type="float">
            <text:p>0.811947</text:p>
          </table:table-cell>
          <table:table-cell table:formula="of:=[.AP5]" office:value-type="float" office:value="0" calcext:value-type="float">
            <text:p>0</text:p>
          </table:table-cell>
          <table:table-cell table:formula="of:=[.BL5]" office:value-type="float" office:value="0" calcext:value-type="float">
            <text:p>0</text:p>
          </table:table-cell>
          <table:table-cell table:formula="of:=[.CH5]" office:value-type="float" office:value="0" calcext:value-type="float">
            <text:p>0</text:p>
          </table:table-cell>
          <table:table-cell table:formula="of:=[.DD5]" office:value-type="float" office:value="0" calcext:value-type="float">
            <text:p>0</text:p>
          </table:table-cell>
          <table:table-cell table:formula="of:=[.DZ5]" office:value-type="float" office:value="0" calcext:value-type="float">
            <text:p>0</text:p>
          </table:table-cell>
          <table:table-cell table:formula="of:=[.EV5]" office:value-type="float" office:value="0" calcext:value-type="float">
            <text:p>0</text:p>
          </table:table-cell>
          <table:table-cell table:formula="of:=[.FR5]" office:value-type="float" office:value="0" calcext:value-type="float">
            <text:p>0</text:p>
          </table:table-cell>
          <table:table-cell table:formula="of:=[.GN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T6]" office:value-type="float" office:value="0.811947" calcext:value-type="float">
            <text:p>0.811947</text:p>
          </table:table-cell>
          <table:table-cell table:formula="of:=[.AP6]" office:value-type="float" office:value="0.971239" calcext:value-type="float">
            <text:p>0.971239</text:p>
          </table:table-cell>
          <table:table-cell table:formula="of:=[.BL6]" office:value-type="float" office:value="0.913717" calcext:value-type="float">
            <text:p>0.913717</text:p>
          </table:table-cell>
          <table:table-cell table:formula="of:=[.CH6]" office:value-type="float" office:value="0.0420354" calcext:value-type="float">
            <text:p>0.0420354</text:p>
          </table:table-cell>
          <table:table-cell table:formula="of:=[.DD6]" office:value-type="float" office:value="0.0486726" calcext:value-type="float">
            <text:p>0.0486726</text:p>
          </table:table-cell>
          <table:table-cell table:formula="of:=[.DZ6]" office:value-type="float" office:value="0.050885" calcext:value-type="float">
            <text:p>0.050885</text:p>
          </table:table-cell>
          <table:table-cell table:formula="of:=[.EV6]" office:value-type="float" office:value="0.103982" calcext:value-type="float">
            <text:p>0.103982</text:p>
          </table:table-cell>
          <table:table-cell table:formula="of:=[.FR6]" office:value-type="float" office:value="0.0818584" calcext:value-type="float">
            <text:p>0.0818584</text:p>
          </table:table-cell>
          <table:table-cell table:formula="of:=[.GN6]" office:value-type="float" office:value="0.347345" calcext:value-type="float">
            <text:p>0.347345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T7]" office:value-type="float" office:value="0.811947" calcext:value-type="float">
            <text:p>0.811947</text:p>
          </table:table-cell>
          <table:table-cell table:formula="of:=[.AP7]" office:value-type="float" office:value="0.975664" calcext:value-type="float">
            <text:p>0.975664</text:p>
          </table:table-cell>
          <table:table-cell table:formula="of:=[.BL7]" office:value-type="float" office:value="0.973451" calcext:value-type="float">
            <text:p>0.973451</text:p>
          </table:table-cell>
          <table:table-cell table:formula="of:=[.CH7]" office:value-type="float" office:value="1" calcext:value-type="float">
            <text:p>1</text:p>
          </table:table-cell>
          <table:table-cell table:formula="of:=[.DD7]" office:value-type="float" office:value="0.590708" calcext:value-type="float">
            <text:p>0.590708</text:p>
          </table:table-cell>
          <table:table-cell table:formula="of:=[.DZ7]" office:value-type="float" office:value="0" calcext:value-type="float">
            <text:p>0</text:p>
          </table:table-cell>
          <table:table-cell table:formula="of:=[.EV7]" office:value-type="float" office:value="0" calcext:value-type="float">
            <text:p>0</text:p>
          </table:table-cell>
          <table:table-cell table:formula="of:=[.FR7]" office:value-type="float" office:value="0" calcext:value-type="float">
            <text:p>0</text:p>
          </table:table-cell>
          <table:table-cell table:formula="of:=[.GN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T8]" office:value-type="float" office:value="0.811947" calcext:value-type="float">
            <text:p>0.811947</text:p>
          </table:table-cell>
          <table:table-cell table:formula="of:=[.AP8]" office:value-type="float" office:value="0.975664" calcext:value-type="float">
            <text:p>0.975664</text:p>
          </table:table-cell>
          <table:table-cell table:formula="of:=[.BL8]" office:value-type="float" office:value="0.973451" calcext:value-type="float">
            <text:p>0.973451</text:p>
          </table:table-cell>
          <table:table-cell table:formula="of:=[.CH8]" office:value-type="float" office:value="0.800885" calcext:value-type="float">
            <text:p>0.800885</text:p>
          </table:table-cell>
          <table:table-cell table:formula="of:=[.DD8]" office:value-type="float" office:value="0.039823" calcext:value-type="float">
            <text:p>0.039823</text:p>
          </table:table-cell>
          <table:table-cell table:formula="of:=[.DZ8]" office:value-type="float" office:value="0.0774336" calcext:value-type="float">
            <text:p>0.0774336</text:p>
          </table:table-cell>
          <table:table-cell table:formula="of:=[.EV8]" office:value-type="float" office:value="0.0575221" calcext:value-type="float">
            <text:p>0.0575221</text:p>
          </table:table-cell>
          <table:table-cell table:formula="of:=[.FR8]" office:value-type="float" office:value="0.0331858" calcext:value-type="float">
            <text:p>0.0331858</text:p>
          </table:table-cell>
          <table:table-cell table:formula="of:=[.GN8]" office:value-type="float" office:value="0.289823" calcext:value-type="float">
            <text:p>0.289823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T9]" office:value-type="float" office:value="0.811947" calcext:value-type="float">
            <text:p>0.811947</text:p>
          </table:table-cell>
          <table:table-cell table:formula="of:=[.AP9]" office:value-type="float" office:value="0.975664" calcext:value-type="float">
            <text:p>0.975664</text:p>
          </table:table-cell>
          <table:table-cell table:formula="of:=[.BL9]" office:value-type="float" office:value="0.973451" calcext:value-type="float">
            <text:p>0.973451</text:p>
          </table:table-cell>
          <table:table-cell table:formula="of:=[.CH9]" office:value-type="float" office:value="1" calcext:value-type="float">
            <text:p>1</text:p>
          </table:table-cell>
          <table:table-cell table:formula="of:=[.DD9]" office:value-type="float" office:value="0" calcext:value-type="float">
            <text:p>0</text:p>
          </table:table-cell>
          <table:table-cell table:formula="of:=[.DZ9]" office:value-type="float" office:value="0" calcext:value-type="float">
            <text:p>0</text:p>
          </table:table-cell>
          <table:table-cell table:formula="of:=[.EV9]" office:value-type="float" office:value="0" calcext:value-type="float">
            <text:p>0</text:p>
          </table:table-cell>
          <table:table-cell table:formula="of:=[.FR9]" office:value-type="float" office:value="0" calcext:value-type="float">
            <text:p>0</text:p>
          </table:table-cell>
          <table:table-cell table:formula="of:=[.GN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T10]" office:value-type="float" office:value="0.811947" calcext:value-type="float">
            <text:p>0.811947</text:p>
          </table:table-cell>
          <table:table-cell table:formula="of:=[.AP10]" office:value-type="float" office:value="0.973451" calcext:value-type="float">
            <text:p>0.973451</text:p>
          </table:table-cell>
          <table:table-cell table:formula="of:=[.BL10]" office:value-type="float" office:value="0.935841" calcext:value-type="float">
            <text:p>0.935841</text:p>
          </table:table-cell>
          <table:table-cell table:formula="of:=[.CH10]" office:value-type="float" office:value="0.0309735" calcext:value-type="float">
            <text:p>0.0309735</text:p>
          </table:table-cell>
          <table:table-cell table:formula="of:=[.DD10]" office:value-type="float" office:value="0.050885" calcext:value-type="float">
            <text:p>0.050885</text:p>
          </table:table-cell>
          <table:table-cell table:formula="of:=[.DZ10]" office:value-type="float" office:value="0.112832" calcext:value-type="float">
            <text:p>0.112832</text:p>
          </table:table-cell>
          <table:table-cell table:formula="of:=[.EV10]" office:value-type="float" office:value="0.0530973" calcext:value-type="float">
            <text:p>0.0530973</text:p>
          </table:table-cell>
          <table:table-cell table:formula="of:=[.FR10]" office:value-type="float" office:value="0.0530973" calcext:value-type="float">
            <text:p>0.0530973</text:p>
          </table:table-cell>
          <table:table-cell table:formula="of:=[.GN10]" office:value-type="float" office:value="0.325221" calcext:value-type="float">
            <text:p>0.325221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T11]" office:value-type="float" office:value="0.811947" calcext:value-type="float">
            <text:p>0.811947</text:p>
          </table:table-cell>
          <table:table-cell table:formula="of:=[.AP11]" office:value-type="float" office:value="0.975664" calcext:value-type="float">
            <text:p>0.975664</text:p>
          </table:table-cell>
          <table:table-cell table:formula="of:=[.BL11]" office:value-type="float" office:value="0.973451" calcext:value-type="float">
            <text:p>0.973451</text:p>
          </table:table-cell>
          <table:table-cell table:formula="of:=[.CH11]" office:value-type="float" office:value="1" calcext:value-type="float">
            <text:p>1</text:p>
          </table:table-cell>
          <table:table-cell table:formula="of:=[.DD11]" office:value-type="float" office:value="0.588496" calcext:value-type="float">
            <text:p>0.588496</text:p>
          </table:table-cell>
          <table:table-cell table:formula="of:=[.DZ11]" office:value-type="float" office:value="0" calcext:value-type="float">
            <text:p>0</text:p>
          </table:table-cell>
          <table:table-cell table:formula="of:=[.EV11]" office:value-type="float" office:value="0" calcext:value-type="float">
            <text:p>0</text:p>
          </table:table-cell>
          <table:table-cell table:formula="of:=[.FR11]" office:value-type="float" office:value="0" calcext:value-type="float">
            <text:p>0</text:p>
          </table:table-cell>
          <table:table-cell table:formula="of:=[.GN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T12]" office:value-type="float" office:value="0.811947" calcext:value-type="float">
            <text:p>0.811947</text:p>
          </table:table-cell>
          <table:table-cell table:formula="of:=[.AP12]" office:value-type="float" office:value="0.975664" calcext:value-type="float">
            <text:p>0.975664</text:p>
          </table:table-cell>
          <table:table-cell table:formula="of:=[.BL12]" office:value-type="float" office:value="0.973451" calcext:value-type="float">
            <text:p>0.973451</text:p>
          </table:table-cell>
          <table:table-cell table:formula="of:=[.CH12]" office:value-type="float" office:value="0.112832" calcext:value-type="float">
            <text:p>0.112832</text:p>
          </table:table-cell>
          <table:table-cell table:formula="of:=[.DD12]" office:value-type="float" office:value="0.0154867" calcext:value-type="float">
            <text:p>0.0154867</text:p>
          </table:table-cell>
          <table:table-cell table:formula="of:=[.DZ12]" office:value-type="float" office:value="0.0420354" calcext:value-type="float">
            <text:p>0.0420354</text:p>
          </table:table-cell>
          <table:table-cell table:formula="of:=[.EV12]" office:value-type="float" office:value="0.0442478" calcext:value-type="float">
            <text:p>0.0442478</text:p>
          </table:table-cell>
          <table:table-cell table:formula="of:=[.FR12]" office:value-type="float" office:value="0.0663717" calcext:value-type="float">
            <text:p>0.0663717</text:p>
          </table:table-cell>
          <table:table-cell table:formula="of:=[.GN12]" office:value-type="float" office:value="0.29646" calcext:value-type="float">
            <text:p>0.29646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formula="of:=[.T13]" office:value-type="float" office:value="0.811947" calcext:value-type="float">
            <text:p>0.811947</text:p>
          </table:table-cell>
          <table:table-cell table:formula="of:=[.AP13]" office:value-type="float" office:value="0.975664" calcext:value-type="float">
            <text:p>0.975664</text:p>
          </table:table-cell>
          <table:table-cell table:formula="of:=[.BL13]" office:value-type="float" office:value="0.973451" calcext:value-type="float">
            <text:p>0.973451</text:p>
          </table:table-cell>
          <table:table-cell table:formula="of:=[.CH13]" office:value-type="float" office:value="1" calcext:value-type="float">
            <text:p>1</text:p>
          </table:table-cell>
          <table:table-cell table:formula="of:=[.DD13]" office:value-type="float" office:value="0.590708" calcext:value-type="float">
            <text:p>0.590708</text:p>
          </table:table-cell>
          <table:table-cell table:formula="of:=[.DZ13]" office:value-type="float" office:value="0.701327" calcext:value-type="float">
            <text:p>0.701327</text:p>
          </table:table-cell>
          <table:table-cell table:formula="of:=[.EV13]" office:value-type="float" office:value="0.581858" calcext:value-type="float">
            <text:p>0.581858</text:p>
          </table:table-cell>
          <table:table-cell table:formula="of:=[.FR13]" office:value-type="float" office:value="0.544248" calcext:value-type="float">
            <text:p>0.544248</text:p>
          </table:table-cell>
          <table:table-cell table:formula="of:=[.GN13]" office:value-type="float" office:value="0.544248" calcext:value-type="float">
            <text:p>0.544248</text:p>
          </table:table-cell>
          <table:table-cell table:number-columns-repeated="1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00:07:24.2841666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00:27:40.471019243</dc:date>
    <meta:editing-duration>PT40M45S</meta:editing-duration>
    <meta:editing-cycles>11</meta:editing-cycles>
    <meta:generator>LibreOffice/7.3.3.2$Linux_X86_64 LibreOffice_project/30$Build-2</meta:generator>
    <meta:document-statistic meta:table-count="1" meta:cell-count="25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3cm" svg:height="8.975cm" xlink:href=".." xlink:type="simple" chart:class="chart:bar" chart:style-name="ch1">
        <chart:legend chart:legend-position="end" svg:x="14.12cm" svg:y="1.449cm" style:legend-expansion="high" chart:style-name="ch2"/>
        <chart:plot-area chart:style-name="ch3" table:cell-range-address="3_nn_test_averages.I15:3_nn_test_averages.Q15 3_nn_test_averages.I17:3_nn_test_averages.Q28" chart:data-source-has-labels="row" svg:x="0.32cm" svg:y="0.179cm" svg:width="13.48cm" svg:height="8.617cm">
          <chart:coordinate-region svg:x="1.497cm" svg:y="0.379cm" svg:width="12.303cm" svg:height="7.77cm"/>
          <chart:axis chart:dimension="x" chart:name="primary-x" chart:style-name="ch4" chartooo:axis-type="auto">
            <chartooo:date-scale/>
            <chart:categories table:cell-range-address="3_nn_test_averages.I15:3_nn_test_averages.Q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_nn_test_averages.I17:3_nn_test_averages.Q17" chart:class="chart:bar">
            <chart:data-point chart:repeated="9"/>
          </chart:series>
          <chart:series chart:style-name="ch8" chart:values-cell-range-address="3_nn_test_averages.I18:3_nn_test_averages.Q18" chart:class="chart:bar">
            <chart:data-point chart:repeated="9"/>
          </chart:series>
          <chart:series chart:style-name="ch9" chart:values-cell-range-address="3_nn_test_averages.I19:3_nn_test_averages.Q19" chart:class="chart:bar">
            <chart:data-point chart:repeated="9"/>
          </chart:series>
          <chart:series chart:style-name="ch10" chart:values-cell-range-address="3_nn_test_averages.I20:3_nn_test_averages.Q20" chart:class="chart:bar">
            <chart:data-point chart:repeated="9"/>
          </chart:series>
          <chart:series chart:style-name="ch11" chart:values-cell-range-address="3_nn_test_averages.I21:3_nn_test_averages.Q21" chart:class="chart:bar">
            <chart:data-point chart:repeated="9"/>
          </chart:series>
          <chart:series chart:style-name="ch12" chart:values-cell-range-address="3_nn_test_averages.I22:3_nn_test_averages.Q22" chart:class="chart:bar">
            <chart:data-point chart:repeated="9"/>
          </chart:series>
          <chart:series chart:style-name="ch13" chart:values-cell-range-address="3_nn_test_averages.I23:3_nn_test_averages.Q23" chart:class="chart:bar">
            <chart:data-point chart:repeated="9"/>
          </chart:series>
          <chart:series chart:style-name="ch14" chart:values-cell-range-address="3_nn_test_averages.I24:3_nn_test_averages.Q24" chart:class="chart:bar">
            <chart:data-point chart:repeated="9"/>
          </chart:series>
          <chart:series chart:style-name="ch15" chart:values-cell-range-address="3_nn_test_averages.I25:3_nn_test_averages.Q25" chart:class="chart:bar">
            <chart:data-point chart:repeated="9"/>
          </chart:series>
          <chart:series chart:style-name="ch16" chart:values-cell-range-address="3_nn_test_averages.I26:3_nn_test_averages.Q26" chart:class="chart:bar">
            <chart:data-point chart:repeated="9"/>
          </chart:series>
          <chart:series chart:style-name="ch17" chart:values-cell-range-address="3_nn_test_averages.I27:3_nn_test_averages.Q27" chart:class="chart:bar">
            <chart:data-point chart:repeated="9"/>
          </chart:series>
          <chart:series chart:style-name="ch18" chart:values-cell-range-address="3_nn_test_averages.I28:3_nn_test_averages.Q28" chart:class="chart:ba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I15:3_nn_test_averages.Q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97.008">
                <text:p>697.008</text:p>
                <draw:g>
                  <svg:desc>3_nn_test_averages.I17:3_nn_test_averages.Q17</svg:desc>
                </draw:g>
              </table:table-cell>
              <table:table-cell office:value-type="float" office:value="696.953">
                <text:p>696.953</text:p>
              </table:table-cell>
              <table:table-cell office:value-type="float" office:value="696.965">
                <text:p>696.965</text:p>
              </table:table-cell>
              <table:table-cell office:value-type="float" office:value="697.035">
                <text:p>697.035</text:p>
              </table:table-cell>
              <table:table-cell office:value-type="float" office:value="697.043">
                <text:p>697.043</text:p>
              </table:table-cell>
              <table:table-cell office:value-type="float" office:value="697.051">
                <text:p>697.051</text:p>
              </table:table-cell>
              <table:table-cell office:value-type="float" office:value="696.996">
                <text:p>696.996</text:p>
              </table:table-cell>
              <table:table-cell office:value-type="float" office:value="697.008">
                <text:p>697.008</text:p>
              </table:table-cell>
              <table:table-cell office:value-type="float" office:value="697.016">
                <text:p>697.016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947.207">
                <text:p>947.207</text:p>
                <draw:g>
                  <svg:desc>3_nn_test_averages.I18:3_nn_test_averages.Q18</svg:desc>
                </draw:g>
              </table:table-cell>
              <table:table-cell office:value-type="float" office:value="1008.37">
                <text:p>1008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696.727">
                <text:p>696.727</text:p>
                <draw:g>
                  <svg:desc>3_nn_test_averages.I19:3_nn_test_averages.Q19</svg:desc>
                </draw:g>
              </table:table-cell>
              <table:table-cell office:value-type="float" office:value="696.793">
                <text:p>696.793</text:p>
              </table:table-cell>
              <table:table-cell office:value-type="float" office:value="696.867">
                <text:p>696.867</text:p>
              </table:table-cell>
              <table:table-cell office:value-type="float" office:value="696.812">
                <text:p>696.812</text:p>
              </table:table-cell>
              <table:table-cell office:value-type="float" office:value="696.883">
                <text:p>696.883</text:p>
              </table:table-cell>
              <table:table-cell office:value-type="float" office:value="696.832">
                <text:p>696.832</text:p>
              </table:table-cell>
              <table:table-cell office:value-type="float" office:value="696.902">
                <text:p>696.902</text:p>
              </table:table-cell>
              <table:table-cell office:value-type="float" office:value="696.848">
                <text:p>696.848</text:p>
              </table:table-cell>
              <table:table-cell office:value-type="float" office:value="696.855">
                <text:p>696.855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801.641">
                <text:p>801.641</text:p>
                <draw:g>
                  <svg:desc>3_nn_test_averages.I20:3_nn_test_averages.Q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1368.75">
                <text:p>1368.75</text:p>
                <draw:g>
                  <svg:desc>3_nn_test_averages.I21:3_nn_test_averages.Q21</svg:desc>
                </draw:g>
              </table:table-cell>
              <table:table-cell office:value-type="float" office:value="1368.63">
                <text:p>1368.63</text:p>
              </table:table-cell>
              <table:table-cell office:value-type="float" office:value="1368.64">
                <text:p>1368.64</text:p>
              </table:table-cell>
              <table:table-cell office:value-type="float" office:value="1368.65">
                <text:p>1368.65</text:p>
              </table:table-cell>
              <table:table-cell office:value-type="float" office:value="1368.79">
                <text:p>1368.79</text:p>
              </table:table-cell>
              <table:table-cell office:value-type="float" office:value="1368.67">
                <text:p>1368.67</text:p>
              </table:table-cell>
              <table:table-cell office:value-type="float" office:value="1368.68">
                <text:p>1368.68</text:p>
              </table:table-cell>
              <table:table-cell office:value-type="float" office:value="1368.68">
                <text:p>1368.68</text:p>
              </table:table-cell>
              <table:table-cell office:value-type="float" office:value="1368.82">
                <text:p>1368.82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2431.48">
                <text:p>2431.48</text:p>
                <draw:g>
                  <svg:desc>3_nn_test_averages.I22:3_nn_test_averages.Q22</svg:desc>
                </draw:g>
              </table:table-cell>
              <table:table-cell office:value-type="float" office:value="2711.29">
                <text:p>2711.29</text:p>
              </table:table-cell>
              <table:table-cell office:value-type="float" office:value="2975.46">
                <text:p>2975.46</text:p>
              </table:table-cell>
              <table:table-cell office:value-type="float" office:value="2992.22">
                <text:p>2992.22</text:p>
              </table:table-cell>
              <table:table-cell office:value-type="float" office:value="3119.22">
                <text:p>3119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1368.5">
                <text:p>1368.5</text:p>
                <draw:g>
                  <svg:desc>3_nn_test_averages.I23:3_nn_test_averages.Q23</svg:desc>
                </draw:g>
              </table:table-cell>
              <table:table-cell office:value-type="float" office:value="1368.64">
                <text:p>1368.64</text:p>
              </table:table-cell>
              <table:table-cell office:value-type="float" office:value="1368.64">
                <text:p>1368.64</text:p>
              </table:table-cell>
              <table:table-cell office:value-type="float" office:value="1368.53">
                <text:p>1368.53</text:p>
              </table:table-cell>
              <table:table-cell office:value-type="float" office:value="1368.79">
                <text:p>1368.79</text:p>
              </table:table-cell>
              <table:table-cell office:value-type="float" office:value="1368.67">
                <text:p>1368.67</text:p>
              </table:table-cell>
              <table:table-cell office:value-type="float" office:value="1368.55">
                <text:p>1368.55</text:p>
              </table:table-cell>
              <table:table-cell office:value-type="float" office:value="1368.56">
                <text:p>1368.56</text:p>
              </table:table-cell>
              <table:table-cell office:value-type="float" office:value="1368.45">
                <text:p>1368.45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1810.95">
                <text:p>1810.95</text:p>
                <draw:g>
                  <svg:desc>3_nn_test_averages.I24:3_nn_test_averages.Q24</svg:desc>
                </draw:g>
              </table:table-cell>
              <table:table-cell office:value-type="float" office:value="2015.51">
                <text:p>2015.51</text:p>
              </table:table-cell>
              <table:table-cell office:value-type="float" office:value="2137.55">
                <text:p>2137.55</text:p>
              </table:table-cell>
              <table:table-cell office:value-type="float" office:value="2141">
                <text:p>2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3773.77">
                <text:p>3773.77</text:p>
                <draw:g>
                  <svg:desc>3_nn_test_averages.I25:3_nn_test_averages.Q25</svg:desc>
                </draw:g>
              </table:table-cell>
              <table:table-cell office:value-type="float" office:value="3773.78">
                <text:p>3773.78</text:p>
              </table:table-cell>
              <table:table-cell office:value-type="float" office:value="4285.79">
                <text:p>4285.79</text:p>
              </table:table-cell>
              <table:table-cell office:value-type="float" office:value="4285.8">
                <text:p>4285.8</text:p>
              </table:table-cell>
              <table:table-cell office:value-type="float" office:value="4797.8">
                <text:p>4797.8</text:p>
              </table:table-cell>
              <table:table-cell office:value-type="float" office:value="4797.81">
                <text:p>4797.81</text:p>
              </table:table-cell>
              <table:table-cell office:value-type="float" office:value="4925.82">
                <text:p>4925.82</text:p>
              </table:table-cell>
              <table:table-cell office:value-type="float" office:value="5309.83">
                <text:p>5309.83</text:p>
              </table:table-cell>
              <table:table-cell office:value-type="float" office:value="5309.84">
                <text:p>5309.84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4076.96">
                <text:p>4076.96</text:p>
                <draw:g>
                  <svg:desc>3_nn_test_averages.I26:3_nn_test_averages.Q26</svg:desc>
                </draw:g>
              </table:table-cell>
              <table:table-cell office:value-type="float" office:value="4636.51">
                <text:p>4636.51</text:p>
              </table:table-cell>
              <table:table-cell office:value-type="float" office:value="5140.8">
                <text:p>5140.8</text:p>
              </table:table-cell>
              <table:table-cell office:value-type="float" office:value="5165.31">
                <text:p>5165.31</text:p>
              </table:table-cell>
              <table:table-cell office:value-type="float" office:value="5461.32">
                <text:p>546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773.04">
                <text:p>3773.04</text:p>
                <draw:g>
                  <svg:desc>3_nn_test_averages.I27:3_nn_test_averages.Q27</svg:desc>
                </draw:g>
              </table:table-cell>
              <table:table-cell office:value-type="float" office:value="3773.04">
                <text:p>3773.04</text:p>
              </table:table-cell>
              <table:table-cell office:value-type="float" office:value="4285.05">
                <text:p>4285.05</text:p>
              </table:table-cell>
              <table:table-cell office:value-type="float" office:value="4285.06">
                <text:p>4285.06</text:p>
              </table:table-cell>
              <table:table-cell office:value-type="float" office:value="4349.07">
                <text:p>4349.07</text:p>
              </table:table-cell>
              <table:table-cell office:value-type="float" office:value="4797.08">
                <text:p>4797.08</text:p>
              </table:table-cell>
              <table:table-cell office:value-type="float" office:value="4797.09">
                <text:p>4797.09</text:p>
              </table:table-cell>
              <table:table-cell office:value-type="float" office:value="4797.09">
                <text:p>4797.09</text:p>
              </table:table-cell>
              <table:table-cell office:value-type="float" office:value="5309.1">
                <text:p>5309.1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6874.64">
                <text:p>6874.64</text:p>
                <draw:g>
                  <svg:desc>3_nn_test_averages.I28:3_nn_test_averages.Q28</svg:desc>
                </draw:g>
              </table:table-cell>
              <table:table-cell office:value-type="float" office:value="7824.95">
                <text:p>7824.95</text:p>
              </table:table-cell>
              <table:table-cell office:value-type="float" office:value="8880.77">
                <text:p>8880.77</text:p>
              </table:table-cell>
              <table:table-cell office:value-type="float" office:value="9372.59">
                <text:p>9372.59</text:p>
              </table:table-cell>
              <table:table-cell office:value-type="float" office:value="9960.36">
                <text:p>9960.36</text:p>
              </table:table-cell>
              <table:table-cell office:value-type="float" office:value="10457.4">
                <text:p>10457.4</text:p>
              </table:table-cell>
              <table:table-cell office:value-type="float" office:value="10542.1">
                <text:p>10542.1</text:p>
              </table:table-cell>
              <table:table-cell office:value-type="float" office:value="11028.9">
                <text:p>11028.9</text:p>
              </table:table-cell>
              <table:table-cell office:value-type="float" office:value="11127.6">
                <text:p>1112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